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18F511F444C.jpg"/>
  <manifest:file-entry manifest:media-type="image/jpeg" manifest:full-path="Pictures/100000000000025800000190B2D562F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fadeColor="#000000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 smil:fadeColor="#000000"/>
    </style:style>
    <style:style style:name="gr1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3d:horizontal-segments="4" dr3d:vertical-segments="13" dr3d:backface-culling="disabled" dr3d:close-front="true" dr3d:close-back="true"/>
    </style:style>
    <style:style style:name="gr5" style:family="graphic" style:parent-style-name="standard">
      <style:graphic-properties draw:stroke="none"/>
    </style:style>
    <style:style style:name="gr6" style:family="graphic" style:parent-style-name="standard">
      <style:graphic-properties draw:stroke="none" dr3d:vertical-segments="23" dr3d:backface-culling="disabled" dr3d:close-front="true" dr3d:close-back="true"/>
    </style:style>
    <style:style style:name="gr7" style:family="graphic" style:parent-style-name="standard">
      <style:graphic-properties draw:stroke="none" dr3d:vertical-segments="16" dr3d:close-front="true" dr3d:close-back="true"/>
    </style:style>
    <style:style style:name="gr8" style:family="graphic" style:parent-style-name="standard">
      <style:graphic-properties draw:stroke="none" dr3d:vertical-segments="15" dr3d:backface-culling="disabled" dr3d:close-front="true" dr3d:close-back="true"/>
    </style:style>
    <style:style style:name="gr9" style:family="graphic" style:parent-style-name="standard">
      <style:graphic-properties draw:stroke="none" dr3d:vertical-segments="31" dr3d:backface-culling="disabled" dr3d:close-front="true" dr3d:close-back="true"/>
    </style:style>
    <style:style style:name="gr10" style:family="graphic" style:parent-style-name="standard">
      <style:graphic-properties draw:fill-color="#ffff99" draw:textarea-horizontal-align="center" draw:textarea-vertical-align="middle"/>
    </style:style>
    <style:style style:name="gr11" style:family="graphic" style:parent-style-name="standard">
      <style:graphic-properties draw:fill-color="#ffff99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textarea-horizontal-align="center" draw:textarea-vertical-align="middle" fo:wrap-option="no-wrap"/>
    </style:style>
    <style:style style:name="gr13" style:family="graphic" style:parent-style-name="standard">
      <style:graphic-properties draw:marker-start="Circle" draw:marker-start-width="0.3cm" draw:textarea-horizontal-align="center" draw:textarea-vertical-align="middle" fo:wrap-option="no-wrap"/>
    </style:style>
    <style:style style:name="gr14" style:family="graphic" style:parent-style-name="standard">
      <style:graphic-properties draw:textarea-horizontal-align="center" draw:textarea-vertical-align="middle" fo:wrap-option="no-wrap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.6cm" fo:margin-right="0cm" fo:text-indent="-0.6cm" style:writing-mode="lr-tb"/>
    </style:style>
    <style:style style:name="P4" style:family="paragraph">
      <style:paragraph-properties fo:margin-left="1.2cm" fo:margin-right="0cm" fo:text-indent="-0.9cm" style:writing-mode="lr-tb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fo:font-family="'Times New Roman'" style:font-family-generic="roman" style:font-pitch="variable" fo:font-size="24pt" fo:font-style="normal" fo:text-shadow="none" style:text-underline-style="none" style:text-underline-type="none" style:text-underline-width="none" fo:font-weight="normal" style:font-family-asian="SimSun-18030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fo:font-family="'Times New Roman'" style:font-family-generic="roman" style:font-pitch="variable" fo:font-size="24pt" fo:font-style="normal" fo:text-shadow="none" fo:font-weight="normal" style:font-family-asian="SimSun-18030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id1" draw:master-page-name="Default" presentation:presentation-page-layout-name="AL1T0">
        <draw:frame draw:name="Title text1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Text Frame1" presentation:style-name="pr2" draw:text-style-name="P1" draw:layer="layout" svg:width="23.912cm" svg:height="13.231cm" svg:x="2.058cm" svg:y="5.838cm" presentation:class="subtitle" presentation:placeholder="true">
          <draw:text-box/>
        </draw:frame>
        <draw:frame draw:name="Bitmap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id2" draw:master-page-name="Default" presentation:presentation-page-layout-name="AL2T1">
        <draw:frame draw:name="Title text2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1" presentation:style-name="pr4" draw:text-style-name="P4" draw:layer="layout" svg:width="23.912cm" svg:height="13.231cm" svg:x="2.058cm" svg:y="5.838cm" presentation:class="outline" presentation:placeholder="true">
          <draw:text-box/>
        </draw:frame>
        <draw:frame draw:name="Bitmap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id="id3" draw:master-page-name="Default" presentation:presentation-page-layout-name="AL1T0">
        <draw:frame draw:name="Title text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id="id4" draw:master-page-name="Default" presentation:presentation-page-layout-name="AL2T1">
        <draw:frame draw:name="Title text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id="id5" draw:master-page-name="Default" presentation:presentation-page-layout-name="AL2T1">
        <draw:frame draw:name="Title text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id="id6" draw:master-page-name="Default" presentation:presentation-page-layout-name="AL2T1">
        <draw:frame draw:name="Title text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id="id7" draw:master-page-name="Default" presentation:presentation-page-layout-name="AL1T0">
        <draw:frame draw:name="Title text1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id="id8" draw:master-page-name="Default" presentation:presentation-page-layout-name="AL2T1">
        <draw:frame draw:name="Title text1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id="id9" draw:master-page-name="Default" presentation:presentation-page-layout-name="AL1T0">
        <draw:frame draw:name="Title text1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id="id10" draw:master-page-name="Default" presentation:presentation-page-layout-name="AL2T1">
        <draw:frame draw:name="Title text1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id="id11" draw:master-page-name="Default" presentation:presentation-page-layout-name="AL2T1">
        <draw:frame draw:name="Title text1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9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id="id12" draw:master-page-name="Default" presentation:presentation-page-layout-name="AL2T1">
        <draw:frame draw:name="Title text1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0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id="id13" draw:master-page-name="Default" presentation:presentation-page-layout-name="AL2T1">
        <draw:frame draw:name="Title text1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0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id="id14" draw:master-page-name="Default" presentation:presentation-page-layout-name="AL2T1">
        <draw:frame draw:name="Title text2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id="id15" draw:master-page-name="Default" presentation:presentation-page-layout-name="AL2T1">
        <draw:frame draw:name="Title text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id="id16" draw:master-page-name="Default" presentation:presentation-page-layout-name="AL2T1">
        <draw:frame draw:name="Title text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id="id17" draw:master-page-name="Default" presentation:presentation-page-layout-name="AL1T0">
        <draw:frame draw:name="Title text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id="id18" draw:master-page-name="Default" presentation:presentation-page-layout-name="AL2T1">
        <draw:frame draw:name="Title text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id="id19" draw:master-page-name="Default" presentation:presentation-page-layout-name="AL1T0">
        <draw:frame draw:name="Title text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id="id20" draw:master-page-name="Default" presentation:presentation-page-layout-name="AL2T1">
        <draw:frame draw:name="Title text1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id="id21" draw:master-page-name="Default" presentation:presentation-page-layout-name="AL2T1">
        <draw:frame draw:name="Title text1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5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id="id22" draw:master-page-name="Default" presentation:presentation-page-layout-name="AL2T1">
        <draw:frame draw:name="Title text1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5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id="id23" draw:master-page-name="Default" presentation:presentation-page-layout-name="AL2T1">
        <draw:frame draw:name="Title text1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5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id="id24" draw:master-page-name="Default" presentation:presentation-page-layout-name="AL2T1">
        <draw:frame draw:name="Title text1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id="id25" draw:master-page-name="Default" presentation:presentation-page-layout-name="AL1T0">
        <draw:frame draw:name="Title text1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id="id26" draw:master-page-name="Default" presentation:presentation-page-layout-name="AL2T1">
        <draw:frame draw:name="Title text1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id="id27" draw:master-page-name="Default" presentation:presentation-page-layout-name="AL1T0">
        <draw:frame draw:name="Title text1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id="id28" draw:master-page-name="Default" presentation:presentation-page-layout-name="AL2T1">
        <draw:frame draw:name="Title text1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id="id29" draw:master-page-name="Default" presentation:presentation-page-layout-name="AL2T1">
        <draw:frame draw:name="Title text1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5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id="id30" draw:master-page-name="Default" presentation:presentation-page-layout-name="AL2T1">
        <draw:frame draw:name="Title text1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5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id="id31" draw:master-page-name="Default" presentation:presentation-page-layout-name="AL2T1">
        <draw:frame draw:name="Title text1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5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6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id="id32" draw:master-page-name="Default" presentation:presentation-page-layout-name="AL2T1">
        <draw:frame draw:name="Title text1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id="id33" draw:master-page-name="Default" presentation:presentation-page-layout-name="AL1T0">
        <draw:frame draw:name="Title text1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id="id34" draw:master-page-name="Default" presentation:presentation-page-layout-name="AL2T1">
        <draw:frame draw:name="Title text1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id="id35" draw:master-page-name="Default" presentation:presentation-page-layout-name="AL1T0">
        <draw:frame draw:name="Title text1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id="id36" draw:master-page-name="Default" presentation:presentation-page-layout-name="AL2T1">
        <draw:frame draw:name="Title text1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2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id="id37" draw:master-page-name="Default" presentation:presentation-page-layout-name="AL2T1">
        <draw:frame draw:name="Title text1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6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id="id38" draw:master-page-name="Default" presentation:presentation-page-layout-name="AL2T1">
        <draw:frame draw:name="Title text1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6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id="id39" draw:master-page-name="Default" presentation:presentation-page-layout-name="AL2T1">
        <draw:frame draw:name="Title text1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6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id="id40" draw:master-page-name="Default" presentation:presentation-page-layout-name="AL2T1">
        <draw:frame draw:name="Title text1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9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id="id41" draw:master-page-name="Default" presentation:presentation-page-layout-name="AL2T1">
        <draw:frame draw:name="Title text1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id="id42" draw:master-page-name="Default" presentation:presentation-page-layout-name="AL2T1">
        <draw:frame draw:name="Title text1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0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id="id43" draw:master-page-name="Default" presentation:presentation-page-layout-name="AL2T1">
        <draw:frame draw:name="Title text1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id="id44" draw:master-page-name="Default" presentation:presentation-page-layout-name="AL2T1">
        <draw:frame draw:name="Title text1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id="id45" draw:master-page-name="Default" presentation:presentation-page-layout-name="AL2T1">
        <draw:frame draw:name="Title text1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9" draw:style-name="gr12" draw:text-style-name="P2" draw:layer="layout" svg:x1="16.321cm" svg:y1="9.135cm" svg:x2="16.321cm" svg:y2="6.573cm"/>
        <draw:connector draw:name="Object Connectors9" draw:style-name="gr13" draw:text-style-name="P2" draw:layer="layout" draw:type="curve" svg:x1="20.665cm" svg:y1="8.132cm" svg:x2="23.144cm" svg:y2="11.446cm"/>
        <draw:line draw:name="Line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id="id46" draw:master-page-name="Default" presentation:presentation-page-layout-name="AL2T1">
        <draw:frame draw:name="Title text1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id="id47" draw:master-page-name="Default" presentation:presentation-page-layout-name="AL2T1">
        <draw:frame draw:name="Title text1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6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id="id48" draw:master-page-name="Default" presentation:presentation-page-layout-name="AL2T1">
        <draw:frame draw:name="Title text1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6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7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id="id49" draw:master-page-name="Default" presentation:presentation-page-layout-name="AL2T1">
        <draw:frame draw:name="Title text1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7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id="id50" draw:master-page-name="Default" presentation:presentation-page-layout-name="AL2T1">
        <draw:frame draw:name="Title text1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1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id="id51" draw:master-page-name="Default" presentation:presentation-page-layout-name="AL2T1">
        <draw:frame draw:name="Title text1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id="id52" draw:master-page-name="Default" presentation:presentation-page-layout-name="AL2T1">
        <draw:frame draw:name="Title text1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id="id53" draw:master-page-name="Default" presentation:presentation-page-layout-name="AL2T1">
        <draw:frame draw:name="Title text1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id="id54" draw:master-page-name="Default" presentation:presentation-page-layout-name="AL2T1">
        <draw:frame draw:name="Title text1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id="id55" draw:master-page-name="Default" presentation:presentation-page-layout-name="AL2T1">
        <draw:frame draw:name="Title text1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0" draw:style-name="gr12" draw:text-style-name="P2" draw:layer="layout" svg:x1="16.321cm" svg:y1="9.135cm" svg:x2="16.321cm" svg:y2="6.573cm"/>
        <draw:connector draw:name="Object Connectors10" draw:style-name="gr13" draw:text-style-name="P2" draw:layer="layout" draw:type="curve" svg:x1="20.665cm" svg:y1="8.132cm" svg:x2="23.144cm" svg:y2="11.446cm"/>
        <draw:line draw:name="Line1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id="id56" draw:master-page-name="Default" presentation:presentation-page-layout-name="AL2T1">
        <draw:frame draw:name="Title text1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" draw:style-name="dp1" draw:id="id57" draw:master-page-name="Default" presentation:presentation-page-layout-name="AL2T1">
        <draw:frame draw:name="Title text1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" draw:style-name="dp1" draw:id="id58" draw:master-page-name="Default" presentation:presentation-page-layout-name="AL2T1">
        <draw:frame draw:name="Title text1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" draw:style-name="dp1" draw:id="id59" draw:master-page-name="Default" presentation:presentation-page-layout-name="AL2T1">
        <draw:frame draw:name="Title text1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" draw:style-name="dp1" draw:id="id60" draw:master-page-name="Default" presentation:presentation-page-layout-name="AL2T1">
        <draw:frame draw:name="Title text1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id="id61" draw:master-page-name="Default" presentation:presentation-page-layout-name="AL2T1">
        <draw:frame draw:name="Title text1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1" draw:style-name="gr12" draw:text-style-name="P2" draw:layer="layout" svg:x1="16.321cm" svg:y1="9.135cm" svg:x2="16.321cm" svg:y2="6.573cm"/>
        <draw:connector draw:name="Object Connectors11" draw:style-name="gr13" draw:text-style-name="P2" draw:layer="layout" draw:type="curve" svg:x1="20.665cm" svg:y1="8.132cm" svg:x2="23.144cm" svg:y2="11.446cm"/>
        <draw:line draw:name="Line1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id="id62" draw:master-page-name="Default" presentation:presentation-page-layout-name="AL2T1">
        <draw:frame draw:name="Title text1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id="id63" draw:master-page-name="Default" presentation:presentation-page-layout-name="AL2T1">
        <draw:frame draw:name="Title text1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7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id="id64" draw:master-page-name="Default" presentation:presentation-page-layout-name="AL2T1">
        <draw:frame draw:name="Title text1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7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" draw:style-name="dp1" draw:id="id65" draw:master-page-name="Default" presentation:presentation-page-layout-name="AL2T1">
        <draw:frame draw:name="Title text1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7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id="id66" draw:master-page-name="Default" presentation:presentation-page-layout-name="AL2T1">
        <draw:frame draw:name="Title text1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4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id="id67" draw:master-page-name="Default" presentation:presentation-page-layout-name="AL2T1">
        <draw:frame draw:name="Title text1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id="id68" draw:master-page-name="Default" presentation:presentation-page-layout-name="AL2T1">
        <draw:frame draw:name="Title text1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5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id="id69" draw:master-page-name="Default" presentation:presentation-page-layout-name="AL2T1">
        <draw:frame draw:name="Title text1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id="id70" draw:master-page-name="Default" presentation:presentation-page-layout-name="AL2T1">
        <draw:frame draw:name="Title text1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id="id71" draw:master-page-name="Default" presentation:presentation-page-layout-name="AL2T1">
        <draw:frame draw:name="Title text1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2" draw:style-name="gr12" draw:text-style-name="P2" draw:layer="layout" svg:x1="16.321cm" svg:y1="9.135cm" svg:x2="16.321cm" svg:y2="6.573cm"/>
        <draw:connector draw:name="Object Connectors12" draw:style-name="gr13" draw:text-style-name="P2" draw:layer="layout" draw:type="curve" svg:x1="20.665cm" svg:y1="8.132cm" svg:x2="23.144cm" svg:y2="11.446cm"/>
        <draw:line draw:name="Line1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" draw:style-name="dp1" draw:id="id72" draw:master-page-name="Default" presentation:presentation-page-layout-name="AL2T1">
        <draw:frame draw:name="Title text1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id="id73" draw:master-page-name="Default" presentation:presentation-page-layout-name="AL1T0">
        <draw:frame draw:name="Title text1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2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id="id74" draw:master-page-name="Default" presentation:presentation-page-layout-name="AL2T1">
        <draw:frame draw:name="Title text1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id="id75" draw:master-page-name="Default" presentation:presentation-page-layout-name="AL1T0">
        <draw:frame draw:name="Title text1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id="id76" draw:master-page-name="Default" presentation:presentation-page-layout-name="AL2T1">
        <draw:frame draw:name="Title text1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id="id77" draw:master-page-name="Default" presentation:presentation-page-layout-name="AL2T1">
        <draw:frame draw:name="Title text1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7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8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" draw:style-name="dp1" draw:id="id78" draw:master-page-name="Default" presentation:presentation-page-layout-name="AL2T1">
        <draw:frame draw:name="Title text1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8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" draw:style-name="dp1" draw:id="id79" draw:master-page-name="Default" presentation:presentation-page-layout-name="AL2T1">
        <draw:frame draw:name="Title text1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8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0" draw:style-name="dp1" draw:id="id80" draw:master-page-name="Default" presentation:presentation-page-layout-name="AL2T1">
        <draw:frame draw:name="Title text1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6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id="id81" draw:master-page-name="Default" presentation:presentation-page-layout-name="AL2T1">
        <draw:frame draw:name="Title text1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2" draw:style-name="dp1" draw:id="id82" draw:master-page-name="Default" presentation:presentation-page-layout-name="AL2T1">
        <draw:frame draw:name="Title text1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3" draw:style-name="dp1" draw:id="id83" draw:master-page-name="Default" presentation:presentation-page-layout-name="AL2T1">
        <draw:frame draw:name="Title text1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4" draw:style-name="dp1" draw:id="id84" draw:master-page-name="Default" presentation:presentation-page-layout-name="AL2T1">
        <draw:frame draw:name="Title text1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5" draw:style-name="dp1" draw:id="id85" draw:master-page-name="Default" presentation:presentation-page-layout-name="AL2T1">
        <draw:frame draw:name="Title text1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3" draw:style-name="gr12" draw:text-style-name="P2" draw:layer="layout" svg:x1="16.321cm" svg:y1="9.135cm" svg:x2="16.321cm" svg:y2="6.573cm"/>
        <draw:connector draw:name="Object Connectors13" draw:style-name="gr13" draw:text-style-name="P2" draw:layer="layout" draw:type="curve" svg:x1="20.665cm" svg:y1="8.132cm" svg:x2="23.144cm" svg:y2="11.446cm"/>
        <draw:line draw:name="Line1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6" draw:style-name="dp1" draw:id="id86" draw:master-page-name="Default" presentation:presentation-page-layout-name="AL2T1">
        <draw:frame draw:name="Title text1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7" draw:style-name="dp1" draw:id="id87" draw:master-page-name="Default" presentation:presentation-page-layout-name="AL2T1">
        <draw:frame draw:name="Title text1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8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8" draw:style-name="dp1" draw:id="id88" draw:master-page-name="Default" presentation:presentation-page-layout-name="AL2T1">
        <draw:frame draw:name="Title text1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8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id="id89" draw:master-page-name="Default" presentation:presentation-page-layout-name="AL2T1">
        <draw:frame draw:name="Title text1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8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9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0" draw:style-name="dp1" draw:id="id90" draw:master-page-name="Default" presentation:presentation-page-layout-name="AL2T1">
        <draw:frame draw:name="Title text1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2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1" draw:style-name="dp1" draw:id="id91" draw:master-page-name="Default" presentation:presentation-page-layout-name="AL2T1">
        <draw:frame draw:name="Title text1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2" draw:style-name="dp1" draw:id="id92" draw:master-page-name="Default" presentation:presentation-page-layout-name="AL2T1">
        <draw:frame draw:name="Title text1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2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id="id93" draw:master-page-name="Default" presentation:presentation-page-layout-name="AL2T1">
        <draw:frame draw:name="Title text1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4" draw:style-name="dp1" draw:id="id94" draw:master-page-name="Default" presentation:presentation-page-layout-name="AL2T1">
        <draw:frame draw:name="Title text1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2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5" draw:style-name="dp1" draw:id="id95" draw:master-page-name="Default" presentation:presentation-page-layout-name="AL2T1">
        <draw:frame draw:name="Title text1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4" draw:style-name="gr12" draw:text-style-name="P2" draw:layer="layout" svg:x1="16.321cm" svg:y1="9.135cm" svg:x2="16.321cm" svg:y2="6.573cm"/>
        <draw:connector draw:name="Object Connectors14" draw:style-name="gr13" draw:text-style-name="P2" draw:layer="layout" draw:type="curve" svg:x1="20.665cm" svg:y1="8.132cm" svg:x2="23.144cm" svg:y2="11.446cm"/>
        <draw:line draw:name="Line1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6" draw:style-name="dp1" draw:id="id96" draw:master-page-name="Default" presentation:presentation-page-layout-name="AL2T1">
        <draw:frame draw:name="Title text1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7" draw:style-name="dp1" draw:id="id97" draw:master-page-name="Default" presentation:presentation-page-layout-name="AL2T1">
        <draw:frame draw:name="Title text1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8" draw:style-name="dp1" draw:id="id98" draw:master-page-name="Default" presentation:presentation-page-layout-name="AL2T1">
        <draw:frame draw:name="Title text1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30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99" draw:style-name="dp1" draw:id="id99" draw:master-page-name="Default" presentation:presentation-page-layout-name="AL2T1">
        <draw:frame draw:name="Title text1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2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0" draw:style-name="dp1" draw:id="id100" draw:master-page-name="Default" presentation:presentation-page-layout-name="AL2T1">
        <draw:frame draw:name="Title text1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1" draw:style-name="dp1" draw:id="id101" draw:master-page-name="Default" presentation:presentation-page-layout-name="AL2T1">
        <draw:frame draw:name="Title text1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5" draw:style-name="gr12" draw:text-style-name="P2" draw:layer="layout" svg:x1="16.321cm" svg:y1="9.135cm" svg:x2="16.321cm" svg:y2="6.573cm"/>
        <draw:connector draw:name="Object Connectors15" draw:style-name="gr13" draw:text-style-name="P2" draw:layer="layout" draw:type="curve" svg:x1="20.665cm" svg:y1="8.132cm" svg:x2="23.144cm" svg:y2="11.446cm"/>
        <draw:line draw:name="Line1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2" draw:style-name="dp1" draw:id="id102" draw:master-page-name="Default" presentation:presentation-page-layout-name="AL2T1">
        <draw:frame draw:name="Title text1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3" draw:style-name="dp1" draw:id="id103" draw:master-page-name="Default" presentation:presentation-page-layout-name="AL2T1">
        <draw:frame draw:name="Title text1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9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4" draw:style-name="dp1" draw:id="id104" draw:master-page-name="Default" presentation:presentation-page-layout-name="AL2T1">
        <draw:frame draw:name="Title text1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9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5" draw:style-name="dp1" draw:id="id105" draw:master-page-name="Default" presentation:presentation-page-layout-name="AL2T1">
        <draw:frame draw:name="Title text1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9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9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6" draw:style-name="dp1" draw:id="id106" draw:master-page-name="Default" presentation:presentation-page-layout-name="AL2T1">
        <draw:frame draw:name="Title text1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1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7" draw:style-name="dp1" draw:id="id107" draw:master-page-name="Default" presentation:presentation-page-layout-name="AL2T1">
        <draw:frame draw:name="Title text1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8" draw:style-name="dp1" draw:id="id108" draw:master-page-name="Default" presentation:presentation-page-layout-name="AL2T1">
        <draw:frame draw:name="Title text1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3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9" draw:style-name="dp1" draw:id="id109" draw:master-page-name="Default" presentation:presentation-page-layout-name="AL2T1">
        <draw:frame draw:name="Title text1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0" draw:style-name="dp1" draw:id="id110" draw:master-page-name="Default" presentation:presentation-page-layout-name="AL2T1">
        <draw:frame draw:name="Title text1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1" draw:style-name="dp1" draw:id="id111" draw:master-page-name="Default" presentation:presentation-page-layout-name="AL2T1">
        <draw:frame draw:name="Title text1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6" draw:style-name="gr12" draw:text-style-name="P2" draw:layer="layout" svg:x1="16.321cm" svg:y1="9.135cm" svg:x2="16.321cm" svg:y2="6.573cm"/>
        <draw:connector draw:name="Object Connectors16" draw:style-name="gr13" draw:text-style-name="P2" draw:layer="layout" draw:type="curve" svg:x1="20.665cm" svg:y1="8.132cm" svg:x2="23.144cm" svg:y2="11.446cm"/>
        <draw:line draw:name="Line1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2" draw:style-name="dp1" draw:id="id112" draw:master-page-name="Default" presentation:presentation-page-layout-name="AL2T1">
        <draw:frame draw:name="Title text1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3" draw:style-name="dp1" draw:id="id113" draw:master-page-name="Default" presentation:presentation-page-layout-name="AL1T0">
        <draw:frame draw:name="Title text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4" draw:style-name="dp1" draw:id="id114" draw:master-page-name="Default" presentation:presentation-page-layout-name="AL2T1">
        <draw:frame draw:name="Title text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5" draw:style-name="dp1" draw:id="id115" draw:master-page-name="Default" presentation:presentation-page-layout-name="AL1T0">
        <draw:frame draw:name="Title text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6" draw:style-name="dp1" draw:id="id116" draw:master-page-name="Default" presentation:presentation-page-layout-name="AL2T1">
        <draw:frame draw:name="Title text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7" draw:style-name="dp1" draw:id="id117" draw:master-page-name="Default" presentation:presentation-page-layout-name="AL2T1">
        <draw:frame draw:name="Title text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8" draw:style-name="dp1" draw:id="id118" draw:master-page-name="Default" presentation:presentation-page-layout-name="AL2T1">
        <draw:frame draw:name="Title text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19" draw:style-name="dp1" draw:id="id119" draw:master-page-name="Default" presentation:presentation-page-layout-name="AL2T1">
        <draw:frame draw:name="Title text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0" draw:style-name="dp1" draw:id="id120" draw:master-page-name="Default" presentation:presentation-page-layout-name="AL2T1">
        <draw:frame draw:name="Title text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1" draw:style-name="dp1" draw:id="id121" draw:master-page-name="Default" presentation:presentation-page-layout-name="AL1T0">
        <draw:frame draw:name="Title text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2" draw:style-name="dp1" draw:id="id122" draw:master-page-name="Default" presentation:presentation-page-layout-name="AL2T1">
        <draw:frame draw:name="Title text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3" draw:style-name="dp1" draw:id="id123" draw:master-page-name="Default" presentation:presentation-page-layout-name="AL1T0">
        <draw:frame draw:name="Title text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4" draw:style-name="dp1" draw:id="id124" draw:master-page-name="Default" presentation:presentation-page-layout-name="AL2T1">
        <draw:frame draw:name="Title text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5" draw:style-name="dp1" draw:id="id125" draw:master-page-name="Default" presentation:presentation-page-layout-name="AL2T1">
        <draw:frame draw:name="Title text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6" draw:style-name="dp1" draw:id="id126" draw:master-page-name="Default" presentation:presentation-page-layout-name="AL2T1">
        <draw:frame draw:name="Title text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7" draw:style-name="dp1" draw:id="id127" draw:master-page-name="Default" presentation:presentation-page-layout-name="AL2T1">
        <draw:frame draw:name="Title text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8" draw:style-name="dp1" draw:id="id128" draw:master-page-name="Default" presentation:presentation-page-layout-name="AL2T1">
        <draw:frame draw:name="Title text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29" draw:style-name="dp1" draw:id="id129" draw:master-page-name="Default" presentation:presentation-page-layout-name="AL2T1">
        <draw:frame draw:name="Title text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0" draw:style-name="dp1" draw:id="id130" draw:master-page-name="Default" presentation:presentation-page-layout-name="AL2T1">
        <draw:frame draw:name="Title text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1" draw:style-name="dp1" draw:id="id131" draw:master-page-name="Default" presentation:presentation-page-layout-name="AL2T1">
        <draw:frame draw:name="Title text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2" draw:style-name="dp1" draw:id="id132" draw:master-page-name="Default" presentation:presentation-page-layout-name="AL2T1">
        <draw:frame draw:name="Title text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3" draw:style-name="dp1" draw:id="id133" draw:master-page-name="Default" presentation:presentation-page-layout-name="AL2T1">
        <draw:frame draw:name="Title text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5" draw:style-name="gr12" draw:text-style-name="P2" draw:layer="layout" svg:x1="16.321cm" svg:y1="9.135cm" svg:x2="16.321cm" svg:y2="6.573cm"/>
        <draw:connector draw:name="Object Connectors5" draw:style-name="gr13" draw:text-style-name="P2" draw:layer="layout" draw:type="curve" svg:x1="20.665cm" svg:y1="8.132cm" svg:x2="23.144cm" svg:y2="11.446cm"/>
        <draw:line draw:name="Line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4" draw:style-name="dp1" draw:id="id134" draw:master-page-name="Default" presentation:presentation-page-layout-name="AL2T1">
        <draw:frame draw:name="Title text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5" draw:style-name="dp1" draw:id="id135" draw:master-page-name="Default" presentation:presentation-page-layout-name="AL2T1">
        <draw:frame draw:name="Title text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6" draw:style-name="dp1" draw:id="id136" draw:master-page-name="Default" presentation:presentation-page-layout-name="AL2T1">
        <draw:frame draw:name="Title text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7" draw:style-name="dp1" draw:id="id137" draw:master-page-name="Default" presentation:presentation-page-layout-name="AL2T1">
        <draw:frame draw:name="Title text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8" draw:style-name="dp1" draw:id="id138" draw:master-page-name="Default" presentation:presentation-page-layout-name="AL2T1">
        <draw:frame draw:name="Title text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39" draw:style-name="dp1" draw:id="id139" draw:master-page-name="Default" presentation:presentation-page-layout-name="AL2T1">
        <draw:frame draw:name="Title text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0" draw:style-name="dp1" draw:id="id140" draw:master-page-name="Default" presentation:presentation-page-layout-name="AL2T1">
        <draw:frame draw:name="Title text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1" draw:style-name="dp1" draw:id="id141" draw:master-page-name="Default" presentation:presentation-page-layout-name="AL2T1">
        <draw:frame draw:name="Title text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2" draw:style-name="dp1" draw:id="id142" draw:master-page-name="Default" presentation:presentation-page-layout-name="AL2T1">
        <draw:frame draw:name="Title text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3" draw:style-name="dp1" draw:id="id143" draw:master-page-name="Default" presentation:presentation-page-layout-name="AL2T1">
        <draw:frame draw:name="Title text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6" draw:style-name="gr12" draw:text-style-name="P2" draw:layer="layout" svg:x1="16.321cm" svg:y1="9.135cm" svg:x2="16.321cm" svg:y2="6.573cm"/>
        <draw:connector draw:name="Object Connectors6" draw:style-name="gr13" draw:text-style-name="P2" draw:layer="layout" draw:type="curve" svg:x1="20.665cm" svg:y1="8.132cm" svg:x2="23.144cm" svg:y2="11.446cm"/>
        <draw:line draw:name="Line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4" draw:style-name="dp1" draw:id="id144" draw:master-page-name="Default" presentation:presentation-page-layout-name="AL2T1">
        <draw:frame draw:name="Title text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5" draw:style-name="dp1" draw:id="id145" draw:master-page-name="Default" presentation:presentation-page-layout-name="AL2T1">
        <draw:frame draw:name="Title text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6" draw:style-name="dp1" draw:id="id146" draw:master-page-name="Default" presentation:presentation-page-layout-name="AL2T1">
        <draw:frame draw:name="Title text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7" draw:style-name="dp1" draw:id="id147" draw:master-page-name="Default" presentation:presentation-page-layout-name="AL2T1">
        <draw:frame draw:name="Title text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8" draw:style-name="dp1" draw:id="id148" draw:master-page-name="Default" presentation:presentation-page-layout-name="AL2T1">
        <draw:frame draw:name="Title text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49" draw:style-name="dp1" draw:id="id149" draw:master-page-name="Default" presentation:presentation-page-layout-name="AL2T1">
        <draw:frame draw:name="Title text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7" draw:style-name="gr12" draw:text-style-name="P2" draw:layer="layout" svg:x1="16.321cm" svg:y1="9.135cm" svg:x2="16.321cm" svg:y2="6.573cm"/>
        <draw:connector draw:name="Object Connectors7" draw:style-name="gr13" draw:text-style-name="P2" draw:layer="layout" draw:type="curve" svg:x1="20.665cm" svg:y1="8.132cm" svg:x2="23.144cm" svg:y2="11.446cm"/>
        <draw:line draw:name="Line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0" draw:style-name="dp1" draw:id="id150" draw:master-page-name="Default" presentation:presentation-page-layout-name="AL2T1">
        <draw:frame draw:name="Title text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1" draw:style-name="dp1" draw:id="id151" draw:master-page-name="Default" presentation:presentation-page-layout-name="AL2T1">
        <draw:frame draw:name="Title text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4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2" draw:style-name="dp1" draw:id="id152" draw:master-page-name="Default" presentation:presentation-page-layout-name="AL2T1">
        <draw:frame draw:name="Title text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3" draw:style-name="dp1" draw:id="id153" draw:master-page-name="Default" presentation:presentation-page-layout-name="AL2T1">
        <draw:frame draw:name="Title text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4" draw:style-name="dp1" draw:id="id154" draw:master-page-name="Default" presentation:presentation-page-layout-name="AL2T1">
        <draw:frame draw:name="Title text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5" draw:style-name="dp1" draw:id="id155" draw:master-page-name="Default" presentation:presentation-page-layout-name="AL2T1">
        <draw:frame draw:name="Title text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6" draw:style-name="dp1" draw:id="id156" draw:master-page-name="Default" presentation:presentation-page-layout-name="AL2T1">
        <draw:frame draw:name="Title text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7" draw:style-name="dp1" draw:id="id157" draw:master-page-name="Default" presentation:presentation-page-layout-name="AL2T1">
        <draw:frame draw:name="Title text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8" draw:style-name="dp1" draw:id="id158" draw:master-page-name="Default" presentation:presentation-page-layout-name="AL2T1">
        <draw:frame draw:name="Title text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59" draw:style-name="dp1" draw:id="id159" draw:master-page-name="Default" presentation:presentation-page-layout-name="AL2T1">
        <draw:frame draw:name="Title text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8" draw:style-name="gr12" draw:text-style-name="P2" draw:layer="layout" svg:x1="16.321cm" svg:y1="9.135cm" svg:x2="16.321cm" svg:y2="6.573cm"/>
        <draw:connector draw:name="Object Connectors8" draw:style-name="gr13" draw:text-style-name="P2" draw:layer="layout" draw:type="curve" svg:x1="20.665cm" svg:y1="8.132cm" svg:x2="23.144cm" svg:y2="11.446cm"/>
        <draw:line draw:name="Line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0" draw:style-name="dp1" draw:id="id160" draw:master-page-name="Default" presentation:presentation-page-layout-name="AL2T1">
        <draw:frame draw:name="Title text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1" draw:style-name="dp1" draw:id="id161" draw:master-page-name="Default" presentation:presentation-page-layout-name="AL1T0">
        <draw:frame draw:name="Title text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2" draw:style-name="dp1" draw:id="id162" draw:master-page-name="Default" presentation:presentation-page-layout-name="AL2T1">
        <draw:frame draw:name="Title text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3" draw:style-name="dp1" draw:id="id163" draw:master-page-name="Default" presentation:presentation-page-layout-name="AL1T0">
        <draw:frame draw:name="Title text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4" draw:style-name="dp1" draw:id="id164" draw:master-page-name="Default" presentation:presentation-page-layout-name="AL2T1">
        <draw:frame draw:name="Title text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5" draw:style-name="dp1" draw:id="id165" draw:master-page-name="Default" presentation:presentation-page-layout-name="AL2T1">
        <draw:frame draw:name="Title text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6" draw:style-name="dp1" draw:id="id166" draw:master-page-name="Default" presentation:presentation-page-layout-name="AL2T1">
        <draw:frame draw:name="Title text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7" draw:style-name="dp1" draw:id="id167" draw:master-page-name="Default" presentation:presentation-page-layout-name="AL2T1">
        <draw:frame draw:name="Title text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8" draw:style-name="dp1" draw:id="id168" draw:master-page-name="Default" presentation:presentation-page-layout-name="AL2T1">
        <draw:frame draw:name="Title text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69" draw:style-name="dp1" draw:id="id169" draw:master-page-name="Default" presentation:presentation-page-layout-name="AL2T1">
        <draw:frame draw:name="Title text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0" draw:style-name="dp1" draw:id="id170" draw:master-page-name="Default" presentation:presentation-page-layout-name="AL2T1">
        <draw:frame draw:name="Title text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1" draw:style-name="dp1" draw:id="id171" draw:master-page-name="Default" presentation:presentation-page-layout-name="AL2T1">
        <draw:frame draw:name="Title text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2" draw:style-name="dp1" draw:id="id172" draw:master-page-name="Default" presentation:presentation-page-layout-name="AL2T1">
        <draw:frame draw:name="Title text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3" draw:style-name="dp1" draw:id="id173" draw:master-page-name="Default" presentation:presentation-page-layout-name="AL2T1">
        <draw:frame draw:name="Title text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" draw:style-name="gr12" draw:text-style-name="P2" draw:layer="layout" svg:x1="16.321cm" svg:y1="9.135cm" svg:x2="16.321cm" svg:y2="6.573cm"/>
        <draw:connector draw:name="Object Connectors3" draw:style-name="gr13" draw:text-style-name="P2" draw:layer="layout" draw:type="curve" svg:x1="20.665cm" svg:y1="8.132cm" svg:x2="23.144cm" svg:y2="11.446cm"/>
        <draw:line draw:name="Line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4" draw:style-name="dp1" draw:id="id174" draw:master-page-name="Default" presentation:presentation-page-layout-name="AL2T1">
        <draw:frame draw:name="Title text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5" draw:style-name="dp1" draw:id="id175" draw:master-page-name="Default" presentation:presentation-page-layout-name="AL2T1">
        <draw:frame draw:name="Title text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6" draw:style-name="dp1" draw:id="id176" draw:master-page-name="Default" presentation:presentation-page-layout-name="AL2T1">
        <draw:frame draw:name="Title text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7" draw:style-name="dp1" draw:id="id177" draw:master-page-name="Default" presentation:presentation-page-layout-name="AL2T1">
        <draw:frame draw:name="Title text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8" draw:style-name="dp1" draw:id="id178" draw:master-page-name="Default" presentation:presentation-page-layout-name="AL2T1">
        <draw:frame draw:name="Title text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79" draw:style-name="dp1" draw:id="id179" draw:master-page-name="Default" presentation:presentation-page-layout-name="AL2T1">
        <draw:frame draw:name="Title text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0" draw:style-name="dp1" draw:id="id180" draw:master-page-name="Default" presentation:presentation-page-layout-name="AL2T1">
        <draw:frame draw:name="Title text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1" draw:style-name="dp1" draw:id="id181" draw:master-page-name="Default" presentation:presentation-page-layout-name="AL2T1">
        <draw:frame draw:name="Title text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2" draw:style-name="dp1" draw:id="id182" draw:master-page-name="Default" presentation:presentation-page-layout-name="AL2T1">
        <draw:frame draw:name="Title text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3" draw:style-name="dp1" draw:id="id183" draw:master-page-name="Default" presentation:presentation-page-layout-name="AL2T1">
        <draw:frame draw:name="Title text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4" draw:style-name="gr12" draw:text-style-name="P2" draw:layer="layout" svg:x1="16.321cm" svg:y1="9.135cm" svg:x2="16.321cm" svg:y2="6.573cm"/>
        <draw:connector draw:name="Object Connectors4" draw:style-name="gr13" draw:text-style-name="P2" draw:layer="layout" draw:type="curve" svg:x1="20.665cm" svg:y1="8.132cm" svg:x2="23.144cm" svg:y2="11.446cm"/>
        <draw:line draw:name="Line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4" draw:style-name="dp1" draw:id="id184" draw:master-page-name="Default" presentation:presentation-page-layout-name="AL2T1">
        <draw:frame draw:name="Title text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5" draw:style-name="dp1" draw:id="id185" draw:master-page-name="Default" presentation:presentation-page-layout-name="AL2T1">
        <draw:frame draw:name="Title text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6" draw:style-name="dp1" draw:id="id186" draw:master-page-name="Default" presentation:presentation-page-layout-name="AL2T1">
        <draw:frame draw:name="Title text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7" draw:style-name="dp1" draw:id="id187" draw:master-page-name="Default" presentation:presentation-page-layout-name="AL2T1">
        <draw:frame draw:name="Title text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8" draw:style-name="dp1" draw:id="id188" draw:master-page-name="Default" presentation:presentation-page-layout-name="AL2T1">
        <draw:frame draw:name="Title text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89" draw:style-name="dp1" draw:id="id189" draw:master-page-name="Default" presentation:presentation-page-layout-name="AL2T1">
        <draw:frame draw:name="Title text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" draw:style-name="gr12" draw:text-style-name="P2" draw:layer="layout" svg:x1="16.321cm" svg:y1="9.135cm" svg:x2="16.321cm" svg:y2="6.573cm"/>
        <draw:connector draw:name="Object Connectors2" draw:style-name="gr13" draw:text-style-name="P2" draw:layer="layout" draw:type="curve" svg:x1="20.665cm" svg:y1="8.132cm" svg:x2="23.144cm" svg:y2="11.446cm"/>
        <draw:line draw:name="Line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90" draw:style-name="dp1" draw:id="id190" draw:master-page-name="Default" presentation:presentation-page-layout-name="AL2T1">
        <draw:frame draw:name="Title text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91" draw:style-name="dp1" draw:id="id191" draw:master-page-name="Default" presentation:presentation-page-layout-name="AL2T1">
        <draw:frame draw:name="Title text3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2" presentation:style-name="pr4" draw:text-style-name="P4" draw:layer="layout" svg:width="23.912cm" svg:height="13.231cm" svg:x="2.058cm" svg:y="5.838cm" presentation:class="outline" presentation:placeholder="true">
          <draw:text-box/>
        </draw:frame>
        <dr3d:scene draw:name="3D scene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191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2" draw:style-name="dp1" draw:id="id192" draw:master-page-name="Default" presentation:presentation-page-layout-name="AL2T1">
        <draw:frame draw:name="Title text4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3" presentation:style-name="pr4" draw:text-style-name="P4" draw:layer="layout" svg:width="23.912cm" svg:height="13.231cm" svg:x="2.058cm" svg:y="5.838cm" presentation:class="outline" presentation:placeholder="true">
          <draw:text-box/>
        </draw:frame>
        <dr3d:scene draw:name="3D scene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192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3" draw:style-name="dp1" draw:id="id193" draw:master-page-name="Default" presentation:presentation-page-layout-name="AL2T1">
        <draw:frame draw:name="Title text5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4" presentation:style-name="pr4" draw:text-style-name="P4" draw:layer="layout" svg:width="23.912cm" svg:height="13.231cm" svg:x="2.058cm" svg:y="5.838cm" presentation:class="outline" presentation:placeholder="true">
          <draw:text-box/>
        </draw:frame>
        <dr3d:scene draw:name="3D scene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193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4" draw:style-name="dp1" draw:id="id194" draw:master-page-name="Default" presentation:presentation-page-layout-name="AL2T1">
        <draw:frame draw:name="Title text6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5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Direct Access Storage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194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5" draw:style-name="dp1" draw:id="id195" draw:master-page-name="Default" presentation:presentation-page-layout-name="AL2T1">
        <draw:frame draw:name="Title text7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6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Cylinder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5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6" draw:style-name="dp1" draw:id="id196" draw:master-page-name="Default" presentation:presentation-page-layout-name="AL2T1">
        <draw:frame draw:name="Title text8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7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Chevron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196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7" draw:style-name="dp1" draw:id="id197" draw:master-page-name="Default" presentation:presentation-page-layout-name="AL2T1">
        <draw:frame draw:name="Title text9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8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Sequential Process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7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8" draw:style-name="dp1" draw:id="id198" draw:master-page-name="Default" presentation:presentation-page-layout-name="AL2T1">
        <draw:frame draw:name="Title text10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9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Predefined Process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198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9" draw:style-name="dp1" draw:id="id199" draw:master-page-name="Default" presentation:presentation-page-layout-name="AL2T1">
        <draw:frame draw:name="Title text11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10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Oval Callout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6">hello</text:p>
        </draw:custom-shape>
        <draw:line draw:name="Vertical line1" draw:style-name="gr12" draw:text-style-name="P2" draw:layer="layout" svg:x1="16.321cm" svg:y1="9.135cm" svg:x2="16.321cm" svg:y2="6.573cm"/>
        <draw:connector draw:name="Object Connectors1" draw:style-name="gr13" draw:text-style-name="P2" draw:layer="layout" draw:type="curve" svg:x1="20.665cm" svg:y1="8.132cm" svg:x2="23.144cm" svg:y2="11.446cm"/>
        <draw:line draw:name="Line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199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00" draw:style-name="dp1" draw:id="id200" draw:master-page-name="Default" presentation:presentation-page-layout-name="AL2T1">
        <draw:frame draw:name="Title text12" presentation:style-name="pr1" draw:text-style-name="P1" draw:layer="layout" svg:width="23.912cm" svg:height="3.508cm" svg:x="2.058cm" svg:y="1.743cm" presentation:class="title" presentation:placeholder="true">
          <draw:text-box/>
        </draw:frame>
        <draw:frame draw:name="Outline Text11" presentation:style-name="pr4" draw:text-style-name="P4" draw:layer="layout" svg:width="23.912cm" svg:height="13.231cm" svg:x="2.058cm" svg:y="5.838cm" presentation:class="outline" presentation:placeholder="true">
          <draw:text-box/>
        </draw:frame>
        <draw:custom-shape draw:name="Vertical Scroll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00" presentation:class="page"/>
          <draw:frame presentation:style-name="pr3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01" draw:style-name="dp1" draw:id="id201" draw:master-page-name="Default" presentation:presentation-page-layout-name="AL1T0">
        <draw:frame draw:name="Title text2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1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2" draw:style-name="dp1" draw:id="id202" draw:master-page-name="Default" presentation:presentation-page-layout-name="AL2T1">
        <draw:frame draw:name="Title text2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3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3" draw:style-name="dp1" draw:id="id203" draw:master-page-name="Default" presentation:presentation-page-layout-name="AL1T0">
        <draw:frame draw:name="Title text2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3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4" draw:style-name="dp1" draw:id="id204" draw:master-page-name="Default" presentation:presentation-page-layout-name="AL2T1">
        <draw:frame draw:name="Title text2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5" draw:style-name="dp1" draw:id="id205" draw:master-page-name="Default" presentation:presentation-page-layout-name="AL2T1">
        <draw:frame draw:name="Title text2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0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6" draw:style-name="dp1" draw:id="id206" draw:master-page-name="Default" presentation:presentation-page-layout-name="AL2T1">
        <draw:frame draw:name="Title text2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0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7" draw:style-name="dp1" draw:id="id207" draw:master-page-name="Default" presentation:presentation-page-layout-name="AL1T0">
        <draw:frame draw:name="Title text2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8" draw:style-name="dp1" draw:id="id208" draw:master-page-name="Default" presentation:presentation-page-layout-name="AL2T1">
        <draw:frame draw:name="Title text2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09" draw:style-name="dp1" draw:id="id209" draw:master-page-name="Default" presentation:presentation-page-layout-name="AL1T0">
        <draw:frame draw:name="Title text2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0" draw:style-name="dp1" draw:id="id210" draw:master-page-name="Default" presentation:presentation-page-layout-name="AL2T1">
        <draw:frame draw:name="Title text2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1" draw:style-name="dp1" draw:id="id211" draw:master-page-name="Default" presentation:presentation-page-layout-name="AL2T1">
        <draw:frame draw:name="Title text2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0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2" draw:style-name="dp1" draw:id="id212" draw:master-page-name="Default" presentation:presentation-page-layout-name="AL2T1">
        <draw:frame draw:name="Title text2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0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1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3" draw:style-name="dp1" draw:id="id213" draw:master-page-name="Default" presentation:presentation-page-layout-name="AL2T1">
        <draw:frame draw:name="Title text2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1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4" draw:style-name="dp1" draw:id="id214" draw:master-page-name="Default" presentation:presentation-page-layout-name="AL2T1">
        <draw:frame draw:name="Title text2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4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5" draw:style-name="dp1" draw:id="id215" draw:master-page-name="Default" presentation:presentation-page-layout-name="AL2T1">
        <draw:frame draw:name="Title text2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1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6" draw:style-name="dp1" draw:id="id216" draw:master-page-name="Default" presentation:presentation-page-layout-name="AL2T1">
        <draw:frame draw:name="Title text2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1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7" draw:style-name="dp1" draw:id="id217" draw:master-page-name="Default" presentation:presentation-page-layout-name="AL1T0">
        <draw:frame draw:name="Title text2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8" draw:style-name="dp1" draw:id="id218" draw:master-page-name="Default" presentation:presentation-page-layout-name="AL2T1">
        <draw:frame draw:name="Title text2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19" draw:style-name="dp1" draw:id="id219" draw:master-page-name="Default" presentation:presentation-page-layout-name="AL1T0">
        <draw:frame draw:name="Title text2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0" draw:style-name="dp1" draw:id="id220" draw:master-page-name="Default" presentation:presentation-page-layout-name="AL2T1">
        <draw:frame draw:name="Title text2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4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1" draw:style-name="dp1" draw:id="id221" draw:master-page-name="Default" presentation:presentation-page-layout-name="AL2T1">
        <draw:frame draw:name="Title text2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1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2" draw:style-name="dp1" draw:id="id222" draw:master-page-name="Default" presentation:presentation-page-layout-name="AL2T1">
        <draw:frame draw:name="Title text2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1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3" draw:style-name="dp1" draw:id="id223" draw:master-page-name="Default" presentation:presentation-page-layout-name="AL2T1">
        <draw:frame draw:name="Title text2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1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1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2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4" draw:style-name="dp1" draw:id="id224" draw:master-page-name="Default" presentation:presentation-page-layout-name="AL2T1">
        <draw:frame draw:name="Title text2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6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5" draw:style-name="dp1" draw:id="id225" draw:master-page-name="Default" presentation:presentation-page-layout-name="AL1T0">
        <draw:frame draw:name="Title text2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4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6" draw:style-name="dp1" draw:id="id226" draw:master-page-name="Default" presentation:presentation-page-layout-name="AL2T1">
        <draw:frame draw:name="Title text2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7" draw:style-name="dp1" draw:id="id227" draw:master-page-name="Default" presentation:presentation-page-layout-name="AL1T0">
        <draw:frame draw:name="Title text2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8" draw:style-name="dp1" draw:id="id228" draw:master-page-name="Default" presentation:presentation-page-layout-name="AL2T1">
        <draw:frame draw:name="Title text2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29" draw:style-name="dp1" draw:id="id229" draw:master-page-name="Default" presentation:presentation-page-layout-name="AL2T1">
        <draw:frame draw:name="Title text2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2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0" draw:style-name="dp1" draw:id="id230" draw:master-page-name="Default" presentation:presentation-page-layout-name="AL2T1">
        <draw:frame draw:name="Title text2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2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1" draw:style-name="dp1" draw:id="id231" draw:master-page-name="Default" presentation:presentation-page-layout-name="AL2T1">
        <draw:frame draw:name="Title text2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2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2" draw:style-name="dp1" draw:id="id232" draw:master-page-name="Default" presentation:presentation-page-layout-name="AL2T1">
        <draw:frame draw:name="Title text2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3" draw:style-name="dp1" draw:id="id233" draw:master-page-name="Default" presentation:presentation-page-layout-name="AL1T0">
        <draw:frame draw:name="Title text2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4" draw:style-name="dp1" draw:id="id234" draw:master-page-name="Default" presentation:presentation-page-layout-name="AL2T1">
        <draw:frame draw:name="Title text2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5" draw:style-name="dp1" draw:id="id235" draw:master-page-name="Default" presentation:presentation-page-layout-name="AL1T0">
        <draw:frame draw:name="Title text2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6" draw:style-name="dp1" draw:id="id236" draw:master-page-name="Default" presentation:presentation-page-layout-name="AL2T1">
        <draw:frame draw:name="Title text2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7" draw:style-name="dp1" draw:id="id237" draw:master-page-name="Default" presentation:presentation-page-layout-name="AL2T1">
        <draw:frame draw:name="Title text2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2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8" draw:style-name="dp1" draw:id="id238" draw:master-page-name="Default" presentation:presentation-page-layout-name="AL2T1">
        <draw:frame draw:name="Title text2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2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3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39" draw:style-name="dp1" draw:id="id239" draw:master-page-name="Default" presentation:presentation-page-layout-name="AL2T1">
        <draw:frame draw:name="Title text2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3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0" draw:style-name="dp1" draw:id="id240" draw:master-page-name="Default" presentation:presentation-page-layout-name="AL2T1">
        <draw:frame draw:name="Title text2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3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1" draw:style-name="dp1" draw:id="id241" draw:master-page-name="Default" presentation:presentation-page-layout-name="AL2T1">
        <draw:frame draw:name="Title text2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2" draw:style-name="dp1" draw:id="id242" draw:master-page-name="Default" presentation:presentation-page-layout-name="AL2T1">
        <draw:frame draw:name="Title text2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3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3" draw:style-name="dp1" draw:id="id243" draw:master-page-name="Default" presentation:presentation-page-layout-name="AL2T1">
        <draw:frame draw:name="Title text2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4" draw:style-name="dp1" draw:id="id244" draw:master-page-name="Default" presentation:presentation-page-layout-name="AL2T1">
        <draw:frame draw:name="Title text2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5" draw:style-name="dp1" draw:id="id245" draw:master-page-name="Default" presentation:presentation-page-layout-name="AL2T1">
        <draw:frame draw:name="Title text2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7" draw:style-name="gr12" draw:text-style-name="P2" draw:layer="layout" svg:x1="16.321cm" svg:y1="9.135cm" svg:x2="16.321cm" svg:y2="6.573cm"/>
        <draw:connector draw:name="Object Connectors17" draw:style-name="gr13" draw:text-style-name="P2" draw:layer="layout" draw:type="curve" svg:x1="20.665cm" svg:y1="8.132cm" svg:x2="23.144cm" svg:y2="11.446cm"/>
        <draw:line draw:name="Line1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6" draw:style-name="dp1" draw:id="id246" draw:master-page-name="Default" presentation:presentation-page-layout-name="AL2T1">
        <draw:frame draw:name="Title text2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7" draw:style-name="dp1" draw:id="id247" draw:master-page-name="Default" presentation:presentation-page-layout-name="AL2T1">
        <draw:frame draw:name="Title text2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3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8" draw:style-name="dp1" draw:id="id248" draw:master-page-name="Default" presentation:presentation-page-layout-name="AL2T1">
        <draw:frame draw:name="Title text2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3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49" draw:style-name="dp1" draw:id="id249" draw:master-page-name="Default" presentation:presentation-page-layout-name="AL2T1">
        <draw:frame draw:name="Title text2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3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0" draw:style-name="dp1" draw:id="id250" draw:master-page-name="Default" presentation:presentation-page-layout-name="AL2T1">
        <draw:frame draw:name="Title text2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1" draw:style-name="dp1" draw:id="id251" draw:master-page-name="Default" presentation:presentation-page-layout-name="AL2T1">
        <draw:frame draw:name="Title text2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1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2" draw:style-name="dp1" draw:id="id252" draw:master-page-name="Default" presentation:presentation-page-layout-name="AL2T1">
        <draw:frame draw:name="Title text2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3" draw:style-name="dp1" draw:id="id253" draw:master-page-name="Default" presentation:presentation-page-layout-name="AL2T1">
        <draw:frame draw:name="Title text2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4" draw:style-name="dp1" draw:id="id254" draw:master-page-name="Default" presentation:presentation-page-layout-name="AL2T1">
        <draw:frame draw:name="Title text2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5" draw:style-name="dp1" draw:id="id255" draw:master-page-name="Default" presentation:presentation-page-layout-name="AL2T1">
        <draw:frame draw:name="Title text2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8" draw:style-name="gr12" draw:text-style-name="P2" draw:layer="layout" svg:x1="16.321cm" svg:y1="9.135cm" svg:x2="16.321cm" svg:y2="6.573cm"/>
        <draw:connector draw:name="Object Connectors18" draw:style-name="gr13" draw:text-style-name="P2" draw:layer="layout" draw:type="curve" svg:x1="20.665cm" svg:y1="8.132cm" svg:x2="23.144cm" svg:y2="11.446cm"/>
        <draw:line draw:name="Line1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6" draw:style-name="dp1" draw:id="id256" draw:master-page-name="Default" presentation:presentation-page-layout-name="AL2T1">
        <draw:frame draw:name="Title text2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7" draw:style-name="dp1" draw:id="id257" draw:master-page-name="Default" presentation:presentation-page-layout-name="AL2T1">
        <draw:frame draw:name="Title text2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1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8" draw:style-name="dp1" draw:id="id258" draw:master-page-name="Default" presentation:presentation-page-layout-name="AL2T1">
        <draw:frame draw:name="Title text2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1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59" draw:style-name="dp1" draw:id="id259" draw:master-page-name="Default" presentation:presentation-page-layout-name="AL2T1">
        <draw:frame draw:name="Title text2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1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0" draw:style-name="dp1" draw:id="id260" draw:master-page-name="Default" presentation:presentation-page-layout-name="AL2T1">
        <draw:frame draw:name="Title text2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3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1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1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1" draw:style-name="dp1" draw:id="id261" draw:master-page-name="Default" presentation:presentation-page-layout-name="AL2T1">
        <draw:frame draw:name="Title text2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1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19" draw:style-name="gr12" draw:text-style-name="P2" draw:layer="layout" svg:x1="16.321cm" svg:y1="9.135cm" svg:x2="16.321cm" svg:y2="6.573cm"/>
        <draw:connector draw:name="Object Connectors19" draw:style-name="gr13" draw:text-style-name="P2" draw:layer="layout" draw:type="curve" svg:x1="20.665cm" svg:y1="8.132cm" svg:x2="23.144cm" svg:y2="11.446cm"/>
        <draw:line draw:name="Line1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2" draw:style-name="dp1" draw:id="id262" draw:master-page-name="Default" presentation:presentation-page-layout-name="AL2T1">
        <draw:frame draw:name="Title text2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1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1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3" draw:style-name="dp1" draw:id="id263" draw:master-page-name="Default" presentation:presentation-page-layout-name="AL2T1">
        <draw:frame draw:name="Title text2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3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4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4" draw:style-name="dp1" draw:id="id264" draw:master-page-name="Default" presentation:presentation-page-layout-name="AL2T1">
        <draw:frame draw:name="Title text2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4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5" draw:style-name="dp1" draw:id="id265" draw:master-page-name="Default" presentation:presentation-page-layout-name="AL2T1">
        <draw:frame draw:name="Title text2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4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6" draw:style-name="dp1" draw:id="id266" draw:master-page-name="Default" presentation:presentation-page-layout-name="AL2T1">
        <draw:frame draw:name="Title text2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7" draw:style-name="dp1" draw:id="id267" draw:master-page-name="Default" presentation:presentation-page-layout-name="AL2T1">
        <draw:frame draw:name="Title text2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8" draw:style-name="dp1" draw:id="id268" draw:master-page-name="Default" presentation:presentation-page-layout-name="AL2T1">
        <draw:frame draw:name="Title text2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2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69" draw:style-name="dp1" draw:id="id269" draw:master-page-name="Default" presentation:presentation-page-layout-name="AL2T1">
        <draw:frame draw:name="Title text2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3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0" draw:style-name="dp1" draw:id="id270" draw:master-page-name="Default" presentation:presentation-page-layout-name="AL2T1">
        <draw:frame draw:name="Title text2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1" draw:style-name="dp1" draw:id="id271" draw:master-page-name="Default" presentation:presentation-page-layout-name="AL2T1">
        <draw:frame draw:name="Title text2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2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0" draw:style-name="gr12" draw:text-style-name="P2" draw:layer="layout" svg:x1="16.321cm" svg:y1="9.135cm" svg:x2="16.321cm" svg:y2="6.573cm"/>
        <draw:connector draw:name="Object Connectors20" draw:style-name="gr13" draw:text-style-name="P2" draw:layer="layout" draw:type="curve" svg:x1="20.665cm" svg:y1="8.132cm" svg:x2="23.144cm" svg:y2="11.446cm"/>
        <draw:line draw:name="Line2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2" draw:style-name="dp1" draw:id="id272" draw:master-page-name="Default" presentation:presentation-page-layout-name="AL2T1">
        <draw:frame draw:name="Title text2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3" draw:style-name="dp1" draw:id="id273" draw:master-page-name="Default" presentation:presentation-page-layout-name="AL1T0">
        <draw:frame draw:name="Title text2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2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4" draw:style-name="dp1" draw:id="id274" draw:master-page-name="Default" presentation:presentation-page-layout-name="AL2T1">
        <draw:frame draw:name="Title text2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5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5" draw:style-name="dp1" draw:id="id275" draw:master-page-name="Default" presentation:presentation-page-layout-name="AL1T0">
        <draw:frame draw:name="Title text2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5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6" draw:style-name="dp1" draw:id="id276" draw:master-page-name="Default" presentation:presentation-page-layout-name="AL2T1">
        <draw:frame draw:name="Title text2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7" draw:style-name="dp1" draw:id="id277" draw:master-page-name="Default" presentation:presentation-page-layout-name="AL2T1">
        <draw:frame draw:name="Title text2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4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8" draw:style-name="dp1" draw:id="id278" draw:master-page-name="Default" presentation:presentation-page-layout-name="AL2T1">
        <draw:frame draw:name="Title text2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4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79" draw:style-name="dp1" draw:id="id279" draw:master-page-name="Default" presentation:presentation-page-layout-name="AL2T1">
        <draw:frame draw:name="Title text2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4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5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0" draw:style-name="dp1" draw:id="id280" draw:master-page-name="Default" presentation:presentation-page-layout-name="AL2T1">
        <draw:frame draw:name="Title text2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1" draw:style-name="dp1" draw:id="id281" draw:master-page-name="Default" presentation:presentation-page-layout-name="AL2T1">
        <draw:frame draw:name="Title text2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2" draw:style-name="dp1" draw:id="id282" draw:master-page-name="Default" presentation:presentation-page-layout-name="AL2T1">
        <draw:frame draw:name="Title text2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3" draw:style-name="dp1" draw:id="id283" draw:master-page-name="Default" presentation:presentation-page-layout-name="AL2T1">
        <draw:frame draw:name="Title text2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4" draw:style-name="dp1" draw:id="id284" draw:master-page-name="Default" presentation:presentation-page-layout-name="AL2T1">
        <draw:frame draw:name="Title text2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5" draw:style-name="dp1" draw:id="id285" draw:master-page-name="Default" presentation:presentation-page-layout-name="AL2T1">
        <draw:frame draw:name="Title text2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1" draw:style-name="gr12" draw:text-style-name="P2" draw:layer="layout" svg:x1="16.321cm" svg:y1="9.135cm" svg:x2="16.321cm" svg:y2="6.573cm"/>
        <draw:connector draw:name="Object Connectors21" draw:style-name="gr13" draw:text-style-name="P2" draw:layer="layout" draw:type="curve" svg:x1="20.665cm" svg:y1="8.132cm" svg:x2="23.144cm" svg:y2="11.446cm"/>
        <draw:line draw:name="Line2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6" draw:style-name="dp1" draw:id="id286" draw:master-page-name="Default" presentation:presentation-page-layout-name="AL2T1">
        <draw:frame draw:name="Title text2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7" draw:style-name="dp1" draw:id="id287" draw:master-page-name="Default" presentation:presentation-page-layout-name="AL2T1">
        <draw:frame draw:name="Title text2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5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2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8" draw:style-name="dp1" draw:id="id288" draw:master-page-name="Default" presentation:presentation-page-layout-name="AL2T1">
        <draw:frame draw:name="Title text2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5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2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89" draw:style-name="dp1" draw:id="id289" draw:master-page-name="Default" presentation:presentation-page-layout-name="AL2T1">
        <draw:frame draw:name="Title text2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5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2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0" draw:style-name="dp1" draw:id="id290" draw:master-page-name="Default" presentation:presentation-page-layout-name="AL2T1">
        <draw:frame draw:name="Title text2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4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2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1" draw:style-name="dp1" draw:id="id291" draw:master-page-name="Default" presentation:presentation-page-layout-name="AL2T1">
        <draw:frame draw:name="Title text2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2" draw:style-name="dp1" draw:id="id292" draw:master-page-name="Default" presentation:presentation-page-layout-name="AL2T1">
        <draw:frame draw:name="Title text2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3" draw:style-name="dp1" draw:id="id293" draw:master-page-name="Default" presentation:presentation-page-layout-name="AL2T1">
        <draw:frame draw:name="Title text2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4" draw:style-name="dp1" draw:id="id294" draw:master-page-name="Default" presentation:presentation-page-layout-name="AL2T1">
        <draw:frame draw:name="Title text2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5" draw:style-name="dp1" draw:id="id295" draw:master-page-name="Default" presentation:presentation-page-layout-name="AL2T1">
        <draw:frame draw:name="Title text2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2" draw:style-name="gr12" draw:text-style-name="P2" draw:layer="layout" svg:x1="16.321cm" svg:y1="9.135cm" svg:x2="16.321cm" svg:y2="6.573cm"/>
        <draw:connector draw:name="Object Connectors22" draw:style-name="gr13" draw:text-style-name="P2" draw:layer="layout" draw:type="curve" svg:x1="20.665cm" svg:y1="8.132cm" svg:x2="23.144cm" svg:y2="11.446cm"/>
        <draw:line draw:name="Line2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2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6" draw:style-name="dp1" draw:id="id296" draw:master-page-name="Default" presentation:presentation-page-layout-name="AL2T1">
        <draw:frame draw:name="Title text2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7" draw:style-name="dp1" draw:id="id297" draw:master-page-name="Default" presentation:presentation-page-layout-name="AL2T1">
        <draw:frame draw:name="Title text2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8" draw:style-name="dp1" draw:id="id298" draw:master-page-name="Default" presentation:presentation-page-layout-name="AL2T1">
        <draw:frame draw:name="Title text2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4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2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99" draw:style-name="dp1" draw:id="id299" draw:master-page-name="Default" presentation:presentation-page-layout-name="AL2T1">
        <draw:frame draw:name="Title text2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0" draw:style-name="dp1" draw:id="id300" draw:master-page-name="Default" presentation:presentation-page-layout-name="AL2T1">
        <draw:frame draw:name="Title text3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1" draw:style-name="dp1" draw:id="id301" draw:master-page-name="Default" presentation:presentation-page-layout-name="AL2T1">
        <draw:frame draw:name="Title text3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3" draw:style-name="gr12" draw:text-style-name="P2" draw:layer="layout" svg:x1="16.321cm" svg:y1="9.135cm" svg:x2="16.321cm" svg:y2="6.573cm"/>
        <draw:connector draw:name="Object Connectors23" draw:style-name="gr13" draw:text-style-name="P2" draw:layer="layout" draw:type="curve" svg:x1="20.665cm" svg:y1="8.132cm" svg:x2="23.144cm" svg:y2="11.446cm"/>
        <draw:line draw:name="Line2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2" draw:style-name="dp1" draw:id="id302" draw:master-page-name="Default" presentation:presentation-page-layout-name="AL2T1">
        <draw:frame draw:name="Title text3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3" draw:style-name="dp1" draw:id="id303" draw:master-page-name="Default" presentation:presentation-page-layout-name="AL2T1">
        <draw:frame draw:name="Title text3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5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4" draw:style-name="dp1" draw:id="id304" draw:master-page-name="Default" presentation:presentation-page-layout-name="AL2T1">
        <draw:frame draw:name="Title text3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5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6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5" draw:style-name="dp1" draw:id="id305" draw:master-page-name="Default" presentation:presentation-page-layout-name="AL2T1">
        <draw:frame draw:name="Title text3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6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6" draw:style-name="dp1" draw:id="id306" draw:master-page-name="Default" presentation:presentation-page-layout-name="AL2T1">
        <draw:frame draw:name="Title text3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7" draw:style-name="dp1" draw:id="id307" draw:master-page-name="Default" presentation:presentation-page-layout-name="AL2T1">
        <draw:frame draw:name="Title text3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8" draw:style-name="dp1" draw:id="id308" draw:master-page-name="Default" presentation:presentation-page-layout-name="AL2T1">
        <draw:frame draw:name="Title text3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09" draw:style-name="dp1" draw:id="id309" draw:master-page-name="Default" presentation:presentation-page-layout-name="AL2T1">
        <draw:frame draw:name="Title text3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0" draw:style-name="dp1" draw:id="id310" draw:master-page-name="Default" presentation:presentation-page-layout-name="AL2T1">
        <draw:frame draw:name="Title text3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4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1" draw:style-name="dp1" draw:id="id311" draw:master-page-name="Default" presentation:presentation-page-layout-name="AL2T1">
        <draw:frame draw:name="Title text3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4" draw:style-name="gr12" draw:text-style-name="P2" draw:layer="layout" svg:x1="16.321cm" svg:y1="9.135cm" svg:x2="16.321cm" svg:y2="6.573cm"/>
        <draw:connector draw:name="Object Connectors24" draw:style-name="gr13" draw:text-style-name="P2" draw:layer="layout" draw:type="curve" svg:x1="20.665cm" svg:y1="8.132cm" svg:x2="23.144cm" svg:y2="11.446cm"/>
        <draw:line draw:name="Line2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2" draw:style-name="dp1" draw:id="id312" draw:master-page-name="Default" presentation:presentation-page-layout-name="AL2T1">
        <draw:frame draw:name="Title text3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3" draw:style-name="dp1" draw:id="id313" draw:master-page-name="Default" presentation:presentation-page-layout-name="AL1T0">
        <draw:frame draw:name="Title text3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4" draw:style-name="dp1" draw:id="id314" draw:master-page-name="Default" presentation:presentation-page-layout-name="AL2T1">
        <draw:frame draw:name="Title text3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5" draw:style-name="dp1" draw:id="id315" draw:master-page-name="Default" presentation:presentation-page-layout-name="AL1T0">
        <draw:frame draw:name="Title text3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6" draw:style-name="dp1" draw:id="id316" draw:master-page-name="Default" presentation:presentation-page-layout-name="AL2T1">
        <draw:frame draw:name="Title text3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7" draw:style-name="dp1" draw:id="id317" draw:master-page-name="Default" presentation:presentation-page-layout-name="AL2T1">
        <draw:frame draw:name="Title text3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6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8" draw:style-name="dp1" draw:id="id318" draw:master-page-name="Default" presentation:presentation-page-layout-name="AL2T1">
        <draw:frame draw:name="Title text3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6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19" draw:style-name="dp1" draw:id="id319" draw:master-page-name="Default" presentation:presentation-page-layout-name="AL2T1">
        <draw:frame draw:name="Title text3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6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0" draw:style-name="dp1" draw:id="id320" draw:master-page-name="Default" presentation:presentation-page-layout-name="AL2T1">
        <draw:frame draw:name="Title text3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1" draw:style-name="dp1" draw:id="id321" draw:master-page-name="Default" presentation:presentation-page-layout-name="AL1T0">
        <draw:frame draw:name="Title text3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2" draw:style-name="dp1" draw:id="id322" draw:master-page-name="Default" presentation:presentation-page-layout-name="AL2T1">
        <draw:frame draw:name="Title text3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3" draw:style-name="dp1" draw:id="id323" draw:master-page-name="Default" presentation:presentation-page-layout-name="AL1T0">
        <draw:frame draw:name="Title text3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4" draw:style-name="dp1" draw:id="id324" draw:master-page-name="Default" presentation:presentation-page-layout-name="AL2T1">
        <draw:frame draw:name="Title text3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6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5" draw:style-name="dp1" draw:id="id325" draw:master-page-name="Default" presentation:presentation-page-layout-name="AL2T1">
        <draw:frame draw:name="Title text3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6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7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6" draw:style-name="dp1" draw:id="id326" draw:master-page-name="Default" presentation:presentation-page-layout-name="AL2T1">
        <draw:frame draw:name="Title text3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7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7" draw:style-name="dp1" draw:id="id327" draw:master-page-name="Default" presentation:presentation-page-layout-name="AL2T1">
        <draw:frame draw:name="Title text3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7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8" draw:style-name="dp1" draw:id="id328" draw:master-page-name="Default" presentation:presentation-page-layout-name="AL2T1">
        <draw:frame draw:name="Title text3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2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29" draw:style-name="dp1" draw:id="id329" draw:master-page-name="Default" presentation:presentation-page-layout-name="AL2T1">
        <draw:frame draw:name="Title text3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0" draw:style-name="dp1" draw:id="id330" draw:master-page-name="Default" presentation:presentation-page-layout-name="AL2T1">
        <draw:frame draw:name="Title text3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1" draw:style-name="dp1" draw:id="id331" draw:master-page-name="Default" presentation:presentation-page-layout-name="AL2T1">
        <draw:frame draw:name="Title text3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4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2" draw:style-name="dp1" draw:id="id332" draw:master-page-name="Default" presentation:presentation-page-layout-name="AL2T1">
        <draw:frame draw:name="Title text3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3" draw:style-name="dp1" draw:id="id333" draw:master-page-name="Default" presentation:presentation-page-layout-name="AL2T1">
        <draw:frame draw:name="Title text3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2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5" draw:style-name="gr12" draw:text-style-name="P2" draw:layer="layout" svg:x1="16.321cm" svg:y1="9.135cm" svg:x2="16.321cm" svg:y2="6.573cm"/>
        <draw:connector draw:name="Object Connectors25" draw:style-name="gr13" draw:text-style-name="P2" draw:layer="layout" draw:type="curve" svg:x1="20.665cm" svg:y1="8.132cm" svg:x2="23.144cm" svg:y2="11.446cm"/>
        <draw:line draw:name="Line2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4" draw:style-name="dp1" draw:id="id334" draw:master-page-name="Default" presentation:presentation-page-layout-name="AL2T1">
        <draw:frame draw:name="Title text3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5" draw:style-name="dp1" draw:id="id335" draw:master-page-name="Default" presentation:presentation-page-layout-name="AL2T1">
        <draw:frame draw:name="Title text3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7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6" draw:style-name="dp1" draw:id="id336" draw:master-page-name="Default" presentation:presentation-page-layout-name="AL2T1">
        <draw:frame draw:name="Title text3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7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7" draw:style-name="dp1" draw:id="id337" draw:master-page-name="Default" presentation:presentation-page-layout-name="AL2T1">
        <draw:frame draw:name="Title text3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7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8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8" draw:style-name="dp1" draw:id="id338" draw:master-page-name="Default" presentation:presentation-page-layout-name="AL2T1">
        <draw:frame draw:name="Title text3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39" draw:style-name="dp1" draw:id="id339" draw:master-page-name="Default" presentation:presentation-page-layout-name="AL2T1">
        <draw:frame draw:name="Title text3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0" draw:style-name="dp1" draw:id="id340" draw:master-page-name="Default" presentation:presentation-page-layout-name="AL2T1">
        <draw:frame draw:name="Title text3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1" draw:style-name="dp1" draw:id="id341" draw:master-page-name="Default" presentation:presentation-page-layout-name="AL2T1">
        <draw:frame draw:name="Title text3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2" draw:style-name="dp1" draw:id="id342" draw:master-page-name="Default" presentation:presentation-page-layout-name="AL2T1">
        <draw:frame draw:name="Title text3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3" draw:style-name="dp1" draw:id="id343" draw:master-page-name="Default" presentation:presentation-page-layout-name="AL2T1">
        <draw:frame draw:name="Title text3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6" draw:style-name="gr12" draw:text-style-name="P2" draw:layer="layout" svg:x1="16.321cm" svg:y1="9.135cm" svg:x2="16.321cm" svg:y2="6.573cm"/>
        <draw:connector draw:name="Object Connectors26" draw:style-name="gr13" draw:text-style-name="P2" draw:layer="layout" draw:type="curve" svg:x1="20.665cm" svg:y1="8.132cm" svg:x2="23.144cm" svg:y2="11.446cm"/>
        <draw:line draw:name="Line2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4" draw:style-name="dp1" draw:id="id344" draw:master-page-name="Default" presentation:presentation-page-layout-name="AL2T1">
        <draw:frame draw:name="Title text3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5" draw:style-name="dp1" draw:id="id345" draw:master-page-name="Default" presentation:presentation-page-layout-name="AL2T1">
        <draw:frame draw:name="Title text3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6" draw:style-name="dp1" draw:id="id346" draw:master-page-name="Default" presentation:presentation-page-layout-name="AL2T1">
        <draw:frame draw:name="Title text3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7" draw:style-name="dp1" draw:id="id347" draw:master-page-name="Default" presentation:presentation-page-layout-name="AL2T1">
        <draw:frame draw:name="Title text3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8" draw:style-name="dp1" draw:id="id348" draw:master-page-name="Default" presentation:presentation-page-layout-name="AL2T1">
        <draw:frame draw:name="Title text3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49" draw:style-name="dp1" draw:id="id349" draw:master-page-name="Default" presentation:presentation-page-layout-name="AL2T1">
        <draw:frame draw:name="Title text3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7" draw:style-name="gr12" draw:text-style-name="P2" draw:layer="layout" svg:x1="16.321cm" svg:y1="9.135cm" svg:x2="16.321cm" svg:y2="6.573cm"/>
        <draw:connector draw:name="Object Connectors27" draw:style-name="gr13" draw:text-style-name="P2" draw:layer="layout" draw:type="curve" svg:x1="20.665cm" svg:y1="8.132cm" svg:x2="23.144cm" svg:y2="11.446cm"/>
        <draw:line draw:name="Line2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0" draw:style-name="dp1" draw:id="id350" draw:master-page-name="Default" presentation:presentation-page-layout-name="AL2T1">
        <draw:frame draw:name="Title text3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1" draw:style-name="dp1" draw:id="id351" draw:master-page-name="Default" presentation:presentation-page-layout-name="AL2T1">
        <draw:frame draw:name="Title text3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8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2" draw:style-name="dp1" draw:id="id352" draw:master-page-name="Default" presentation:presentation-page-layout-name="AL2T1">
        <draw:frame draw:name="Title text3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8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3" draw:style-name="dp1" draw:id="id353" draw:master-page-name="Default" presentation:presentation-page-layout-name="AL2T1">
        <draw:frame draw:name="Title text3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8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4" draw:style-name="dp1" draw:id="id354" draw:master-page-name="Default" presentation:presentation-page-layout-name="AL2T1">
        <draw:frame draw:name="Title text3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5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5" draw:style-name="dp1" draw:id="id355" draw:master-page-name="Default" presentation:presentation-page-layout-name="AL2T1">
        <draw:frame draw:name="Title text3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2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6" draw:style-name="dp1" draw:id="id356" draw:master-page-name="Default" presentation:presentation-page-layout-name="AL2T1">
        <draw:frame draw:name="Title text3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5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7" draw:style-name="dp1" draw:id="id357" draw:master-page-name="Default" presentation:presentation-page-layout-name="AL2T1">
        <draw:frame draw:name="Title text3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8" draw:style-name="dp1" draw:id="id358" draw:master-page-name="Default" presentation:presentation-page-layout-name="AL2T1">
        <draw:frame draw:name="Title text3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59" draw:style-name="dp1" draw:id="id359" draw:master-page-name="Default" presentation:presentation-page-layout-name="AL2T1">
        <draw:frame draw:name="Title text3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8" draw:style-name="gr12" draw:text-style-name="P2" draw:layer="layout" svg:x1="16.321cm" svg:y1="9.135cm" svg:x2="16.321cm" svg:y2="6.573cm"/>
        <draw:connector draw:name="Object Connectors28" draw:style-name="gr13" draw:text-style-name="P2" draw:layer="layout" draw:type="curve" svg:x1="20.665cm" svg:y1="8.132cm" svg:x2="23.144cm" svg:y2="11.446cm"/>
        <draw:line draw:name="Line2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0" draw:style-name="dp1" draw:id="id360" draw:master-page-name="Default" presentation:presentation-page-layout-name="AL2T1">
        <draw:frame draw:name="Title text3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1" draw:style-name="dp1" draw:id="id361" draw:master-page-name="Default" presentation:presentation-page-layout-name="AL1T0">
        <draw:frame draw:name="Title text3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6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2" draw:style-name="dp1" draw:id="id362" draw:master-page-name="Default" presentation:presentation-page-layout-name="AL2T1">
        <draw:frame draw:name="Title text3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3" draw:style-name="dp1" draw:id="id363" draw:master-page-name="Default" presentation:presentation-page-layout-name="AL1T0">
        <draw:frame draw:name="Title text3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4" draw:style-name="dp1" draw:id="id364" draw:master-page-name="Default" presentation:presentation-page-layout-name="AL2T1">
        <draw:frame draw:name="Title text3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5" draw:style-name="dp1" draw:id="id365" draw:master-page-name="Default" presentation:presentation-page-layout-name="AL2T1">
        <draw:frame draw:name="Title text3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8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6" draw:style-name="dp1" draw:id="id366" draw:master-page-name="Default" presentation:presentation-page-layout-name="AL2T1">
        <draw:frame draw:name="Title text3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8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9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7" draw:style-name="dp1" draw:id="id367" draw:master-page-name="Default" presentation:presentation-page-layout-name="AL2T1">
        <draw:frame draw:name="Title text3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9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8" draw:style-name="dp1" draw:id="id368" draw:master-page-name="Default" presentation:presentation-page-layout-name="AL2T1">
        <draw:frame draw:name="Title text3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69" draw:style-name="dp1" draw:id="id369" draw:master-page-name="Default" presentation:presentation-page-layout-name="AL2T1">
        <draw:frame draw:name="Title text3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2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0" draw:style-name="dp1" draw:id="id370" draw:master-page-name="Default" presentation:presentation-page-layout-name="AL2T1">
        <draw:frame draw:name="Title text3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1" draw:style-name="dp1" draw:id="id371" draw:master-page-name="Default" presentation:presentation-page-layout-name="AL2T1">
        <draw:frame draw:name="Title text3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2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2" draw:style-name="dp1" draw:id="id372" draw:master-page-name="Default" presentation:presentation-page-layout-name="AL2T1">
        <draw:frame draw:name="Title text3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5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2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2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3" draw:style-name="dp1" draw:id="id373" draw:master-page-name="Default" presentation:presentation-page-layout-name="AL2T1">
        <draw:frame draw:name="Title text3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29" draw:style-name="gr12" draw:text-style-name="P2" draw:layer="layout" svg:x1="16.321cm" svg:y1="9.135cm" svg:x2="16.321cm" svg:y2="6.573cm"/>
        <draw:connector draw:name="Object Connectors29" draw:style-name="gr13" draw:text-style-name="P2" draw:layer="layout" draw:type="curve" svg:x1="20.665cm" svg:y1="8.132cm" svg:x2="23.144cm" svg:y2="11.446cm"/>
        <draw:line draw:name="Line2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4" draw:style-name="dp1" draw:id="id374" draw:master-page-name="Default" presentation:presentation-page-layout-name="AL2T1">
        <draw:frame draw:name="Title text3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2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2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5" draw:style-name="dp1" draw:id="id375" draw:master-page-name="Default" presentation:presentation-page-layout-name="AL2T1">
        <draw:frame draw:name="Title text3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19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6" draw:style-name="dp1" draw:id="id376" draw:master-page-name="Default" presentation:presentation-page-layout-name="AL2T1">
        <draw:frame draw:name="Title text3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19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7" draw:style-name="dp1" draw:id="id377" draw:master-page-name="Default" presentation:presentation-page-layout-name="AL2T1">
        <draw:frame draw:name="Title text3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19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8" draw:style-name="dp1" draw:id="id378" draw:master-page-name="Default" presentation:presentation-page-layout-name="AL2T1">
        <draw:frame draw:name="Title text3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79" draw:style-name="dp1" draw:id="id379" draw:master-page-name="Default" presentation:presentation-page-layout-name="AL2T1">
        <draw:frame draw:name="Title text3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0" draw:style-name="dp1" draw:id="id380" draw:master-page-name="Default" presentation:presentation-page-layout-name="AL2T1">
        <draw:frame draw:name="Title text3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3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1" draw:style-name="dp1" draw:id="id381" draw:master-page-name="Default" presentation:presentation-page-layout-name="AL2T1">
        <draw:frame draw:name="Title text3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5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2" draw:style-name="dp1" draw:id="id382" draw:master-page-name="Default" presentation:presentation-page-layout-name="AL2T1">
        <draw:frame draw:name="Title text3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3" draw:style-name="dp1" draw:id="id383" draw:master-page-name="Default" presentation:presentation-page-layout-name="AL2T1">
        <draw:frame draw:name="Title text3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3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0" draw:style-name="gr12" draw:text-style-name="P2" draw:layer="layout" svg:x1="16.321cm" svg:y1="9.135cm" svg:x2="16.321cm" svg:y2="6.573cm"/>
        <draw:connector draw:name="Object Connectors30" draw:style-name="gr13" draw:text-style-name="P2" draw:layer="layout" draw:type="curve" svg:x1="20.665cm" svg:y1="8.132cm" svg:x2="23.144cm" svg:y2="11.446cm"/>
        <draw:line draw:name="Line3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4" draw:style-name="dp1" draw:id="id384" draw:master-page-name="Default" presentation:presentation-page-layout-name="AL2T1">
        <draw:frame draw:name="Title text3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5" draw:style-name="dp1" draw:id="id385" draw:master-page-name="Default" presentation:presentation-page-layout-name="AL2T1">
        <draw:frame draw:name="Title text3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6" draw:style-name="dp1" draw:id="id386" draw:master-page-name="Default" presentation:presentation-page-layout-name="AL2T1">
        <draw:frame draw:name="Title text3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7" draw:style-name="dp1" draw:id="id387" draw:master-page-name="Default" presentation:presentation-page-layout-name="AL2T1">
        <draw:frame draw:name="Title text3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8" draw:style-name="dp1" draw:id="id388" draw:master-page-name="Default" presentation:presentation-page-layout-name="AL2T1">
        <draw:frame draw:name="Title text3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89" draw:style-name="dp1" draw:id="id389" draw:master-page-name="Default" presentation:presentation-page-layout-name="AL2T1">
        <draw:frame draw:name="Title text3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1" draw:style-name="gr12" draw:text-style-name="P2" draw:layer="layout" svg:x1="16.321cm" svg:y1="9.135cm" svg:x2="16.321cm" svg:y2="6.573cm"/>
        <draw:connector draw:name="Object Connectors31" draw:style-name="gr13" draw:text-style-name="P2" draw:layer="layout" draw:type="curve" svg:x1="20.665cm" svg:y1="8.132cm" svg:x2="23.144cm" svg:y2="11.446cm"/>
        <draw:line draw:name="Line3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0" draw:style-name="dp1" draw:id="id390" draw:master-page-name="Default" presentation:presentation-page-layout-name="AL2T1">
        <draw:frame draw:name="Title text3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1" draw:style-name="dp1" draw:id="id391" draw:master-page-name="Default" presentation:presentation-page-layout-name="AL2T1">
        <draw:frame draw:name="Title text3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19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0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3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2" draw:style-name="dp1" draw:id="id392" draw:master-page-name="Default" presentation:presentation-page-layout-name="AL2T1">
        <draw:frame draw:name="Title text3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0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3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3" draw:style-name="dp1" draw:id="id393" draw:master-page-name="Default" presentation:presentation-page-layout-name="AL2T1">
        <draw:frame draw:name="Title text3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0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3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4" draw:style-name="dp1" draw:id="id394" draw:master-page-name="Default" presentation:presentation-page-layout-name="AL2T1">
        <draw:frame draw:name="Title text3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3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5" draw:style-name="dp1" draw:id="id395" draw:master-page-name="Default" presentation:presentation-page-layout-name="AL2T1">
        <draw:frame draw:name="Title text3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6" draw:style-name="dp1" draw:id="id396" draw:master-page-name="Default" presentation:presentation-page-layout-name="AL2T1">
        <draw:frame draw:name="Title text3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3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7" draw:style-name="dp1" draw:id="id397" draw:master-page-name="Default" presentation:presentation-page-layout-name="AL2T1">
        <draw:frame draw:name="Title text3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8" draw:style-name="dp1" draw:id="id398" draw:master-page-name="Default" presentation:presentation-page-layout-name="AL2T1">
        <draw:frame draw:name="Title text3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3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399" draw:style-name="dp1" draw:id="id399" draw:master-page-name="Default" presentation:presentation-page-layout-name="AL2T1">
        <draw:frame draw:name="Title text3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5"><text:span text:style-name="T1">hello</text:span></text:p>
        </draw:custom-shape>
        <draw:line draw:name="Vertical line32" draw:style-name="gr12" draw:text-style-name="P2" draw:layer="layout" svg:x1="16.321cm" svg:y1="9.135cm" svg:x2="16.321cm" svg:y2="6.573cm"/>
        <draw:connector draw:name="Object Connectors32" draw:style-name="gr13" draw:text-style-name="P2" draw:layer="layout" draw:type="curve" svg:x1="20.665cm" svg:y1="8.132cm" svg:x2="23.144cm" svg:y2="11.446cm"/>
        <draw:line draw:name="Line3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3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0" draw:style-name="dp1" draw:id="id400" draw:master-page-name="Default" presentation:presentation-page-layout-name="AL2T1">
        <draw:frame draw:name="Title text4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1" draw:style-name="dp1" draw:id="id401" draw:master-page-name="Default" presentation:presentation-page-layout-name="AL2T1">
        <draw:frame draw:name="Title text4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0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2" draw:style-name="dp1" draw:id="id402" draw:master-page-name="Default" presentation:presentation-page-layout-name="AL2T1">
        <draw:frame draw:name="Title text4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0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3" draw:style-name="dp1" draw:id="id403" draw:master-page-name="Default" presentation:presentation-page-layout-name="AL2T1">
        <draw:frame draw:name="Title text4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0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1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4" draw:style-name="dp1" draw:id="id404" draw:master-page-name="Default" presentation:presentation-page-layout-name="AL2T1">
        <draw:frame draw:name="Title text4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5" draw:style-name="dp1" draw:id="id405" draw:master-page-name="Default" presentation:presentation-page-layout-name="AL1T0">
        <draw:frame draw:name="Title text4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6" draw:style-name="dp1" draw:id="id406" draw:master-page-name="Default" presentation:presentation-page-layout-name="AL2T1">
        <draw:frame draw:name="Title text4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7" draw:style-name="dp1" draw:id="id407" draw:master-page-name="Default" presentation:presentation-page-layout-name="AL1T0">
        <draw:frame draw:name="Title text4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8" draw:style-name="dp1" draw:id="id408" draw:master-page-name="Default" presentation:presentation-page-layout-name="AL2T1">
        <draw:frame draw:name="Title text4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09" draw:style-name="dp1" draw:id="id409" draw:master-page-name="Default" presentation:presentation-page-layout-name="AL2T1">
        <draw:frame draw:name="Title text4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1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0" draw:style-name="dp1" draw:id="id410" draw:master-page-name="Default" presentation:presentation-page-layout-name="AL2T1">
        <draw:frame draw:name="Title text4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1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1" draw:style-name="dp1" draw:id="id411" draw:master-page-name="Default" presentation:presentation-page-layout-name="AL2T1">
        <draw:frame draw:name="Title text4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1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2" draw:style-name="dp1" draw:id="id412" draw:master-page-name="Default" presentation:presentation-page-layout-name="AL2T1">
        <draw:frame draw:name="Title text4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6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3" draw:style-name="dp1" draw:id="id413" draw:master-page-name="Default" presentation:presentation-page-layout-name="AL2T1">
        <draw:frame draw:name="Title text4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4" draw:style-name="dp1" draw:id="id414" draw:master-page-name="Default" presentation:presentation-page-layout-name="AL2T1">
        <draw:frame draw:name="Title text4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6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5" draw:style-name="dp1" draw:id="id415" draw:master-page-name="Default" presentation:presentation-page-layout-name="AL2T1">
        <draw:frame draw:name="Title text4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6" draw:style-name="dp1" draw:id="id416" draw:master-page-name="Default" presentation:presentation-page-layout-name="AL2T1">
        <draw:frame draw:name="Title text4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7" draw:style-name="dp1" draw:id="id417" draw:master-page-name="Default" presentation:presentation-page-layout-name="AL2T1">
        <draw:frame draw:name="Title text4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3" draw:style-name="gr12" draw:text-style-name="P2" draw:layer="layout" svg:x1="16.321cm" svg:y1="9.135cm" svg:x2="16.321cm" svg:y2="6.573cm"/>
        <draw:connector draw:name="Object Connectors33" draw:style-name="gr13" draw:text-style-name="P2" draw:layer="layout" draw:type="curve" svg:x1="20.665cm" svg:y1="8.132cm" svg:x2="23.144cm" svg:y2="11.446cm"/>
        <draw:line draw:name="Line3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8" draw:style-name="dp1" draw:id="id418" draw:master-page-name="Default" presentation:presentation-page-layout-name="AL2T1">
        <draw:frame draw:name="Title text4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19" draw:style-name="dp1" draw:id="id419" draw:master-page-name="Default" presentation:presentation-page-layout-name="AL2T1">
        <draw:frame draw:name="Title text4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1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0" draw:style-name="dp1" draw:id="id420" draw:master-page-name="Default" presentation:presentation-page-layout-name="AL2T1">
        <draw:frame draw:name="Title text4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1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2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1" draw:style-name="dp1" draw:id="id421" draw:master-page-name="Default" presentation:presentation-page-layout-name="AL2T1">
        <draw:frame draw:name="Title text4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2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2" draw:style-name="dp1" draw:id="id422" draw:master-page-name="Default" presentation:presentation-page-layout-name="AL2T1">
        <draw:frame draw:name="Title text4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3" draw:style-name="dp1" draw:id="id423" draw:master-page-name="Default" presentation:presentation-page-layout-name="AL2T1">
        <draw:frame draw:name="Title text4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4" draw:style-name="dp1" draw:id="id424" draw:master-page-name="Default" presentation:presentation-page-layout-name="AL2T1">
        <draw:frame draw:name="Title text4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5" draw:style-name="dp1" draw:id="id425" draw:master-page-name="Default" presentation:presentation-page-layout-name="AL2T1">
        <draw:frame draw:name="Title text4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6" draw:style-name="dp1" draw:id="id426" draw:master-page-name="Default" presentation:presentation-page-layout-name="AL2T1">
        <draw:frame draw:name="Title text4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6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7" draw:style-name="dp1" draw:id="id427" draw:master-page-name="Default" presentation:presentation-page-layout-name="AL2T1">
        <draw:frame draw:name="Title text4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4" draw:style-name="gr12" draw:text-style-name="P2" draw:layer="layout" svg:x1="16.321cm" svg:y1="9.135cm" svg:x2="16.321cm" svg:y2="6.573cm"/>
        <draw:connector draw:name="Object Connectors34" draw:style-name="gr13" draw:text-style-name="P2" draw:layer="layout" draw:type="curve" svg:x1="20.665cm" svg:y1="8.132cm" svg:x2="23.144cm" svg:y2="11.446cm"/>
        <draw:line draw:name="Line3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8" draw:style-name="dp1" draw:id="id428" draw:master-page-name="Default" presentation:presentation-page-layout-name="AL2T1">
        <draw:frame draw:name="Title text4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29" draw:style-name="dp1" draw:id="id429" draw:master-page-name="Default" presentation:presentation-page-layout-name="AL2T1">
        <draw:frame draw:name="Title text4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0" draw:style-name="dp1" draw:id="id430" draw:master-page-name="Default" presentation:presentation-page-layout-name="AL2T1">
        <draw:frame draw:name="Title text4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1" draw:style-name="dp1" draw:id="id431" draw:master-page-name="Default" presentation:presentation-page-layout-name="AL2T1">
        <draw:frame draw:name="Title text4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6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2" draw:style-name="dp1" draw:id="id432" draw:master-page-name="Default" presentation:presentation-page-layout-name="AL2T1">
        <draw:frame draw:name="Title text4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3" draw:style-name="dp1" draw:id="id433" draw:master-page-name="Default" presentation:presentation-page-layout-name="AL2T1">
        <draw:frame draw:name="Title text4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5" draw:style-name="gr12" draw:text-style-name="P2" draw:layer="layout" svg:x1="16.321cm" svg:y1="9.135cm" svg:x2="16.321cm" svg:y2="6.573cm"/>
        <draw:connector draw:name="Object Connectors35" draw:style-name="gr13" draw:text-style-name="P2" draw:layer="layout" draw:type="curve" svg:x1="20.665cm" svg:y1="8.132cm" svg:x2="23.144cm" svg:y2="11.446cm"/>
        <draw:line draw:name="Line3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4" draw:style-name="dp1" draw:id="id434" draw:master-page-name="Default" presentation:presentation-page-layout-name="AL2T1">
        <draw:frame draw:name="Title text4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5" draw:style-name="dp1" draw:id="id435" draw:master-page-name="Default" presentation:presentation-page-layout-name="AL2T1">
        <draw:frame draw:name="Title text4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2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6" draw:style-name="dp1" draw:id="id436" draw:master-page-name="Default" presentation:presentation-page-layout-name="AL2T1">
        <draw:frame draw:name="Title text4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2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7" draw:style-name="dp1" draw:id="id437" draw:master-page-name="Default" presentation:presentation-page-layout-name="AL2T1">
        <draw:frame draw:name="Title text4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3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2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8" draw:style-name="dp1" draw:id="id438" draw:master-page-name="Default" presentation:presentation-page-layout-name="AL2T1">
        <draw:frame draw:name="Title text4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39" draw:style-name="dp1" draw:id="id439" draw:master-page-name="Default" presentation:presentation-page-layout-name="AL2T1">
        <draw:frame draw:name="Title text4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0" draw:style-name="dp1" draw:id="id440" draw:master-page-name="Default" presentation:presentation-page-layout-name="AL2T1">
        <draw:frame draw:name="Title text4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1" draw:style-name="dp1" draw:id="id441" draw:master-page-name="Default" presentation:presentation-page-layout-name="AL2T1">
        <draw:frame draw:name="Title text4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2" draw:style-name="dp1" draw:id="id442" draw:master-page-name="Default" presentation:presentation-page-layout-name="AL2T1">
        <draw:frame draw:name="Title text4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3" draw:style-name="dp1" draw:id="id443" draw:master-page-name="Default" presentation:presentation-page-layout-name="AL2T1">
        <draw:frame draw:name="Title text4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6" draw:style-name="gr12" draw:text-style-name="P2" draw:layer="layout" svg:x1="16.321cm" svg:y1="9.135cm" svg:x2="16.321cm" svg:y2="6.573cm"/>
        <draw:connector draw:name="Object Connectors36" draw:style-name="gr13" draw:text-style-name="P2" draw:layer="layout" draw:type="curve" svg:x1="20.665cm" svg:y1="8.132cm" svg:x2="23.144cm" svg:y2="11.446cm"/>
        <draw:line draw:name="Line3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4" draw:style-name="dp1" draw:id="id444" draw:master-page-name="Default" presentation:presentation-page-layout-name="AL2T1">
        <draw:frame draw:name="Title text4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5" draw:style-name="dp1" draw:id="id445" draw:master-page-name="Default" presentation:presentation-page-layout-name="AL1T0">
        <draw:frame draw:name="Title text4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3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6" draw:style-name="dp1" draw:id="id446" draw:master-page-name="Default" presentation:presentation-page-layout-name="AL2T1">
        <draw:frame draw:name="Title text4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7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7" draw:style-name="dp1" draw:id="id447" draw:master-page-name="Default" presentation:presentation-page-layout-name="AL1T0">
        <draw:frame draw:name="Title text4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7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8" draw:style-name="dp1" draw:id="id448" draw:master-page-name="Default" presentation:presentation-page-layout-name="AL2T1">
        <draw:frame draw:name="Title text4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49" draw:style-name="dp1" draw:id="id449" draw:master-page-name="Default" presentation:presentation-page-layout-name="AL2T1">
        <draw:frame draw:name="Title text4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2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3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0" draw:style-name="dp1" draw:id="id450" draw:master-page-name="Default" presentation:presentation-page-layout-name="AL2T1">
        <draw:frame draw:name="Title text4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3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1" draw:style-name="dp1" draw:id="id451" draw:master-page-name="Default" presentation:presentation-page-layout-name="AL2T1">
        <draw:frame draw:name="Title text4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3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2" draw:style-name="dp1" draw:id="id452" draw:master-page-name="Default" presentation:presentation-page-layout-name="AL2T1">
        <draw:frame draw:name="Title text4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3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3" draw:style-name="dp1" draw:id="id453" draw:master-page-name="Default" presentation:presentation-page-layout-name="AL2T1">
        <draw:frame draw:name="Title text4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4" draw:style-name="dp1" draw:id="id454" draw:master-page-name="Default" presentation:presentation-page-layout-name="AL2T1">
        <draw:frame draw:name="Title text4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5" draw:style-name="dp1" draw:id="id455" draw:master-page-name="Default" presentation:presentation-page-layout-name="AL2T1">
        <draw:frame draw:name="Title text4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6" draw:style-name="dp1" draw:id="id456" draw:master-page-name="Default" presentation:presentation-page-layout-name="AL2T1">
        <draw:frame draw:name="Title text4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7" draw:style-name="dp1" draw:id="id457" draw:master-page-name="Default" presentation:presentation-page-layout-name="AL2T1">
        <draw:frame draw:name="Title text4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7" draw:style-name="gr12" draw:text-style-name="P2" draw:layer="layout" svg:x1="16.321cm" svg:y1="9.135cm" svg:x2="16.321cm" svg:y2="6.573cm"/>
        <draw:connector draw:name="Object Connectors37" draw:style-name="gr13" draw:text-style-name="P2" draw:layer="layout" draw:type="curve" svg:x1="20.665cm" svg:y1="8.132cm" svg:x2="23.144cm" svg:y2="11.446cm"/>
        <draw:line draw:name="Line3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8" draw:style-name="dp1" draw:id="id458" draw:master-page-name="Default" presentation:presentation-page-layout-name="AL2T1">
        <draw:frame draw:name="Title text4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59" draw:style-name="dp1" draw:id="id459" draw:master-page-name="Default" presentation:presentation-page-layout-name="AL2T1">
        <draw:frame draw:name="Title text4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3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0" draw:style-name="dp1" draw:id="id460" draw:master-page-name="Default" presentation:presentation-page-layout-name="AL2T1">
        <draw:frame draw:name="Title text4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3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1" draw:style-name="dp1" draw:id="id461" draw:master-page-name="Default" presentation:presentation-page-layout-name="AL2T1">
        <draw:frame draw:name="Title text4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3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4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2" draw:style-name="dp1" draw:id="id462" draw:master-page-name="Default" presentation:presentation-page-layout-name="AL2T1">
        <draw:frame draw:name="Title text4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7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3" draw:style-name="dp1" draw:id="id463" draw:master-page-name="Default" presentation:presentation-page-layout-name="AL2T1">
        <draw:frame draw:name="Title text4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3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4" draw:style-name="dp1" draw:id="id464" draw:master-page-name="Default" presentation:presentation-page-layout-name="AL2T1">
        <draw:frame draw:name="Title text4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5" draw:style-name="dp1" draw:id="id465" draw:master-page-name="Default" presentation:presentation-page-layout-name="AL2T1">
        <draw:frame draw:name="Title text4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6" draw:style-name="dp1" draw:id="id466" draw:master-page-name="Default" presentation:presentation-page-layout-name="AL2T1">
        <draw:frame draw:name="Title text4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7" draw:style-name="dp1" draw:id="id467" draw:master-page-name="Default" presentation:presentation-page-layout-name="AL2T1">
        <draw:frame draw:name="Title text4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8" draw:style-name="gr12" draw:text-style-name="P2" draw:layer="layout" svg:x1="16.321cm" svg:y1="9.135cm" svg:x2="16.321cm" svg:y2="6.573cm"/>
        <draw:connector draw:name="Object Connectors38" draw:style-name="gr13" draw:text-style-name="P2" draw:layer="layout" draw:type="curve" svg:x1="20.665cm" svg:y1="8.132cm" svg:x2="23.144cm" svg:y2="11.446cm"/>
        <draw:line draw:name="Line3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8" draw:style-name="dp1" draw:id="id468" draw:master-page-name="Default" presentation:presentation-page-layout-name="AL2T1">
        <draw:frame draw:name="Title text4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69" draw:style-name="dp1" draw:id="id469" draw:master-page-name="Default" presentation:presentation-page-layout-name="AL2T1">
        <draw:frame draw:name="Title text4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3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0" draw:style-name="dp1" draw:id="id470" draw:master-page-name="Default" presentation:presentation-page-layout-name="AL2T1">
        <draw:frame draw:name="Title text4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7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1" draw:style-name="dp1" draw:id="id471" draw:master-page-name="Default" presentation:presentation-page-layout-name="AL2T1">
        <draw:frame draw:name="Title text4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3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2" draw:style-name="dp1" draw:id="id472" draw:master-page-name="Default" presentation:presentation-page-layout-name="AL2T1">
        <draw:frame draw:name="Title text4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7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3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3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3" draw:style-name="dp1" draw:id="id473" draw:master-page-name="Default" presentation:presentation-page-layout-name="AL2T1">
        <draw:frame draw:name="Title text4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39" draw:style-name="gr12" draw:text-style-name="P2" draw:layer="layout" svg:x1="16.321cm" svg:y1="9.135cm" svg:x2="16.321cm" svg:y2="6.573cm"/>
        <draw:connector draw:name="Object Connectors39" draw:style-name="gr13" draw:text-style-name="P2" draw:layer="layout" draw:type="curve" svg:x1="20.665cm" svg:y1="8.132cm" svg:x2="23.144cm" svg:y2="11.446cm"/>
        <draw:line draw:name="Line3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4" draw:style-name="dp1" draw:id="id474" draw:master-page-name="Default" presentation:presentation-page-layout-name="AL2T1">
        <draw:frame draw:name="Title text4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3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3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5" draw:style-name="dp1" draw:id="id475" draw:master-page-name="Default" presentation:presentation-page-layout-name="AL2T1">
        <draw:frame draw:name="Title text4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4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6" draw:style-name="dp1" draw:id="id476" draw:master-page-name="Default" presentation:presentation-page-layout-name="AL2T1">
        <draw:frame draw:name="Title text4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4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7" draw:style-name="dp1" draw:id="id477" draw:master-page-name="Default" presentation:presentation-page-layout-name="AL2T1">
        <draw:frame draw:name="Title text4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4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8" draw:style-name="dp1" draw:id="id478" draw:master-page-name="Default" presentation:presentation-page-layout-name="AL2T1">
        <draw:frame draw:name="Title text4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79" draw:style-name="dp1" draw:id="id479" draw:master-page-name="Default" presentation:presentation-page-layout-name="AL2T1">
        <draw:frame draw:name="Title text4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0" draw:style-name="dp1" draw:id="id480" draw:master-page-name="Default" presentation:presentation-page-layout-name="AL2T1">
        <draw:frame draw:name="Title text4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4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1" draw:style-name="dp1" draw:id="id481" draw:master-page-name="Default" presentation:presentation-page-layout-name="AL2T1">
        <draw:frame draw:name="Title text4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7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2" draw:style-name="dp1" draw:id="id482" draw:master-page-name="Default" presentation:presentation-page-layout-name="AL2T1">
        <draw:frame draw:name="Title text4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3" draw:style-name="dp1" draw:id="id483" draw:master-page-name="Default" presentation:presentation-page-layout-name="AL2T1">
        <draw:frame draw:name="Title text4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4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0" draw:style-name="gr12" draw:text-style-name="P2" draw:layer="layout" svg:x1="16.321cm" svg:y1="9.135cm" svg:x2="16.321cm" svg:y2="6.573cm"/>
        <draw:connector draw:name="Object Connectors40" draw:style-name="gr13" draw:text-style-name="P2" draw:layer="layout" draw:type="curve" svg:x1="20.665cm" svg:y1="8.132cm" svg:x2="23.144cm" svg:y2="11.446cm"/>
        <draw:line draw:name="Line4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4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4" draw:style-name="dp1" draw:id="id484" draw:master-page-name="Default" presentation:presentation-page-layout-name="AL2T1">
        <draw:frame draw:name="Title text4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5" draw:style-name="dp1" draw:id="id485" draw:master-page-name="Default" presentation:presentation-page-layout-name="AL2T1">
        <draw:frame draw:name="Title text5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9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6" draw:style-name="dp1" draw:id="id486" draw:master-page-name="Default" presentation:presentation-page-layout-name="AL2T1">
        <draw:frame draw:name="Title text5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9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7" draw:style-name="dp1" draw:id="id487" draw:master-page-name="Default" presentation:presentation-page-layout-name="AL2T1">
        <draw:frame draw:name="Title text5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9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8" draw:style-name="dp1" draw:id="id488" draw:master-page-name="Default" presentation:presentation-page-layout-name="AL2T1">
        <draw:frame draw:name="Title text5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89" draw:style-name="dp1" draw:id="id489" draw:master-page-name="Default" presentation:presentation-page-layout-name="AL1T0">
        <draw:frame draw:name="Title text5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0" draw:style-name="dp1" draw:id="id490" draw:master-page-name="Default" presentation:presentation-page-layout-name="AL2T1">
        <draw:frame draw:name="Title text5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1" draw:style-name="dp1" draw:id="id491" draw:master-page-name="Default" presentation:presentation-page-layout-name="AL1T0">
        <draw:frame draw:name="Title text5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2" draw:style-name="dp1" draw:id="id492" draw:master-page-name="Default" presentation:presentation-page-layout-name="AL2T1">
        <draw:frame draw:name="Title text5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3" draw:style-name="dp1" draw:id="id493" draw:master-page-name="Default" presentation:presentation-page-layout-name="AL2T1">
        <draw:frame draw:name="Title text5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9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4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4" draw:style-name="dp1" draw:id="id494" draw:master-page-name="Default" presentation:presentation-page-layout-name="AL2T1">
        <draw:frame draw:name="Title text5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9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4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5" draw:style-name="dp1" draw:id="id495" draw:master-page-name="Default" presentation:presentation-page-layout-name="AL2T1">
        <draw:frame draw:name="Title text5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9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0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4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6" draw:style-name="dp1" draw:id="id496" draw:master-page-name="Default" presentation:presentation-page-layout-name="AL2T1">
        <draw:frame draw:name="Title text5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4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7" draw:style-name="dp1" draw:id="id497" draw:master-page-name="Default" presentation:presentation-page-layout-name="AL2T1">
        <draw:frame draw:name="Title text5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8" draw:style-name="dp1" draw:id="id498" draw:master-page-name="Default" presentation:presentation-page-layout-name="AL2T1">
        <draw:frame draw:name="Title text5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4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499" draw:style-name="dp1" draw:id="id499" draw:master-page-name="Default" presentation:presentation-page-layout-name="AL2T1">
        <draw:frame draw:name="Title text5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4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0" draw:style-name="dp1" draw:id="id500" draw:master-page-name="Default" presentation:presentation-page-layout-name="AL2T1">
        <draw:frame draw:name="Title text5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1" draw:style-name="dp1" draw:id="id501" draw:master-page-name="Default" presentation:presentation-page-layout-name="AL2T1">
        <draw:frame draw:name="Title text5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9" draw:style-name="gr12" draw:text-style-name="P2" draw:layer="layout" svg:x1="16.321cm" svg:y1="9.135cm" svg:x2="16.321cm" svg:y2="6.573cm"/>
        <draw:connector draw:name="Object Connectors49" draw:style-name="gr13" draw:text-style-name="P2" draw:layer="layout" draw:type="curve" svg:x1="20.665cm" svg:y1="8.132cm" svg:x2="23.144cm" svg:y2="11.446cm"/>
        <draw:line draw:name="Line4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2" draw:style-name="dp1" draw:id="id502" draw:master-page-name="Default" presentation:presentation-page-layout-name="AL2T1">
        <draw:frame draw:name="Title text5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3" draw:style-name="dp1" draw:id="id503" draw:master-page-name="Default" presentation:presentation-page-layout-name="AL2T1">
        <draw:frame draw:name="Title text5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0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4" draw:style-name="dp1" draw:id="id504" draw:master-page-name="Default" presentation:presentation-page-layout-name="AL2T1">
        <draw:frame draw:name="Title text5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0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5" draw:style-name="dp1" draw:id="id505" draw:master-page-name="Default" presentation:presentation-page-layout-name="AL2T1">
        <draw:frame draw:name="Title text5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0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6" draw:style-name="dp1" draw:id="id506" draw:master-page-name="Default" presentation:presentation-page-layout-name="AL2T1">
        <draw:frame draw:name="Title text5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7" draw:style-name="dp1" draw:id="id507" draw:master-page-name="Default" presentation:presentation-page-layout-name="AL2T1">
        <draw:frame draw:name="Title text5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8" draw:style-name="dp1" draw:id="id508" draw:master-page-name="Default" presentation:presentation-page-layout-name="AL2T1">
        <draw:frame draw:name="Title text5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09" draw:style-name="dp1" draw:id="id509" draw:master-page-name="Default" presentation:presentation-page-layout-name="AL2T1">
        <draw:frame draw:name="Title text5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0" draw:style-name="dp1" draw:id="id510" draw:master-page-name="Default" presentation:presentation-page-layout-name="AL2T1">
        <draw:frame draw:name="Title text5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1" draw:style-name="dp1" draw:id="id511" draw:master-page-name="Default" presentation:presentation-page-layout-name="AL2T1">
        <draw:frame draw:name="Title text5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0" draw:style-name="gr12" draw:text-style-name="P2" draw:layer="layout" svg:x1="16.321cm" svg:y1="9.135cm" svg:x2="16.321cm" svg:y2="6.573cm"/>
        <draw:connector draw:name="Object Connectors50" draw:style-name="gr13" draw:text-style-name="P2" draw:layer="layout" draw:type="curve" svg:x1="20.665cm" svg:y1="8.132cm" svg:x2="23.144cm" svg:y2="11.446cm"/>
        <draw:line draw:name="Line5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2" draw:style-name="dp1" draw:id="id512" draw:master-page-name="Default" presentation:presentation-page-layout-name="AL2T1">
        <draw:frame draw:name="Title text5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3" draw:style-name="dp1" draw:id="id513" draw:master-page-name="Default" presentation:presentation-page-layout-name="AL2T1">
        <draw:frame draw:name="Title text5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4" draw:style-name="dp1" draw:id="id514" draw:master-page-name="Default" presentation:presentation-page-layout-name="AL2T1">
        <draw:frame draw:name="Title text5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5" draw:style-name="dp1" draw:id="id515" draw:master-page-name="Default" presentation:presentation-page-layout-name="AL2T1">
        <draw:frame draw:name="Title text5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6" draw:style-name="dp1" draw:id="id516" draw:master-page-name="Default" presentation:presentation-page-layout-name="AL2T1">
        <draw:frame draw:name="Title text6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7" draw:style-name="dp1" draw:id="id517" draw:master-page-name="Default" presentation:presentation-page-layout-name="AL2T1">
        <draw:frame draw:name="Title text6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1" draw:style-name="gr12" draw:text-style-name="P2" draw:layer="layout" svg:x1="16.321cm" svg:y1="9.135cm" svg:x2="16.321cm" svg:y2="6.573cm"/>
        <draw:connector draw:name="Object Connectors51" draw:style-name="gr13" draw:text-style-name="P2" draw:layer="layout" draw:type="curve" svg:x1="20.665cm" svg:y1="8.132cm" svg:x2="23.144cm" svg:y2="11.446cm"/>
        <draw:line draw:name="Line5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8" draw:style-name="dp1" draw:id="id518" draw:master-page-name="Default" presentation:presentation-page-layout-name="AL2T1">
        <draw:frame draw:name="Title text6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19" draw:style-name="dp1" draw:id="id519" draw:master-page-name="Default" presentation:presentation-page-layout-name="AL2T1">
        <draw:frame draw:name="Title text6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0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0" draw:style-name="dp1" draw:id="id520" draw:master-page-name="Default" presentation:presentation-page-layout-name="AL2T1">
        <draw:frame draw:name="Title text6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0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1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1" draw:style-name="dp1" draw:id="id521" draw:master-page-name="Default" presentation:presentation-page-layout-name="AL2T1">
        <draw:frame draw:name="Title text6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1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2" draw:style-name="dp1" draw:id="id522" draw:master-page-name="Default" presentation:presentation-page-layout-name="AL2T1">
        <draw:frame draw:name="Title text6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3" draw:style-name="dp1" draw:id="id523" draw:master-page-name="Default" presentation:presentation-page-layout-name="AL2T1">
        <draw:frame draw:name="Title text6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4" draw:style-name="dp1" draw:id="id524" draw:master-page-name="Default" presentation:presentation-page-layout-name="AL2T1">
        <draw:frame draw:name="Title text6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5" draw:style-name="dp1" draw:id="id525" draw:master-page-name="Default" presentation:presentation-page-layout-name="AL2T1">
        <draw:frame draw:name="Title text6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6" draw:style-name="dp1" draw:id="id526" draw:master-page-name="Default" presentation:presentation-page-layout-name="AL2T1">
        <draw:frame draw:name="Title text6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7" draw:style-name="dp1" draw:id="id527" draw:master-page-name="Default" presentation:presentation-page-layout-name="AL2T1">
        <draw:frame draw:name="Title text6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2" draw:style-name="gr12" draw:text-style-name="P2" draw:layer="layout" svg:x1="16.321cm" svg:y1="9.135cm" svg:x2="16.321cm" svg:y2="6.573cm"/>
        <draw:connector draw:name="Object Connectors52" draw:style-name="gr13" draw:text-style-name="P2" draw:layer="layout" draw:type="curve" svg:x1="20.665cm" svg:y1="8.132cm" svg:x2="23.144cm" svg:y2="11.446cm"/>
        <draw:line draw:name="Line5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8" draw:style-name="dp1" draw:id="id528" draw:master-page-name="Default" presentation:presentation-page-layout-name="AL2T1">
        <draw:frame draw:name="Title text6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29" draw:style-name="dp1" draw:id="id529" draw:master-page-name="Default" presentation:presentation-page-layout-name="AL1T0">
        <draw:frame draw:name="Title text6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7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0" draw:style-name="dp1" draw:id="id530" draw:master-page-name="Default" presentation:presentation-page-layout-name="AL2T1">
        <draw:frame draw:name="Title text6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1" draw:style-name="dp1" draw:id="id531" draw:master-page-name="Default" presentation:presentation-page-layout-name="AL1T0">
        <draw:frame draw:name="Title text6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8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2" draw:style-name="dp1" draw:id="id532" draw:master-page-name="Default" presentation:presentation-page-layout-name="AL2T1">
        <draw:frame draw:name="Title text6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3" draw:style-name="dp1" draw:id="id533" draw:master-page-name="Default" presentation:presentation-page-layout-name="AL2T1">
        <draw:frame draw:name="Title text6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1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4" draw:style-name="dp1" draw:id="id534" draw:master-page-name="Default" presentation:presentation-page-layout-name="AL2T1">
        <draw:frame draw:name="Title text6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1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5" draw:style-name="dp1" draw:id="id535" draw:master-page-name="Default" presentation:presentation-page-layout-name="AL2T1">
        <draw:frame draw:name="Title text6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1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6" draw:style-name="dp1" draw:id="id536" draw:master-page-name="Default" presentation:presentation-page-layout-name="AL2T1">
        <draw:frame draw:name="Title text6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7" draw:style-name="dp1" draw:id="id537" draw:master-page-name="Default" presentation:presentation-page-layout-name="AL2T1">
        <draw:frame draw:name="Title text6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8" draw:style-name="dp1" draw:id="id538" draw:master-page-name="Default" presentation:presentation-page-layout-name="AL2T1">
        <draw:frame draw:name="Title text6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39" draw:style-name="dp1" draw:id="id539" draw:master-page-name="Default" presentation:presentation-page-layout-name="AL2T1">
        <draw:frame draw:name="Title text6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0" draw:style-name="dp1" draw:id="id540" draw:master-page-name="Default" presentation:presentation-page-layout-name="AL2T1">
        <draw:frame draw:name="Title text6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1" draw:style-name="dp1" draw:id="id541" draw:master-page-name="Default" presentation:presentation-page-layout-name="AL2T1">
        <draw:frame draw:name="Title text6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3" draw:style-name="gr12" draw:text-style-name="P2" draw:layer="layout" svg:x1="16.321cm" svg:y1="9.135cm" svg:x2="16.321cm" svg:y2="6.573cm"/>
        <draw:connector draw:name="Object Connectors53" draw:style-name="gr13" draw:text-style-name="P2" draw:layer="layout" draw:type="curve" svg:x1="20.665cm" svg:y1="8.132cm" svg:x2="23.144cm" svg:y2="11.446cm"/>
        <draw:line draw:name="Line5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2" draw:style-name="dp1" draw:id="id542" draw:master-page-name="Default" presentation:presentation-page-layout-name="AL2T1">
        <draw:frame draw:name="Title text6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3" draw:style-name="dp1" draw:id="id543" draw:master-page-name="Default" presentation:presentation-page-layout-name="AL2T1">
        <draw:frame draw:name="Title text6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1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2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4" draw:style-name="dp1" draw:id="id544" draw:master-page-name="Default" presentation:presentation-page-layout-name="AL2T1">
        <draw:frame draw:name="Title text6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2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5" draw:style-name="dp1" draw:id="id545" draw:master-page-name="Default" presentation:presentation-page-layout-name="AL2T1">
        <draw:frame draw:name="Title text6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2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6" draw:style-name="dp1" draw:id="id546" draw:master-page-name="Default" presentation:presentation-page-layout-name="AL2T1">
        <draw:frame draw:name="Title text6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0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7" draw:style-name="dp1" draw:id="id547" draw:master-page-name="Default" presentation:presentation-page-layout-name="AL2T1">
        <draw:frame draw:name="Title text6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8" draw:style-name="dp1" draw:id="id548" draw:master-page-name="Default" presentation:presentation-page-layout-name="AL2T1">
        <draw:frame draw:name="Title text6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49" draw:style-name="dp1" draw:id="id549" draw:master-page-name="Default" presentation:presentation-page-layout-name="AL2T1">
        <draw:frame draw:name="Title text6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0" draw:style-name="dp1" draw:id="id550" draw:master-page-name="Default" presentation:presentation-page-layout-name="AL2T1">
        <draw:frame draw:name="Title text6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0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1" draw:style-name="dp1" draw:id="id551" draw:master-page-name="Default" presentation:presentation-page-layout-name="AL2T1">
        <draw:frame draw:name="Title text6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4" draw:style-name="gr12" draw:text-style-name="P2" draw:layer="layout" svg:x1="16.321cm" svg:y1="9.135cm" svg:x2="16.321cm" svg:y2="6.573cm"/>
        <draw:connector draw:name="Object Connectors54" draw:style-name="gr13" draw:text-style-name="P2" draw:layer="layout" draw:type="curve" svg:x1="20.665cm" svg:y1="8.132cm" svg:x2="23.144cm" svg:y2="11.446cm"/>
        <draw:line draw:name="Line5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2" draw:style-name="dp1" draw:id="id552" draw:master-page-name="Default" presentation:presentation-page-layout-name="AL2T1">
        <draw:frame draw:name="Title text6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3" draw:style-name="dp1" draw:id="id553" draw:master-page-name="Default" presentation:presentation-page-layout-name="AL2T1">
        <draw:frame draw:name="Title text6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4" draw:style-name="dp1" draw:id="id554" draw:master-page-name="Default" presentation:presentation-page-layout-name="AL2T1">
        <draw:frame draw:name="Title text6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0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5" draw:style-name="dp1" draw:id="id555" draw:master-page-name="Default" presentation:presentation-page-layout-name="AL2T1">
        <draw:frame draw:name="Title text6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0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6" draw:style-name="dp1" draw:id="id556" draw:master-page-name="Default" presentation:presentation-page-layout-name="AL2T1">
        <draw:frame draw:name="Title text6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7" draw:style-name="dp1" draw:id="id557" draw:master-page-name="Default" presentation:presentation-page-layout-name="AL2T1">
        <draw:frame draw:name="Title text6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5" draw:style-name="gr12" draw:text-style-name="P2" draw:layer="layout" svg:x1="16.321cm" svg:y1="9.135cm" svg:x2="16.321cm" svg:y2="6.573cm"/>
        <draw:connector draw:name="Object Connectors55" draw:style-name="gr13" draw:text-style-name="P2" draw:layer="layout" draw:type="curve" svg:x1="20.665cm" svg:y1="8.132cm" svg:x2="23.144cm" svg:y2="11.446cm"/>
        <draw:line draw:name="Line5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8" draw:style-name="dp1" draw:id="id558" draw:master-page-name="Default" presentation:presentation-page-layout-name="AL2T1">
        <draw:frame draw:name="Title text6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59" draw:style-name="dp1" draw:id="id559" draw:master-page-name="Default" presentation:presentation-page-layout-name="AL2T1">
        <draw:frame draw:name="Title text6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2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0" draw:style-name="dp1" draw:id="id560" draw:master-page-name="Default" presentation:presentation-page-layout-name="AL2T1">
        <draw:frame draw:name="Title text6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2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1" draw:style-name="dp1" draw:id="id561" draw:master-page-name="Default" presentation:presentation-page-layout-name="AL2T1">
        <draw:frame draw:name="Title text6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2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3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2" draw:style-name="dp1" draw:id="id562" draw:master-page-name="Default" presentation:presentation-page-layout-name="AL2T1">
        <draw:frame draw:name="Title text6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3" draw:style-name="dp1" draw:id="id563" draw:master-page-name="Default" presentation:presentation-page-layout-name="AL2T1">
        <draw:frame draw:name="Title text6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4" draw:style-name="dp1" draw:id="id564" draw:master-page-name="Default" presentation:presentation-page-layout-name="AL2T1">
        <draw:frame draw:name="Title text6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5" draw:style-name="dp1" draw:id="id565" draw:master-page-name="Default" presentation:presentation-page-layout-name="AL2T1">
        <draw:frame draw:name="Title text6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6" draw:style-name="dp1" draw:id="id566" draw:master-page-name="Default" presentation:presentation-page-layout-name="AL2T1">
        <draw:frame draw:name="Title text6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7" draw:style-name="dp1" draw:id="id567" draw:master-page-name="Default" presentation:presentation-page-layout-name="AL2T1">
        <draw:frame draw:name="Title text6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6" draw:style-name="gr12" draw:text-style-name="P2" draw:layer="layout" svg:x1="16.321cm" svg:y1="9.135cm" svg:x2="16.321cm" svg:y2="6.573cm"/>
        <draw:connector draw:name="Object Connectors56" draw:style-name="gr13" draw:text-style-name="P2" draw:layer="layout" draw:type="curve" svg:x1="20.665cm" svg:y1="8.132cm" svg:x2="23.144cm" svg:y2="11.446cm"/>
        <draw:line draw:name="Line5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8" draw:style-name="dp1" draw:id="id568" draw:master-page-name="Default" presentation:presentation-page-layout-name="AL2T1">
        <draw:frame draw:name="Title text6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69" draw:style-name="dp1" draw:id="id569" draw:master-page-name="Default" presentation:presentation-page-layout-name="AL2T1">
        <draw:frame draw:name="Title text4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4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0" draw:style-name="dp1" draw:id="id570" draw:master-page-name="Default" presentation:presentation-page-layout-name="AL2T1">
        <draw:frame draw:name="Title text4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4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5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1" draw:style-name="dp1" draw:id="id571" draw:master-page-name="Default" presentation:presentation-page-layout-name="AL2T1">
        <draw:frame draw:name="Title text4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5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2" draw:style-name="dp1" draw:id="id572" draw:master-page-name="Default" presentation:presentation-page-layout-name="AL2T1">
        <draw:frame draw:name="Title text4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2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3" draw:style-name="dp1" draw:id="id573" draw:master-page-name="Default" presentation:presentation-page-layout-name="AL1T0">
        <draw:frame draw:name="Title text4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4" draw:style-name="dp1" draw:id="id574" draw:master-page-name="Default" presentation:presentation-page-layout-name="AL2T1">
        <draw:frame draw:name="Title text4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5" draw:style-name="dp1" draw:id="id575" draw:master-page-name="Default" presentation:presentation-page-layout-name="AL1T0">
        <draw:frame draw:name="Title text4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6" draw:style-name="dp1" draw:id="id576" draw:master-page-name="Default" presentation:presentation-page-layout-name="AL2T1">
        <draw:frame draw:name="Title text4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7" draw:style-name="dp1" draw:id="id577" draw:master-page-name="Default" presentation:presentation-page-layout-name="AL2T1">
        <draw:frame draw:name="Title text4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5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8" draw:style-name="dp1" draw:id="id578" draw:master-page-name="Default" presentation:presentation-page-layout-name="AL2T1">
        <draw:frame draw:name="Title text4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5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79" draw:style-name="dp1" draw:id="id579" draw:master-page-name="Default" presentation:presentation-page-layout-name="AL2T1">
        <draw:frame draw:name="Title text4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5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0" draw:style-name="dp1" draw:id="id580" draw:master-page-name="Default" presentation:presentation-page-layout-name="AL2T1">
        <draw:frame draw:name="Title text4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1" draw:style-name="dp1" draw:id="id581" draw:master-page-name="Default" presentation:presentation-page-layout-name="AL2T1">
        <draw:frame draw:name="Title text4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2" draw:style-name="dp1" draw:id="id582" draw:master-page-name="Default" presentation:presentation-page-layout-name="AL2T1">
        <draw:frame draw:name="Title text4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3" draw:style-name="dp1" draw:id="id583" draw:master-page-name="Default" presentation:presentation-page-layout-name="AL2T1">
        <draw:frame draw:name="Title text4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4" draw:style-name="dp1" draw:id="id584" draw:master-page-name="Default" presentation:presentation-page-layout-name="AL2T1">
        <draw:frame draw:name="Title text5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5" draw:style-name="dp1" draw:id="id585" draw:master-page-name="Default" presentation:presentation-page-layout-name="AL2T1">
        <draw:frame draw:name="Title text5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1" draw:style-name="gr12" draw:text-style-name="P2" draw:layer="layout" svg:x1="16.321cm" svg:y1="9.135cm" svg:x2="16.321cm" svg:y2="6.573cm"/>
        <draw:connector draw:name="Object Connectors41" draw:style-name="gr13" draw:text-style-name="P2" draw:layer="layout" draw:type="curve" svg:x1="20.665cm" svg:y1="8.132cm" svg:x2="23.144cm" svg:y2="11.446cm"/>
        <draw:line draw:name="Line4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6" draw:style-name="dp1" draw:id="id586" draw:master-page-name="Default" presentation:presentation-page-layout-name="AL2T1">
        <draw:frame draw:name="Title text5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7" draw:style-name="dp1" draw:id="id587" draw:master-page-name="Default" presentation:presentation-page-layout-name="AL2T1">
        <draw:frame draw:name="Title text5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5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6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5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8" draw:style-name="dp1" draw:id="id588" draw:master-page-name="Default" presentation:presentation-page-layout-name="AL2T1">
        <draw:frame draw:name="Title text5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6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5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89" draw:style-name="dp1" draw:id="id589" draw:master-page-name="Default" presentation:presentation-page-layout-name="AL2T1">
        <draw:frame draw:name="Title text5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6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5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0" draw:style-name="dp1" draw:id="id590" draw:master-page-name="Default" presentation:presentation-page-layout-name="AL2T1">
        <draw:frame draw:name="Title text5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5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1" draw:style-name="dp1" draw:id="id591" draw:master-page-name="Default" presentation:presentation-page-layout-name="AL2T1">
        <draw:frame draw:name="Title text5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2" draw:style-name="dp1" draw:id="id592" draw:master-page-name="Default" presentation:presentation-page-layout-name="AL2T1">
        <draw:frame draw:name="Title text5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3" draw:style-name="dp1" draw:id="id593" draw:master-page-name="Default" presentation:presentation-page-layout-name="AL2T1">
        <draw:frame draw:name="Title text5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4" draw:style-name="dp1" draw:id="id594" draw:master-page-name="Default" presentation:presentation-page-layout-name="AL2T1">
        <draw:frame draw:name="Title text5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5" draw:style-name="dp1" draw:id="id595" draw:master-page-name="Default" presentation:presentation-page-layout-name="AL2T1">
        <draw:frame draw:name="Title text5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6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2" draw:style-name="gr12" draw:text-style-name="P2" draw:layer="layout" svg:x1="16.321cm" svg:y1="9.135cm" svg:x2="16.321cm" svg:y2="6.573cm"/>
        <draw:connector draw:name="Object Connectors42" draw:style-name="gr13" draw:text-style-name="P2" draw:layer="layout" draw:type="curve" svg:x1="20.665cm" svg:y1="8.132cm" svg:x2="23.144cm" svg:y2="11.446cm"/>
        <draw:line draw:name="Line4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5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6" draw:style-name="dp1" draw:id="id596" draw:master-page-name="Default" presentation:presentation-page-layout-name="AL2T1">
        <draw:frame draw:name="Title text5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7" draw:style-name="dp1" draw:id="id597" draw:master-page-name="Default" presentation:presentation-page-layout-name="AL2T1">
        <draw:frame draw:name="Title text5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4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3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8" draw:style-name="dp1" draw:id="id598" draw:master-page-name="Default" presentation:presentation-page-layout-name="AL2T1">
        <draw:frame draw:name="Title text5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2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5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99" draw:style-name="dp1" draw:id="id599" draw:master-page-name="Default" presentation:presentation-page-layout-name="AL2T1">
        <draw:frame draw:name="Title text5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3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5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0" draw:style-name="dp1" draw:id="id600" draw:master-page-name="Default" presentation:presentation-page-layout-name="AL2T1">
        <draw:frame draw:name="Title text5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3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3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1" draw:style-name="dp1" draw:id="id601" draw:master-page-name="Default" presentation:presentation-page-layout-name="AL2T1">
        <draw:frame draw:name="Title text5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2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3" draw:style-name="gr12" draw:text-style-name="P2" draw:layer="layout" svg:x1="16.321cm" svg:y1="9.135cm" svg:x2="16.321cm" svg:y2="6.573cm"/>
        <draw:connector draw:name="Object Connectors43" draw:style-name="gr13" draw:text-style-name="P2" draw:layer="layout" draw:type="curve" svg:x1="20.665cm" svg:y1="8.132cm" svg:x2="23.144cm" svg:y2="11.446cm"/>
        <draw:line draw:name="Line43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2" draw:style-name="dp1" draw:id="id602" draw:master-page-name="Default" presentation:presentation-page-layout-name="AL2T1">
        <draw:frame draw:name="Title text5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3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3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3" draw:style-name="dp1" draw:id="id603" draw:master-page-name="Default" presentation:presentation-page-layout-name="AL2T1">
        <draw:frame draw:name="Title text5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6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4" draw:style-name="dp1" draw:id="id604" draw:master-page-name="Default" presentation:presentation-page-layout-name="AL2T1">
        <draw:frame draw:name="Title text5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6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5" draw:style-name="dp1" draw:id="id605" draw:master-page-name="Default" presentation:presentation-page-layout-name="AL2T1">
        <draw:frame draw:name="Title text52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7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6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7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6" draw:style-name="dp1" draw:id="id606" draw:master-page-name="Default" presentation:presentation-page-layout-name="AL2T1">
        <draw:frame draw:name="Title text52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8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7" draw:style-name="dp1" draw:id="id607" draw:master-page-name="Default" presentation:presentation-page-layout-name="AL2T1">
        <draw:frame draw:name="Title text52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5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4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8" draw:style-name="dp1" draw:id="id608" draw:master-page-name="Default" presentation:presentation-page-layout-name="AL2T1">
        <draw:frame draw:name="Title text52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8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3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09" draw:style-name="dp1" draw:id="id609" draw:master-page-name="Default" presentation:presentation-page-layout-name="AL2T1">
        <draw:frame draw:name="Title text52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4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0" draw:style-name="dp1" draw:id="id610" draw:master-page-name="Default" presentation:presentation-page-layout-name="AL2T1">
        <draw:frame draw:name="Title text52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8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4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4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1" draw:style-name="dp1" draw:id="id611" draw:master-page-name="Default" presentation:presentation-page-layout-name="AL2T1">
        <draw:frame draw:name="Title text52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3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4" draw:style-name="gr12" draw:text-style-name="P2" draw:layer="layout" svg:x1="16.321cm" svg:y1="9.135cm" svg:x2="16.321cm" svg:y2="6.573cm"/>
        <draw:connector draw:name="Object Connectors44" draw:style-name="gr13" draw:text-style-name="P2" draw:layer="layout" draw:type="curve" svg:x1="20.665cm" svg:y1="8.132cm" svg:x2="23.144cm" svg:y2="11.446cm"/>
        <draw:line draw:name="Line44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2" draw:style-name="dp1" draw:id="id612" draw:master-page-name="Default" presentation:presentation-page-layout-name="AL2T1">
        <draw:frame draw:name="Title text52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4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4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3" draw:style-name="dp1" draw:id="id613" draw:master-page-name="Default" presentation:presentation-page-layout-name="AL1T0">
        <draw:frame draw:name="Title text52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4" draw:style-name="dp1" draw:id="id614" draw:master-page-name="Default" presentation:presentation-page-layout-name="AL2T1">
        <draw:frame draw:name="Title text53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5" draw:style-name="dp1" draw:id="id615" draw:master-page-name="Default" presentation:presentation-page-layout-name="AL1T0">
        <draw:frame draw:name="Title text53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8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6" draw:style-name="dp1" draw:id="id616" draw:master-page-name="Default" presentation:presentation-page-layout-name="AL2T1">
        <draw:frame draw:name="Title text53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8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7" draw:style-name="dp1" draw:id="id617" draw:master-page-name="Default" presentation:presentation-page-layout-name="AL2T1">
        <draw:frame draw:name="Title text53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7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8" draw:style-name="dp1" draw:id="id618" draw:master-page-name="Default" presentation:presentation-page-layout-name="AL2T1">
        <draw:frame draw:name="Title text53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7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19" draw:style-name="dp1" draw:id="id619" draw:master-page-name="Default" presentation:presentation-page-layout-name="AL2T1">
        <draw:frame draw:name="Title text53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7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0" draw:style-name="dp1" draw:id="id620" draw:master-page-name="Default" presentation:presentation-page-layout-name="AL2T1">
        <draw:frame draw:name="Title text53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1" draw:style-name="dp1" draw:id="id621" draw:master-page-name="Default" presentation:presentation-page-layout-name="AL2T1">
        <draw:frame draw:name="Title text5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2" draw:style-name="dp1" draw:id="id622" draw:master-page-name="Default" presentation:presentation-page-layout-name="AL2T1">
        <draw:frame draw:name="Title text5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3" draw:style-name="dp1" draw:id="id623" draw:master-page-name="Default" presentation:presentation-page-layout-name="AL2T1">
        <draw:frame draw:name="Title text5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8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4" draw:style-name="dp1" draw:id="id624" draw:master-page-name="Default" presentation:presentation-page-layout-name="AL2T1">
        <draw:frame draw:name="Title text5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5" draw:style-name="dp1" draw:id="id625" draw:master-page-name="Default" presentation:presentation-page-layout-name="AL2T1">
        <draw:frame draw:name="Title text5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5" draw:style-name="gr12" draw:text-style-name="P2" draw:layer="layout" svg:x1="16.321cm" svg:y1="9.135cm" svg:x2="16.321cm" svg:y2="6.573cm"/>
        <draw:connector draw:name="Object Connectors45" draw:style-name="gr13" draw:text-style-name="P2" draw:layer="layout" draw:type="curve" svg:x1="20.665cm" svg:y1="8.132cm" svg:x2="23.144cm" svg:y2="11.446cm"/>
        <draw:line draw:name="Line4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6" draw:style-name="dp1" draw:id="id626" draw:master-page-name="Default" presentation:presentation-page-layout-name="AL2T1">
        <draw:frame draw:name="Title text5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7" draw:style-name="dp1" draw:id="id627" draw:master-page-name="Default" presentation:presentation-page-layout-name="AL2T1">
        <draw:frame draw:name="Title text5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4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7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8" draw:style-name="dp1" draw:id="id628" draw:master-page-name="Default" presentation:presentation-page-layout-name="AL2T1">
        <draw:frame draw:name="Title text5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7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8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29" draw:style-name="dp1" draw:id="id629" draw:master-page-name="Default" presentation:presentation-page-layout-name="AL2T1">
        <draw:frame draw:name="Title text5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8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0" draw:style-name="dp1" draw:id="id630" draw:master-page-name="Default" presentation:presentation-page-layout-name="AL2T1">
        <draw:frame draw:name="Title text5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1" draw:style-name="dp1" draw:id="id631" draw:master-page-name="Default" presentation:presentation-page-layout-name="AL2T1">
        <draw:frame draw:name="Title text5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2" draw:style-name="dp1" draw:id="id632" draw:master-page-name="Default" presentation:presentation-page-layout-name="AL2T1">
        <draw:frame draw:name="Title text5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3" draw:style-name="dp1" draw:id="id633" draw:master-page-name="Default" presentation:presentation-page-layout-name="AL2T1">
        <draw:frame draw:name="Title text5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4" draw:style-name="dp1" draw:id="id634" draw:master-page-name="Default" presentation:presentation-page-layout-name="AL2T1">
        <draw:frame draw:name="Title text5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5" draw:style-name="dp1" draw:id="id635" draw:master-page-name="Default" presentation:presentation-page-layout-name="AL2T1">
        <draw:frame draw:name="Title text5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6" draw:style-name="gr12" draw:text-style-name="P2" draw:layer="layout" svg:x1="16.321cm" svg:y1="9.135cm" svg:x2="16.321cm" svg:y2="6.573cm"/>
        <draw:connector draw:name="Object Connectors46" draw:style-name="gr13" draw:text-style-name="P2" draw:layer="layout" draw:type="curve" svg:x1="20.665cm" svg:y1="8.132cm" svg:x2="23.144cm" svg:y2="11.446cm"/>
        <draw:line draw:name="Line4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6" draw:style-name="dp1" draw:id="id636" draw:master-page-name="Default" presentation:presentation-page-layout-name="AL2T1">
        <draw:frame draw:name="Title text5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7" draw:style-name="dp1" draw:id="id637" draw:master-page-name="Default" presentation:presentation-page-layout-name="AL2T1">
        <draw:frame draw:name="Title text5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8" draw:style-name="dp1" draw:id="id638" draw:master-page-name="Default" presentation:presentation-page-layout-name="AL2T1">
        <draw:frame draw:name="Title text5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39" draw:style-name="dp1" draw:id="id639" draw:master-page-name="Default" presentation:presentation-page-layout-name="AL2T1">
        <draw:frame draw:name="Title text5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0" draw:style-name="dp1" draw:id="id640" draw:master-page-name="Default" presentation:presentation-page-layout-name="AL2T1">
        <draw:frame draw:name="Title text5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1" draw:style-name="dp1" draw:id="id641" draw:master-page-name="Default" presentation:presentation-page-layout-name="AL2T1">
        <draw:frame draw:name="Title text5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7" draw:style-name="gr12" draw:text-style-name="P2" draw:layer="layout" svg:x1="16.321cm" svg:y1="9.135cm" svg:x2="16.321cm" svg:y2="6.573cm"/>
        <draw:connector draw:name="Object Connectors47" draw:style-name="gr13" draw:text-style-name="P2" draw:layer="layout" draw:type="curve" svg:x1="20.665cm" svg:y1="8.132cm" svg:x2="23.144cm" svg:y2="11.446cm"/>
        <draw:line draw:name="Line4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2" draw:style-name="dp1" draw:id="id642" draw:master-page-name="Default" presentation:presentation-page-layout-name="AL2T1">
        <draw:frame draw:name="Title text5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3" draw:style-name="dp1" draw:id="id643" draw:master-page-name="Default" presentation:presentation-page-layout-name="AL2T1">
        <draw:frame draw:name="Title text5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28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4" draw:style-name="dp1" draw:id="id644" draw:master-page-name="Default" presentation:presentation-page-layout-name="AL2T1">
        <draw:frame draw:name="Title text5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28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5" draw:style-name="dp1" draw:id="id645" draw:master-page-name="Default" presentation:presentation-page-layout-name="AL2T1">
        <draw:frame draw:name="Title text5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28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28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6" draw:style-name="dp1" draw:id="id646" draw:master-page-name="Default" presentation:presentation-page-layout-name="AL2T1">
        <draw:frame draw:name="Title text5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4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9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7" draw:style-name="dp1" draw:id="id647" draw:master-page-name="Default" presentation:presentation-page-layout-name="AL2T1">
        <draw:frame draw:name="Title text5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4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4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8" draw:style-name="dp1" draw:id="id648" draw:master-page-name="Default" presentation:presentation-page-layout-name="AL2T1">
        <draw:frame draw:name="Title text5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9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5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49" draw:style-name="dp1" draw:id="id649" draw:master-page-name="Default" presentation:presentation-page-layout-name="AL2T1">
        <draw:frame draw:name="Title text5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9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4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0" draw:style-name="dp1" draw:id="id650" draw:master-page-name="Default" presentation:presentation-page-layout-name="AL2T1">
        <draw:frame draw:name="Title text5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9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4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4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1" draw:style-name="dp1" draw:id="id651" draw:master-page-name="Default" presentation:presentation-page-layout-name="AL2T1">
        <draw:frame draw:name="Title text5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5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48" draw:style-name="gr12" draw:text-style-name="P2" draw:layer="layout" svg:x1="16.321cm" svg:y1="9.135cm" svg:x2="16.321cm" svg:y2="6.573cm"/>
        <draw:connector draw:name="Object Connectors48" draw:style-name="gr13" draw:text-style-name="P2" draw:layer="layout" draw:type="curve" svg:x1="20.665cm" svg:y1="8.132cm" svg:x2="23.144cm" svg:y2="11.446cm"/>
        <draw:line draw:name="Line4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2" draw:style-name="dp1" draw:id="id652" draw:master-page-name="Default" presentation:presentation-page-layout-name="AL2T1">
        <draw:frame draw:name="Title text5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5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4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4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3" draw:style-name="dp1" draw:id="id653" draw:master-page-name="Default" presentation:presentation-page-layout-name="AL2T1">
        <draw:frame draw:name="Title text73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7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4" draw:style-name="dp1" draw:id="id654" draw:master-page-name="Default" presentation:presentation-page-layout-name="AL2T1">
        <draw:frame draw:name="Title text73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7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5" draw:style-name="dp1" draw:id="id655" draw:master-page-name="Default" presentation:presentation-page-layout-name="AL2T1">
        <draw:frame draw:name="Title text73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7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6" draw:style-name="dp1" draw:id="id656" draw:master-page-name="Default" presentation:presentation-page-layout-name="AL2T1">
        <draw:frame draw:name="Title text74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3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7" draw:style-name="dp1" draw:id="id657" draw:master-page-name="Default" presentation:presentation-page-layout-name="AL1T0">
        <draw:frame draw:name="Title text74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3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5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8" draw:style-name="dp1" draw:id="id658" draw:master-page-name="Default" presentation:presentation-page-layout-name="AL2T1">
        <draw:frame draw:name="Title text74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8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6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59" draw:style-name="dp1" draw:id="id659" draw:master-page-name="Default" presentation:presentation-page-layout-name="AL1T0">
        <draw:frame draw:name="Title text74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4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0" draw:style-name="dp1" draw:id="id660" draw:master-page-name="Default" presentation:presentation-page-layout-name="AL2T1">
        <draw:frame draw:name="Title text74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1" draw:style-name="dp1" draw:id="id661" draw:master-page-name="Default" presentation:presentation-page-layout-name="AL2T1">
        <draw:frame draw:name="Title text74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7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8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2" draw:style-name="dp1" draw:id="id662" draw:master-page-name="Default" presentation:presentation-page-layout-name="AL2T1">
        <draw:frame draw:name="Title text74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8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3" draw:style-name="dp1" draw:id="id663" draw:master-page-name="Default" presentation:presentation-page-layout-name="AL2T1">
        <draw:frame draw:name="Title text74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8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4" draw:style-name="dp1" draw:id="id664" draw:master-page-name="Default" presentation:presentation-page-layout-name="AL2T1">
        <draw:frame draw:name="Title text74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4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5" draw:style-name="dp1" draw:id="id665" draw:master-page-name="Default" presentation:presentation-page-layout-name="AL2T1">
        <draw:frame draw:name="Title text74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6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5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6" draw:style-name="dp1" draw:id="id666" draw:master-page-name="Default" presentation:presentation-page-layout-name="AL2T1">
        <draw:frame draw:name="Title text75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2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4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7" draw:style-name="dp1" draw:id="id667" draw:master-page-name="Default" presentation:presentation-page-layout-name="AL2T1">
        <draw:frame draw:name="Title text75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2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5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8" draw:style-name="dp1" draw:id="id668" draw:master-page-name="Default" presentation:presentation-page-layout-name="AL2T1">
        <draw:frame draw:name="Title text75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5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5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69" draw:style-name="dp1" draw:id="id669" draw:master-page-name="Default" presentation:presentation-page-layout-name="AL2T1">
        <draw:frame draw:name="Title text7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9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4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5" draw:style-name="gr12" draw:text-style-name="P2" draw:layer="layout" svg:x1="16.321cm" svg:y1="9.135cm" svg:x2="16.321cm" svg:y2="6.573cm"/>
        <draw:connector draw:name="Object Connectors65" draw:style-name="gr13" draw:text-style-name="P2" draw:layer="layout" draw:type="curve" svg:x1="20.665cm" svg:y1="8.132cm" svg:x2="23.144cm" svg:y2="11.446cm"/>
        <draw:line draw:name="Line65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0" draw:style-name="dp1" draw:id="id670" draw:master-page-name="Default" presentation:presentation-page-layout-name="AL2T1">
        <draw:frame draw:name="Title text7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5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5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1" draw:style-name="dp1" draw:id="id671" draw:master-page-name="Default" presentation:presentation-page-layout-name="AL2T1">
        <draw:frame draw:name="Title text7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8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2" draw:style-name="dp1" draw:id="id672" draw:master-page-name="Default" presentation:presentation-page-layout-name="AL2T1">
        <draw:frame draw:name="Title text7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8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3" draw:style-name="dp1" draw:id="id673" draw:master-page-name="Default" presentation:presentation-page-layout-name="AL2T1">
        <draw:frame draw:name="Title text7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8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9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4" draw:style-name="dp1" draw:id="id674" draw:master-page-name="Default" presentation:presentation-page-layout-name="AL2T1">
        <draw:frame draw:name="Title text7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5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5" draw:style-name="dp1" draw:id="id675" draw:master-page-name="Default" presentation:presentation-page-layout-name="AL2T1">
        <draw:frame draw:name="Title text7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7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6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6" draw:style-name="dp1" draw:id="id676" draw:master-page-name="Default" presentation:presentation-page-layout-name="AL2T1">
        <draw:frame draw:name="Title text7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5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7" draw:style-name="dp1" draw:id="id677" draw:master-page-name="Default" presentation:presentation-page-layout-name="AL2T1">
        <draw:frame draw:name="Title text7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6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8" draw:style-name="dp1" draw:id="id678" draw:master-page-name="Default" presentation:presentation-page-layout-name="AL2T1">
        <draw:frame draw:name="Title text7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6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6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79" draw:style-name="dp1" draw:id="id679" draw:master-page-name="Default" presentation:presentation-page-layout-name="AL2T1">
        <draw:frame draw:name="Title text7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5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6" draw:style-name="gr12" draw:text-style-name="P2" draw:layer="layout" svg:x1="16.321cm" svg:y1="9.135cm" svg:x2="16.321cm" svg:y2="6.573cm"/>
        <draw:connector draw:name="Object Connectors66" draw:style-name="gr13" draw:text-style-name="P2" draw:layer="layout" draw:type="curve" svg:x1="20.665cm" svg:y1="8.132cm" svg:x2="23.144cm" svg:y2="11.446cm"/>
        <draw:line draw:name="Line66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0" draw:style-name="dp1" draw:id="id680" draw:master-page-name="Default" presentation:presentation-page-layout-name="AL2T1">
        <draw:frame draw:name="Title text7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6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6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1" draw:style-name="dp1" draw:id="id681" draw:master-page-name="Default" presentation:presentation-page-layout-name="AL2T1">
        <draw:frame draw:name="Title text7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2" draw:style-name="dp1" draw:id="id682" draw:master-page-name="Default" presentation:presentation-page-layout-name="AL2T1">
        <draw:frame draw:name="Title text7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2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3" draw:style-name="dp1" draw:id="id683" draw:master-page-name="Default" presentation:presentation-page-layout-name="AL2T1">
        <draw:frame draw:name="Title text7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4" draw:style-name="dp1" draw:id="id684" draw:master-page-name="Default" presentation:presentation-page-layout-name="AL2T1">
        <draw:frame draw:name="Title text7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5" draw:style-name="dp1" draw:id="id685" draw:master-page-name="Default" presentation:presentation-page-layout-name="AL2T1">
        <draw:frame draw:name="Title text7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7" draw:style-name="gr12" draw:text-style-name="P2" draw:layer="layout" svg:x1="16.321cm" svg:y1="9.135cm" svg:x2="16.321cm" svg:y2="6.573cm"/>
        <draw:connector draw:name="Object Connectors67" draw:style-name="gr13" draw:text-style-name="P2" draw:layer="layout" draw:type="curve" svg:x1="20.665cm" svg:y1="8.132cm" svg:x2="23.144cm" svg:y2="11.446cm"/>
        <draw:line draw:name="Line6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6" draw:style-name="dp1" draw:id="id686" draw:master-page-name="Default" presentation:presentation-page-layout-name="AL2T1">
        <draw:frame draw:name="Title text7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7" draw:style-name="dp1" draw:id="id687" draw:master-page-name="Default" presentation:presentation-page-layout-name="AL2T1">
        <draw:frame draw:name="Title text7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9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6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8" draw:style-name="dp1" draw:id="id688" draw:master-page-name="Default" presentation:presentation-page-layout-name="AL2T1">
        <draw:frame draw:name="Title text7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9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6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89" draw:style-name="dp1" draw:id="id689" draw:master-page-name="Default" presentation:presentation-page-layout-name="AL2T1">
        <draw:frame draw:name="Title text7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9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6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0" draw:style-name="dp1" draw:id="id690" draw:master-page-name="Default" presentation:presentation-page-layout-name="AL2T1">
        <draw:frame draw:name="Title text7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6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1" draw:style-name="dp1" draw:id="id691" draw:master-page-name="Default" presentation:presentation-page-layout-name="AL2T1">
        <draw:frame draw:name="Title text7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2" draw:style-name="dp1" draw:id="id692" draw:master-page-name="Default" presentation:presentation-page-layout-name="AL2T1">
        <draw:frame draw:name="Title text7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6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3" draw:style-name="dp1" draw:id="id693" draw:master-page-name="Default" presentation:presentation-page-layout-name="AL2T1">
        <draw:frame draw:name="Title text7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4" draw:style-name="dp1" draw:id="id694" draw:master-page-name="Default" presentation:presentation-page-layout-name="AL2T1">
        <draw:frame draw:name="Title text7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5" draw:style-name="dp1" draw:id="id695" draw:master-page-name="Default" presentation:presentation-page-layout-name="AL2T1">
        <draw:frame draw:name="Title text7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8" draw:style-name="gr12" draw:text-style-name="P2" draw:layer="layout" svg:x1="16.321cm" svg:y1="9.135cm" svg:x2="16.321cm" svg:y2="6.573cm"/>
        <draw:connector draw:name="Object Connectors68" draw:style-name="gr13" draw:text-style-name="P2" draw:layer="layout" draw:type="curve" svg:x1="20.665cm" svg:y1="8.132cm" svg:x2="23.144cm" svg:y2="11.446cm"/>
        <draw:line draw:name="Line6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6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6" draw:style-name="dp1" draw:id="id696" draw:master-page-name="Default" presentation:presentation-page-layout-name="AL2T1">
        <draw:frame draw:name="Title text7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7" draw:style-name="dp1" draw:id="id697" draw:master-page-name="Default" presentation:presentation-page-layout-name="AL1T0">
        <draw:frame draw:name="Title text7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5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8" draw:style-name="dp1" draw:id="id698" draw:master-page-name="Default" presentation:presentation-page-layout-name="AL2T1">
        <draw:frame draw:name="Title text7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1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699" draw:style-name="dp1" draw:id="id699" draw:master-page-name="Default" presentation:presentation-page-layout-name="AL1T0">
        <draw:frame draw:name="Title text7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6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1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0" draw:style-name="dp1" draw:id="id700" draw:master-page-name="Default" presentation:presentation-page-layout-name="AL2T1">
        <draw:frame draw:name="Title text7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1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1" draw:style-name="dp1" draw:id="id701" draw:master-page-name="Default" presentation:presentation-page-layout-name="AL2T1">
        <draw:frame draw:name="Title text7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9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0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2" draw:style-name="dp1" draw:id="id702" draw:master-page-name="Default" presentation:presentation-page-layout-name="AL2T1">
        <draw:frame draw:name="Title text7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9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0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0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3" draw:style-name="dp1" draw:id="id703" draw:master-page-name="Default" presentation:presentation-page-layout-name="AL2T1">
        <draw:frame draw:name="Title text7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0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0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4" draw:style-name="dp1" draw:id="id704" draw:master-page-name="Default" presentation:presentation-page-layout-name="AL2T1">
        <draw:frame draw:name="Title text7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0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5" draw:style-name="dp1" draw:id="id705" draw:master-page-name="Default" presentation:presentation-page-layout-name="AL2T1">
        <draw:frame draw:name="Title text7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6" draw:style-name="dp1" draw:id="id706" draw:master-page-name="Default" presentation:presentation-page-layout-name="AL2T1">
        <draw:frame draw:name="Title text7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0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7" draw:style-name="dp1" draw:id="id707" draw:master-page-name="Default" presentation:presentation-page-layout-name="AL2T1">
        <draw:frame draw:name="Title text7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8" draw:style-name="dp1" draw:id="id708" draw:master-page-name="Default" presentation:presentation-page-layout-name="AL2T1">
        <draw:frame draw:name="Title text7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3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09" draw:style-name="dp1" draw:id="id709" draw:master-page-name="Default" presentation:presentation-page-layout-name="AL2T1">
        <draw:frame draw:name="Title text7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9" draw:style-name="gr12" draw:text-style-name="P2" draw:layer="layout" svg:x1="16.321cm" svg:y1="9.135cm" svg:x2="16.321cm" svg:y2="6.573cm"/>
        <draw:connector draw:name="Object Connectors69" draw:style-name="gr13" draw:text-style-name="P2" draw:layer="layout" draw:type="curve" svg:x1="20.665cm" svg:y1="8.132cm" svg:x2="23.144cm" svg:y2="11.446cm"/>
        <draw:line draw:name="Line6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0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0" draw:style-name="dp1" draw:id="id710" draw:master-page-name="Default" presentation:presentation-page-layout-name="AL2T1">
        <draw:frame draw:name="Title text7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1" draw:style-name="dp1" draw:id="id711" draw:master-page-name="Default" presentation:presentation-page-layout-name="AL2T1">
        <draw:frame draw:name="Title text7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40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1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2" draw:style-name="dp1" draw:id="id712" draw:master-page-name="Default" presentation:presentation-page-layout-name="AL2T1">
        <draw:frame draw:name="Title text7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0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1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3" draw:style-name="dp1" draw:id="id713" draw:master-page-name="Default" presentation:presentation-page-layout-name="AL2T1">
        <draw:frame draw:name="Title text7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0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1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4" draw:style-name="dp1" draw:id="id714" draw:master-page-name="Default" presentation:presentation-page-layout-name="AL2T1">
        <draw:frame draw:name="Title text7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37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1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5" draw:style-name="dp1" draw:id="id715" draw:master-page-name="Default" presentation:presentation-page-layout-name="AL2T1">
        <draw:frame draw:name="Title text7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6" draw:style-name="dp1" draw:id="id716" draw:master-page-name="Default" presentation:presentation-page-layout-name="AL2T1">
        <draw:frame draw:name="Title text8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8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1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7" draw:style-name="dp1" draw:id="id717" draw:master-page-name="Default" presentation:presentation-page-layout-name="AL2T1">
        <draw:frame draw:name="Title text8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3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8" draw:style-name="dp1" draw:id="id718" draw:master-page-name="Default" presentation:presentation-page-layout-name="AL2T1">
        <draw:frame draw:name="Title text8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1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19" draw:style-name="dp1" draw:id="id719" draw:master-page-name="Default" presentation:presentation-page-layout-name="AL2T1">
        <draw:frame draw:name="Title text8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70" draw:style-name="gr12" draw:text-style-name="P2" draw:layer="layout" svg:x1="16.321cm" svg:y1="9.135cm" svg:x2="16.321cm" svg:y2="6.573cm"/>
        <draw:connector draw:name="Object Connectors70" draw:style-name="gr13" draw:text-style-name="P2" draw:layer="layout" draw:type="curve" svg:x1="20.665cm" svg:y1="8.132cm" svg:x2="23.144cm" svg:y2="11.446cm"/>
        <draw:line draw:name="Line7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1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0" draw:style-name="dp1" draw:id="id720" draw:master-page-name="Default" presentation:presentation-page-layout-name="AL2T1">
        <draw:frame draw:name="Title text8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1" draw:style-name="dp1" draw:id="id721" draw:master-page-name="Default" presentation:presentation-page-layout-name="AL2T1">
        <draw:frame draw:name="Title text8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2" draw:style-name="dp1" draw:id="id722" draw:master-page-name="Default" presentation:presentation-page-layout-name="AL2T1">
        <draw:frame draw:name="Title text8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3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8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2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3" draw:style-name="dp1" draw:id="id723" draw:master-page-name="Default" presentation:presentation-page-layout-name="AL2T1">
        <draw:frame draw:name="Title text8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4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4" draw:style-name="dp1" draw:id="id724" draw:master-page-name="Default" presentation:presentation-page-layout-name="AL2T1">
        <draw:frame draw:name="Title text8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5" draw:style-name="dp1" draw:id="id725" draw:master-page-name="Default" presentation:presentation-page-layout-name="AL2T1">
        <draw:frame draw:name="Title text8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8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71" draw:style-name="gr12" draw:text-style-name="P2" draw:layer="layout" svg:x1="16.321cm" svg:y1="9.135cm" svg:x2="16.321cm" svg:y2="6.573cm"/>
        <draw:connector draw:name="Object Connectors71" draw:style-name="gr13" draw:text-style-name="P2" draw:layer="layout" draw:type="curve" svg:x1="20.665cm" svg:y1="8.132cm" svg:x2="23.144cm" svg:y2="11.446cm"/>
        <draw:line draw:name="Line7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2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6" draw:style-name="dp1" draw:id="id726" draw:master-page-name="Default" presentation:presentation-page-layout-name="AL2T1">
        <draw:frame draw:name="Title text8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2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7" draw:style-name="dp1" draw:id="id727" draw:master-page-name="Default" presentation:presentation-page-layout-name="AL2T1">
        <draw:frame draw:name="Title text8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0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41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2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8" draw:style-name="dp1" draw:id="id728" draw:master-page-name="Default" presentation:presentation-page-layout-name="AL2T1">
        <draw:frame draw:name="Title text8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1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41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2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29" draw:style-name="dp1" draw:id="id729" draw:master-page-name="Default" presentation:presentation-page-layout-name="AL2T1">
        <draw:frame draw:name="Title text8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41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41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2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0" draw:style-name="dp1" draw:id="id730" draw:master-page-name="Default" presentation:presentation-page-layout-name="AL2T1">
        <draw:frame draw:name="Title text8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4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3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1" draw:style-name="dp1" draw:id="id731" draw:master-page-name="Default" presentation:presentation-page-layout-name="AL2T1">
        <draw:frame draw:name="Title text8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7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7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2" draw:style-name="dp1" draw:id="id732" draw:master-page-name="Default" presentation:presentation-page-layout-name="AL2T1">
        <draw:frame draw:name="Title text8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4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8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3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3" draw:style-name="dp1" draw:id="id733" draw:master-page-name="Default" presentation:presentation-page-layout-name="AL2T1">
        <draw:frame draw:name="Title text81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4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72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4" draw:style-name="dp1" draw:id="id734" draw:master-page-name="Default" presentation:presentation-page-layout-name="AL2T1">
        <draw:frame draw:name="Title text81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4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72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72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5" draw:style-name="dp1" draw:id="id735" draw:master-page-name="Default" presentation:presentation-page-layout-name="AL2T1">
        <draw:frame draw:name="Title text81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81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72" draw:style-name="gr12" draw:text-style-name="P2" draw:layer="layout" svg:x1="16.321cm" svg:y1="9.135cm" svg:x2="16.321cm" svg:y2="6.573cm"/>
        <draw:connector draw:name="Object Connectors72" draw:style-name="gr13" draw:text-style-name="P2" draw:layer="layout" draw:type="curve" svg:x1="20.665cm" svg:y1="8.132cm" svg:x2="23.144cm" svg:y2="11.446cm"/>
        <draw:line draw:name="Line72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3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6" draw:style-name="dp1" draw:id="id736" draw:master-page-name="Default" presentation:presentation-page-layout-name="AL2T1">
        <draw:frame draw:name="Title text82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7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72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72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3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7" draw:style-name="dp1" draw:id="id737" draw:master-page-name="Default" presentation:presentation-page-layout-name="AL2T1">
        <draw:frame draw:name="Title text65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3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3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8" draw:style-name="dp1" draw:id="id738" draw:master-page-name="Default" presentation:presentation-page-layout-name="AL2T1">
        <draw:frame draw:name="Title text65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3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3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39" draw:style-name="dp1" draw:id="id739" draw:master-page-name="Default" presentation:presentation-page-layout-name="AL2T1">
        <draw:frame draw:name="Title text65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3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3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0" draw:style-name="dp1" draw:id="id740" draw:master-page-name="Default" presentation:presentation-page-layout-name="AL2T1">
        <draw:frame draw:name="Title text65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6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4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1" draw:style-name="dp1" draw:id="id741" draw:master-page-name="Default" presentation:presentation-page-layout-name="AL1T0">
        <draw:frame draw:name="Title text65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49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7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2" draw:style-name="dp1" draw:id="id742" draw:master-page-name="Default" presentation:presentation-page-layout-name="AL2T1">
        <draw:frame draw:name="Title text65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0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98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3" draw:style-name="dp1" draw:id="id743" draw:master-page-name="Default" presentation:presentation-page-layout-name="AL1T0">
        <draw:frame draw:name="Title text65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0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99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4" draw:style-name="dp1" draw:id="id744" draw:master-page-name="Default" presentation:presentation-page-layout-name="AL2T1">
        <draw:frame draw:name="Title text66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0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4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5" draw:style-name="dp1" draw:id="id745" draw:master-page-name="Default" presentation:presentation-page-layout-name="AL2T1">
        <draw:frame draw:name="Title text66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7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38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4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6" draw:style-name="dp1" draw:id="id746" draw:master-page-name="Default" presentation:presentation-page-layout-name="AL2T1">
        <draw:frame draw:name="Title text66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39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40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4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7" draw:style-name="dp1" draw:id="id747" draw:master-page-name="Default" presentation:presentation-page-layout-name="AL2T1">
        <draw:frame draw:name="Title text66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1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42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4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8" draw:style-name="dp1" draw:id="id748" draw:master-page-name="Default" presentation:presentation-page-layout-name="AL2T1">
        <draw:frame draw:name="Title text66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7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3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4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49" draw:style-name="dp1" draw:id="id749" draw:master-page-name="Default" presentation:presentation-page-layout-name="AL2T1">
        <draw:frame draw:name="Title text66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8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7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4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0" draw:style-name="dp1" draw:id="id750" draw:master-page-name="Default" presentation:presentation-page-layout-name="AL2T1">
        <draw:frame draw:name="Title text66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4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6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5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1" draw:style-name="dp1" draw:id="id751" draw:master-page-name="Default" presentation:presentation-page-layout-name="AL2T1">
        <draw:frame draw:name="Title text66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3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7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2" draw:style-name="dp1" draw:id="id752" draw:master-page-name="Default" presentation:presentation-page-layout-name="AL2T1">
        <draw:frame draw:name="Title text66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4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7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7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3" draw:style-name="dp1" draw:id="id753" draw:master-page-name="Default" presentation:presentation-page-layout-name="AL2T1">
        <draw:frame draw:name="Title text66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1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6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7" draw:style-name="gr12" draw:text-style-name="P2" draw:layer="layout" svg:x1="16.321cm" svg:y1="9.135cm" svg:x2="16.321cm" svg:y2="6.573cm"/>
        <draw:connector draw:name="Object Connectors57" draw:style-name="gr13" draw:text-style-name="P2" draw:layer="layout" draw:type="curve" svg:x1="20.665cm" svg:y1="8.132cm" svg:x2="23.144cm" svg:y2="11.446cm"/>
        <draw:line draw:name="Line57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5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4" draw:style-name="dp1" draw:id="id754" draw:master-page-name="Default" presentation:presentation-page-layout-name="AL2T1">
        <draw:frame draw:name="Title text67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7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7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5" draw:style-name="dp1" draw:id="id755" draw:master-page-name="Default" presentation:presentation-page-layout-name="AL2T1">
        <draw:frame draw:name="Title text67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3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44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5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6" draw:style-name="dp1" draw:id="id756" draw:master-page-name="Default" presentation:presentation-page-layout-name="AL2T1">
        <draw:frame draw:name="Title text67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5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46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5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7" draw:style-name="dp1" draw:id="id757" draw:master-page-name="Default" presentation:presentation-page-layout-name="AL2T1">
        <draw:frame draw:name="Title text67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7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48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5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8" draw:style-name="dp1" draw:id="id758" draw:master-page-name="Default" presentation:presentation-page-layout-name="AL2T1">
        <draw:frame draw:name="Title text67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8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5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5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59" draw:style-name="dp1" draw:id="id759" draw:master-page-name="Default" presentation:presentation-page-layout-name="AL2T1">
        <draw:frame draw:name="Title text67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59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8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5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0" draw:style-name="dp1" draw:id="id760" draw:master-page-name="Default" presentation:presentation-page-layout-name="AL2T1">
        <draw:frame draw:name="Title text67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6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7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6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1" draw:style-name="dp1" draw:id="id761" draw:master-page-name="Default" presentation:presentation-page-layout-name="AL2T1">
        <draw:frame draw:name="Title text67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5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8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2" draw:style-name="dp1" draw:id="id762" draw:master-page-name="Default" presentation:presentation-page-layout-name="AL2T1">
        <draw:frame draw:name="Title text67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6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8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8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3" draw:style-name="dp1" draw:id="id763" draw:master-page-name="Default" presentation:presentation-page-layout-name="AL2T1">
        <draw:frame draw:name="Title text67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2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7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8" draw:style-name="gr12" draw:text-style-name="P2" draw:layer="layout" svg:x1="16.321cm" svg:y1="9.135cm" svg:x2="16.321cm" svg:y2="6.573cm"/>
        <draw:connector draw:name="Object Connectors58" draw:style-name="gr13" draw:text-style-name="P2" draw:layer="layout" draw:type="curve" svg:x1="20.665cm" svg:y1="8.132cm" svg:x2="23.144cm" svg:y2="11.446cm"/>
        <draw:line draw:name="Line58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6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4" draw:style-name="dp1" draw:id="id764" draw:master-page-name="Default" presentation:presentation-page-layout-name="AL2T1">
        <draw:frame draw:name="Title text68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8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8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5" draw:style-name="dp1" draw:id="id765" draw:master-page-name="Default" presentation:presentation-page-layout-name="AL2T1">
        <draw:frame draw:name="Title text68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0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59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6" draw:style-name="dp1" draw:id="id766" draw:master-page-name="Default" presentation:presentation-page-layout-name="AL2T1">
        <draw:frame draw:name="Title text68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7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8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6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7" draw:style-name="dp1" draw:id="id767" draw:master-page-name="Default" presentation:presentation-page-layout-name="AL2T1">
        <draw:frame draw:name="Title text68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7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59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8" draw:style-name="dp1" draw:id="id768" draw:master-page-name="Default" presentation:presentation-page-layout-name="AL2T1">
        <draw:frame draw:name="Title text68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18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59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59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6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69" draw:style-name="dp1" draw:id="id769" draw:master-page-name="Default" presentation:presentation-page-layout-name="AL2T1">
        <draw:frame draw:name="Title text68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8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59" draw:style-name="gr12" draw:text-style-name="P2" draw:layer="layout" svg:x1="16.321cm" svg:y1="9.135cm" svg:x2="16.321cm" svg:y2="6.573cm"/>
        <draw:connector draw:name="Object Connectors59" draw:style-name="gr13" draw:text-style-name="P2" draw:layer="layout" draw:type="curve" svg:x1="20.665cm" svg:y1="8.132cm" svg:x2="23.144cm" svg:y2="11.446cm"/>
        <draw:line draw:name="Line59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6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0" draw:style-name="dp1" draw:id="id770" draw:master-page-name="Default" presentation:presentation-page-layout-name="AL2T1">
        <draw:frame draw:name="Title text68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59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59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1" draw:style-name="dp1" draw:id="id771" draw:master-page-name="Default" presentation:presentation-page-layout-name="AL2T1">
        <draw:frame draw:name="Title text68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49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50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7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2" draw:style-name="dp1" draw:id="id772" draw:master-page-name="Default" presentation:presentation-page-layout-name="AL2T1">
        <draw:frame draw:name="Title text68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1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52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7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3" draw:style-name="dp1" draw:id="id773" draw:master-page-name="Default" presentation:presentation-page-layout-name="AL2T1">
        <draw:frame draw:name="Title text68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3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3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54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7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4" draw:style-name="dp1" draw:id="id774" draw:master-page-name="Default" presentation:presentation-page-layout-name="AL2T1">
        <draw:frame draw:name="Title text69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59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18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7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5" draw:style-name="dp1" draw:id="id775" draw:master-page-name="Default" presentation:presentation-page-layout-name="AL2T1">
        <draw:frame draw:name="Title text69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1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0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6" draw:style-name="dp1" draw:id="id776" draw:master-page-name="Default" presentation:presentation-page-layout-name="AL2T1">
        <draw:frame draw:name="Title text69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19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69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7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7" draw:style-name="dp1" draw:id="id777" draw:master-page-name="Default" presentation:presentation-page-layout-name="AL2T1">
        <draw:frame draw:name="Title text69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19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0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8" draw:style-name="dp1" draw:id="id778" draw:master-page-name="Default" presentation:presentation-page-layout-name="AL2T1">
        <draw:frame draw:name="Title text69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20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0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0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7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79" draw:style-name="dp1" draw:id="id779" draw:master-page-name="Default" presentation:presentation-page-layout-name="AL2T1">
        <draw:frame draw:name="Title text69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69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0" draw:style-name="gr12" draw:text-style-name="P2" draw:layer="layout" svg:x1="16.321cm" svg:y1="9.135cm" svg:x2="16.321cm" svg:y2="6.573cm"/>
        <draw:connector draw:name="Object Connectors60" draw:style-name="gr13" draw:text-style-name="P2" draw:layer="layout" draw:type="curve" svg:x1="20.665cm" svg:y1="8.132cm" svg:x2="23.144cm" svg:y2="11.446cm"/>
        <draw:line draw:name="Line60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7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0" draw:style-name="dp1" draw:id="id780" draw:master-page-name="Default" presentation:presentation-page-layout-name="AL2T1">
        <draw:frame draw:name="Title text69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0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0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8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1" draw:style-name="dp1" draw:id="id781" draw:master-page-name="Default" presentation:presentation-page-layout-name="AL1T0">
        <draw:frame draw:name="Title text69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1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1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2" draw:style-name="dp1" draw:id="id782" draw:master-page-name="Default" presentation:presentation-page-layout-name="AL2T1">
        <draw:frame draw:name="Title text69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2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3" draw:style-name="dp1" draw:id="id783" draw:master-page-name="Default" presentation:presentation-page-layout-name="AL1T0">
        <draw:frame draw:name="Title text69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Text Frame52" presentation:style-name="pr2" draw:text-style-name="P1" draw:layer="layout" svg:width="23.912cm" svg:height="13.231cm" svg:x="2.058cm" svg:y="5.838cm" presentation:class="subtitle" presentation:placeholder="true" presentation:user-transformed="true">
          <draw:text-box/>
        </draw:frame>
        <draw:frame draw:name="Bitmap103" draw:style-name="gr1" draw:text-style-name="P2" draw:layer="layout" svg:width="15.875cm" svg:height="10.583cm" svg:x="6.044cm" svg:y="5.265cm">
          <draw:image xlink:href="Pictures/100000000000025800000190B2D562FB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4" draw:style-name="dp1" draw:id="id784" draw:master-page-name="Default" presentation:presentation-page-layout-name="AL2T1">
        <draw:frame draw:name="Title text70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frame draw:name="Bitmap104" draw:style-name="gr1" draw:text-style-name="P2" draw:layer="layout" svg:width="15.875cm" svg:height="10.557cm" svg:x="6.044cm" svg:y="5.222cm">
          <draw:image xlink:href="Pictures/10000000000002580000018F511F444C.jpg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8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5" draw:style-name="dp1" draw:id="id785" draw:master-page-name="Default" presentation:presentation-page-layout-name="AL2T1">
        <draw:frame draw:name="Title text70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4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5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56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8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6" draw:style-name="dp1" draw:id="id786" draw:master-page-name="Default" presentation:presentation-page-layout-name="AL2T1">
        <draw:frame draw:name="Title text70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7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58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8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7" draw:style-name="dp1" draw:id="id787" draw:master-page-name="Default" presentation:presentation-page-layout-name="AL2T1">
        <draw:frame draw:name="Title text70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59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60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8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8" draw:style-name="dp1" draw:id="id788" draw:master-page-name="Default" presentation:presentation-page-layout-name="AL2T1">
        <draw:frame draw:name="Title text70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0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0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8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89" draw:style-name="dp1" draw:id="id789" draw:master-page-name="Default" presentation:presentation-page-layout-name="AL2T1">
        <draw:frame draw:name="Title text70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2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1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8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0" draw:style-name="dp1" draw:id="id790" draw:master-page-name="Default" presentation:presentation-page-layout-name="AL2T1">
        <draw:frame draw:name="Title text70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21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0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79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1" draw:style-name="dp1" draw:id="id791" draw:master-page-name="Default" presentation:presentation-page-layout-name="AL2T1">
        <draw:frame draw:name="Title text707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5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Sequential Process121" draw:style-name="gr10" draw:text-style-name="P2" draw:layer="layout" svg:width="5.46cm" svg:height="3.65cm" svg:x="6.322cm" svg:y="8.299cm">
          <draw:enhanced-geometry svg:viewBox="0 0 10000 10000" draw:type="fc-sequencialprocess" draw:extrusion-first-light-direction="(5 0 -1)" draw:extrusion-second-light-direction="(-5 0 -1)" draw:extrusion-skew="50 -135" draw:enhanced-path="T 5000 5000 10000 10000 0 270 L 10000 10000 10000 8535 8535 8535 T 5000 5000 10000 10000 315 360 N"/>
        </draw:custom-shape>
        <draw:custom-shape draw:name="Smile Face61" draw:style-name="gr10" draw:text-style-name="P2" draw:layer="layout" svg:width="4.986cm" svg:height="3.65cm" svg:x="16.126cm" svg:y="8.159cm">
          <draw:enhanced-geometry svg:viewBox="0 0 10000 10000" draw:type="ss-smileface" draw:modifiers="8500" draw:extrusion-first-light-direction="(5 0 -1)" draw:extrusion-second-light-direction="(-5 0 -1)" draw:extrusion-skew="50 -135" draw:enhanced-path="U 5000 5000 10000 10000 0 360 N U 3500 3500 1000 1000 0 360 N U 6500 3500 1000 1000 0 360 N M 2300 ?f2 C 4000 $0 6000 $0 7700 ?f2 F N">
            <draw:equation draw:name="f1" draw:formula="$0-7180"/>
            <draw:equation draw:name="f2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1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2" draw:style-name="dp1" draw:id="id792" draw:master-page-name="Default" presentation:presentation-page-layout-name="AL2T1">
        <draw:frame draw:name="Title text708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6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Predefined Process122" draw:style-name="gr10" draw:text-style-name="P2" draw:layer="layout" svg:width="4.541cm" svg:height="3.009cm" svg:x="6.879cm" svg:y="7.909cm">
          <draw:enhanced-geometry svg:viewBox="0 0 10000 10000" draw:type="fc-predefinedproc" draw:extrusion-first-light-direction="(5 0 -1)" draw:extrusion-second-light-direction="(-5 0 -1)" draw:extrusion-skew="50 -135" draw:enhanced-path="M 0 0 L 10000 0 10000 10000 0 10000 Z N M 1000 0 L 1000 10000 F N M 9000 0 L 9000 10000 F N"/>
        </draw:custom-shape>
        <draw:custom-shape draw:name="&quot;No&quot; Symbol61" draw:style-name="gr10" draw:text-style-name="P2" draw:layer="layout" svg:width="4.875cm" svg:height="3.51cm" svg:x="12.309cm" svg:y="12.644cm">
          <draw:enhanced-geometry svg:viewBox="0 0 10000 10000" draw:type="ss-nosymbol" draw:modifiers="2000" draw:extrusion-first-light-direction="(5 0 -1)" draw:extrusion-second-light-direction="(-5 0 -1)" draw:extrusion-skew="50 -135" draw:enhanced-path="B $0 $0 ?f1 ?f1 ?f3 ?f4 ?f5 ?f6 Z B $0 $0 ?f1 ?f1 ?f7 ?f8 ?f9 ?f10 Z U 5000 5000 10000 10000 0 360 Z N">
            <draw:equation draw:name="f1" draw:formula="10000-$0"/>
            <draw:equation draw:name="f10" draw:formula="-(sin(45*(pi/180))*($0/2)-cos(45*(pi/180))*(-?f1))+5000"/>
            <draw:equation draw:name="f2" draw:formula="sqrt((5000-$0)*(5000-$0) -($0/2) *($0/2) )"/>
            <draw:equation draw:name="f3" draw:formula="(cos(45*(pi/180))*(-$0/2)+sin(45*(pi/180))*(-?f1))+5000"/>
            <draw:equation draw:name="f4" draw:formula="-(sin(45*(pi/180))*(-$0/2)-cos(45*(pi/180))*(-?f1))+5000"/>
            <draw:equation draw:name="f5" draw:formula="(cos(45*(pi/180))*(-$0/2)+sin(45*(pi/180))*(?f1))+5000"/>
            <draw:equation draw:name="f6" draw:formula="-(sin(45*(pi/180))*(-$0/2)-cos(45*(pi/180))*(?f1))+5000"/>
            <draw:equation draw:name="f7" draw:formula="(cos(45*(pi/180))*($0/2)+sin(45*(pi/180))*(?f1))+5000"/>
            <draw:equation draw:name="f8" draw:formula="-(sin(45*(pi/180))*($0/2)-cos(45*(pi/180))*(?f1))+5000"/>
            <draw:equation draw:name="f9" draw:formula="(cos(45*(pi/180))*($0/2)+sin(45*(pi/180))*(-?f1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draw:custom-shape draw:name="Moon61" draw:style-name="gr10" draw:text-style-name="P2" draw:layer="layout" svg:width="4.039cm" svg:height="3.872cm" svg:x="17.268cm" svg:y="7.13cm">
          <draw:enhanced-geometry svg:viewBox="0 0 10000 10000" draw:type="ss-moon" draw:modifiers="5000" draw:extrusion-first-light-direction="(5 0 -1)" draw:extrusion-second-light-direction="(-5 0 -1)" draw:extrusion-skew="50 -135" draw:enhanced-path="M 10000 0 C ?f1 ?f2 $0 2500 $0 5000 $0 7500 ?f1 ?f3 10000 10000 4500 10000 0 7500 0 5000 0 2500 4500 0 10000 0 N">
            <draw:equation draw:name="f1" draw:formula="5000+$0/2"/>
            <draw:equation draw:name="f2" draw:formula="$0 *1794/10000"/>
            <draw:equation draw:name="f3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2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3" draw:style-name="dp1" draw:id="id793" draw:master-page-name="Default" presentation:presentation-page-layout-name="AL2T1">
        <draw:frame draw:name="Title text709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7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Oval Callout70" draw:style-name="gr11" draw:text-style-name="P2" draw:layer="layout" svg:width="5.933cm" svg:height="3.455cm" svg:x="6.684cm" svg:y="8.076cm">
          <draw:enhanced-geometry svg:viewBox="0 0 10000 10000" draw:type="cl-round" draw:modifiers="10000 13000" draw:extrusion-first-light-direction="(5 0 -1)" draw:extrusion-second-light-direction="(-5 0 -1)" draw:extrusion-skew="50 -135" draw:enhanced-path="W 0 0 10000 10000 ?f7 ?f8 ?f5 ?f6 L $0 $1 Z N">
            <draw:equation draw:name="f0" draw:formula="$0-5000"/>
            <draw:equation draw:name="f1" draw:formula="$1-5000"/>
            <draw:equation draw:name="f2" draw:formula="atan2(?f1 ,?f0 )*180/pi"/>
            <draw:equation draw:name="f3" draw:formula="?f2-10"/>
            <draw:equation draw:name="f4" draw:formula="?f2+10"/>
            <draw:equation draw:name="f5" draw:formula="5000*cos(?f3*(pi/180))+5000"/>
            <draw:equation draw:name="f6" draw:formula="5000*sin(?f3*(pi/180))+5000"/>
            <draw:equation draw:name="f7" draw:formula="5000*cos(?f4*(pi/180))+5000"/>
            <draw:equation draw:name="f8" draw:formula="5000*sin(?f4*(pi/180))+5000"/>
            <draw:handle draw:handle-mirror-vertical="false" draw:handle-mirror-horizontal="false" draw:handle-switched="false" draw:handle-position="$0 $1"/>
          </draw:enhanced-geometry>
          <text:p text:style-name="P7"><text:span text:style-name="T1">hello</text:span></text:p>
        </draw:custom-shape>
        <draw:line draw:name="Vertical line61" draw:style-name="gr12" draw:text-style-name="P2" draw:layer="layout" svg:x1="16.321cm" svg:y1="9.135cm" svg:x2="16.321cm" svg:y2="6.573cm"/>
        <draw:connector draw:name="Object Connectors61" draw:style-name="gr13" draw:text-style-name="P2" draw:layer="layout" draw:type="curve" svg:x1="20.665cm" svg:y1="8.132cm" svg:x2="23.144cm" svg:y2="11.446cm"/>
        <draw:line draw:name="Line61" draw:style-name="gr14" draw:text-style-name="P2" draw:layer="layout" svg:x1="15.708cm" svg:y1="13.897cm" svg:x2="22.03cm" svg:y2="13.925cm"/>
        <presentation:notes draw:style-name="dp2">
          <draw:page-thumbnail draw:style-name="gr2" draw:layer="layout" svg:width="13.706cm" svg:height="10.28cm" svg:x="3.647cm" svg:y="2.853cm" draw:page-number="793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4" draw:style-name="dp1" draw:id="id794" draw:master-page-name="Default" presentation:presentation-page-layout-name="AL2T1">
        <draw:frame draw:name="Title text710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8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Vertical Scroll61" draw:style-name="gr10" draw:text-style-name="P2" draw:layer="layout" svg:width="4.652cm" svg:height="4.987cm" svg:x="5.487cm" svg:y="7.937cm">
          <draw:enhanced-geometry svg:viewBox="0 0 12000 10000" draw:type="ss-verticalscroll" draw:modifiers="1000" draw:extrusion-first-light-direction="(5 0 -1)" draw:extrusion-second-light-direction="(-5 0 -1)" draw:extrusion-skew="50 -135" draw:enhanced-path="M ?f4 0 X ?f5 ?f1 Y ?f4 $0 X ?f3 ?f2 Y ?f4 ?f1 L ?f5 ?f1 N M ?f4 $0 L ?f6 $0 N M ?f1 ?f7 X ?f2 ?f8 Y ?f1 ?f9 L $0 ?f9 $0 ?f7 N M $0 ?f9 Y ?f1 10000 N M $0 ?f7 L ?f1 ?f7 X 0 ?f9 Y ?f1 10000 L ?f9 10000 X ?f6 ?f9 L ?f6 $0 ?f10 $0 X 12000 ?f1 Y ?f10 0 L ?f4 0 X $0 ?f1 L $0 ?f7 Z N">
            <draw:equation draw:name="f1" draw:formula="$0/2"/>
            <draw:equation draw:name="f10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draw:custom-shape draw:name="Line Callout 261" draw:style-name="gr10" draw:text-style-name="P2" draw:layer="layout" svg:width="5.181cm" svg:height="3.204cm" svg:x="14.399cm" svg:y="8.494cm">
          <draw:enhanced-geometry svg:viewBox="0 0 10000 10000" draw:type="cl-line2" draw:modifiers="10200 5000 11200 5000 15000 10000" draw:extrusion-first-light-direction="(5 0 -1)" draw:extrusion-second-light-direction="(-5 0 -1)" draw:extrusion-skew="50 -135" draw:enhanced-path="M 0 0 L 0 10000 10000 10000 10000 0 Z N M $0 $1 L $2 $3 $4 $5 F N">
            <draw:handle draw:handle-mirror-vertical="false" draw:handle-mirror-horizontal="false" draw:handle-switched="false" draw:handle-position="$2 $3"/>
            <draw:handle draw:handle-mirror-vertical="false" draw:handle-mirror-horizontal="false" draw:handle-switched="false" draw:handle-position="$4 $5"/>
            <draw:handle draw:handle-mirror-vertical="false" draw:handle-mirror-horizontal="false" draw:handle-switched="false" draw:handle-position="$0 $1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4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5" draw:style-name="dp1" draw:id="id795" draw:master-page-name="Default" presentation:presentation-page-layout-name="AL2T1">
        <draw:frame draw:name="Title text711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59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61" draw:style-name="gr3" svg:width="5.153cm" svg:height="5.627cm" svg:x="16.153cm" svg:y="6.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 5000 125-500 125-500 250-1000 500-2000 500-2000 500-2000 500-2000h-500-500-500-500-250-250"/>
        </dr3d:scene>
        <dr3d:scene draw:name="3D scene362" draw:style-name="gr3" svg:width="4.47cm" svg:height="4.68cm" svg:x="5.793cm" svg:y="7.157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presentation:notes draw:style-name="dp2">
          <draw:page-thumbnail draw:style-name="gr2" draw:layer="layout" svg:width="13.706cm" svg:height="10.28cm" svg:x="3.647cm" svg:y="2.853cm" draw:page-number="795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6" draw:style-name="dp1" draw:id="id796" draw:master-page-name="Default" presentation:presentation-page-layout-name="AL2T1">
        <draw:frame draw:name="Title text712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0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63" draw:style-name="gr3" svg:width="6.126cm" svg:height="4.207cm" svg:x="15.374cm" svg:y="7.491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dr3d:scene draw:name="3D scene364" draw:style-name="gr3" svg:width="6.017cm" svg:height="6.019cm" svg:x="5.014cm" svg:y="6.657cm" dr3d:transform="matrix (1 0 0 0 0.000000000000296712822497533 1 0 -1 0.000000000000296712822497533 0cm 0cm 0cm)" dr3d:vrp="(0 0 10171.4285714286)" dr3d:projection="perspective" dr3d:distance="1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500 -500 1000 1000" svg:d="m1500 0-40 194-107 159-159 107-194 40-195-40-159-107-107-159-39-194 39-194 107-159 159-107 195-40 194 40 159 107 107 159z"/>
        </dr3d:scene>
        <presentation:notes draw:style-name="dp2">
          <draw:page-thumbnail draw:style-name="gr2" draw:layer="layout" svg:width="13.706cm" svg:height="10.28cm" svg:x="3.647cm" svg:y="2.853cm" draw:page-number="796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7" draw:style-name="dp1" draw:id="id797" draw:master-page-name="Default" presentation:presentation-page-layout-name="AL2T1">
        <draw:frame draw:name="Title text713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1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3d:scene draw:name="3D scene365" draw:style-name="gr3" svg:width="3.12cm" svg:height="6.239cm" svg:x="6.907cm" svg:y="7.24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"/>
        </dr3d:scene>
        <dr3d:scene draw:name="3D scene366" draw:style-name="gr3" svg:width="5.153cm" svg:height="3.539cm" svg:x="14.789cm" svg:y="9.08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6250 12500 12500" svg:d="m0-6250h250 1000 1250 2500 2500 2500 2000 500l-32 893-93 875-152 857-209 835-264 812-317 787-368 759-417 729-463 698-508 664-550 628-590 590-628 550-664 508-698 463-730 417-759 368-787 317-812 264-835 209-857 152-875 93-892 32"/>
        </dr3d:scene>
        <presentation:notes draw:style-name="dp2">
          <draw:page-thumbnail draw:style-name="gr2" draw:layer="layout" svg:width="13.706cm" svg:height="10.28cm" svg:x="3.647cm" svg:y="2.853cm" draw:page-number="797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8" draw:style-name="dp1" draw:id="id798" draw:master-page-name="Default" presentation:presentation-page-layout-name="AL2T1">
        <draw:frame draw:name="Title text714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2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Direct Access Storage61" draw:style-name="gr10" draw:text-style-name="P2" draw:layer="layout" svg:width="5.543cm" svg:height="3.037cm" svg:x="6.907cm" svg:y="8.494cm">
          <draw:enhanced-geometry svg:viewBox="0 0 12000 4000" draw:type="fc-directaccess" draw:glue-points="6000 0 4000 2000 6000 4000 0 2000 12000 2000" draw:extrusion-first-light-direction="(5 0 -1)" draw:extrusion-second-light-direction="(-5 0 -1)" draw:extrusion-skew="50 -135" draw:enhanced-path="M 2000 4000 X 0 2000 Y 2000 0 L 10000 0 X 12000 2000 Y 10000 4000 L 2000 4000 Z N M 2000 0 X 4000 2000 Y 2000 4000 F N "/>
        </draw:custom-shape>
        <draw:custom-shape draw:name="5 Point122" draw:style-name="gr10" draw:text-style-name="P2" draw:layer="layout" svg:width="5.181cm" svg:height="3.872cm" svg:x="16.543cm" svg:y="7.743cm">
          <draw:enhanced-geometry svg:viewBox="0 0 10000 8660" draw:type="ss-5point" draw:glue-points="0 3000 5000 0 10000 3000 8200 8660 1800 8660" draw:extrusion-first-light-direction="(5 0 -1)" draw:extrusion-second-light-direction="(-5 0 -1)" draw:extrusion-skew="50 -135" draw:enhanced-path="M 0 3000 L 3700 3000 5000 0 6200 3000 10000 3000 7000 5200 8200 8660 5000 6500 1800 8660 3000 5200 Z N"/>
        </draw:custom-shape>
        <presentation:notes draw:style-name="dp2">
          <draw:page-thumbnail draw:style-name="gr2" draw:layer="layout" svg:width="13.706cm" svg:height="10.28cm" svg:x="3.647cm" svg:y="2.853cm" draw:page-number="798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799" draw:style-name="dp1" draw:id="id799" draw:master-page-name="Default" presentation:presentation-page-layout-name="AL2T1">
        <draw:frame draw:name="Title text715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3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ylinder63" draw:style-name="gr10" draw:text-style-name="P2" draw:layer="layout" svg:width="4.262cm" svg:height="4.318cm" svg:x="6.322cm" svg:y="7.965cm">
          <draw:enhanced-geometry svg:viewBox="0 0 88 21600" draw:type="bs-cylinder" draw:glue-points="0 10800 44 0 44 $0 88 10800 44 21600" draw:modifiers="5400" draw:extrusion-first-light-direction="(5 0 -1)" draw:extrusion-second-light-direction="(-5 0 -1)" draw:extrusion-skew="50 -1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draw:custom-shape draw:name="Block Arc62" draw:style-name="gr10" draw:text-style-name="P2" draw:layer="layout" svg:width="6.657cm" svg:height="5.516cm" svg:x="15.179cm" svg:y="8.856cm">
          <draw:enhanced-geometry svg:viewBox="0 0 10000 10000" draw:type="bs-blockarc" draw:modifiers="0 2000" draw:extrusion-first-light-direction="(5 0 -1)" draw:extrusion-second-light-direction="(-5 0 -1)" draw:extrusion-skew="50 -135" draw:enhanced-path="B 0 0 10000 10000 ?f2 ?f3 ?f4 ?f3  W ?f5 ?f5 ?f6 ?f6 ?f11 ?f10 ?f9 ?f10 Z N">
            <draw:equation draw:name="f0" draw:formula="5000*cos($0*(pi/180))"/>
            <draw:equation draw:name="f1" draw:formula="5000*sin($0*(pi/180))"/>
            <draw:equation draw:name="f10" draw:formula="5000+?f8"/>
            <draw:equation draw:name="f11" draw:formula="10000-?f9"/>
            <draw:equation draw:name="f2" draw:formula="5000+?f0"/>
            <draw:equation draw:name="f3" draw:formula="5000+?f1"/>
            <draw:equation draw:name="f4" draw:formula="10000-?f2"/>
            <draw:equation draw:name="f5" draw:formula="5000-$1"/>
            <draw:equation draw:name="f6" draw:formula="5000+$1"/>
            <draw:equation draw:name="f7" draw:formula="($1)*cos($0*(pi/180))"/>
            <draw:equation draw:name="f8" draw:formula="($1)*sin($0*(pi/180))"/>
            <draw:equation draw:name="f9" draw:formula="5000+?f7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99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800" draw:style-name="dp1" draw:id="id800" draw:master-page-name="Default" presentation:presentation-page-layout-name="AL2T1">
        <draw:frame draw:name="Title text716" presentation:style-name="pr1" draw:text-style-name="P1" draw:layer="layout" svg:width="23.912cm" svg:height="3.508cm" svg:x="2.058cm" svg:y="1.743cm" presentation:class="title" presentation:placeholder="true" presentation:user-transformed="true">
          <draw:text-box/>
        </draw:frame>
        <draw:frame draw:name="Outline Text664" presentation:style-name="pr4" draw:text-style-name="P4" draw:layer="layout" svg:width="23.912cm" svg:height="13.231cm" svg:x="2.058cm" svg:y="5.838cm" presentation:class="outline" presentation:placeholder="true" presentation:user-transformed="true">
          <draw:text-box/>
        </draw:frame>
        <draw:custom-shape draw:name="Chevron123" draw:style-name="gr10" draw:text-style-name="P2" draw:layer="layout" svg:width="7.465cm" svg:height="3.316cm" svg:x="4.818cm" svg:y="8.271cm">
          <draw:enhanced-geometry svg:viewBox="0 0 8000 4000" draw:type="ba-chevron" draw:modifiers="6000" draw:extrusion-first-light-direction="(5 0 -1)" draw:extrusion-second-light-direction="(-5 0 -1)" draw:extrusion-skew="50 -135" draw:enhanced-path="M 0 0 L $0 0 8000 2000 $0 4000 0 4000 ?f1 2000 Z N">
            <draw:equation draw:name="f1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draw:custom-shape draw:name="Bent Up Arrow71" draw:style-name="gr10" draw:text-style-name="P2" draw:layer="layout" svg:width="3.427cm" svg:height="4.736cm" svg:x="16.822cm" svg:y="7.658cm">
          <draw:enhanced-geometry svg:viewBox="0 0 8000 6000" draw:type="ba-bentup" draw:glue-points="0 6000 0 4000 4000 2000 6000 0 8000 2000" draw:extrusion-first-light-direction="(5 0 -1)" draw:extrusion-second-light-direction="(-5 0 -1)" draw:extrusion-skew="50 -135" draw:enhanced-path="M 0 6000 L 0 4000 5000 4000 5000 2000 4000 2000 6000 0 8000 2000 7000 2000 7000 6000 Z N"/>
        </draw:custom-shape>
        <presentation:notes draw:style-name="dp2">
          <draw:page-thumbnail draw:style-name="gr2" draw:layer="layout" svg:width="13.706cm" svg:height="10.28cm" svg:x="3.647cm" svg:y="2.853cm" draw:page-number="800" presentation:class="page"/>
          <draw:frame presentation:style-name="pr3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00" draw:display-name="Gradient 100" draw:style="linear" draw:start-color="#000000" draw:end-color="#ffffff" draw:start-intensity="100%" draw:end-intensity="100%" draw:angle="0" draw:border="0%"/>
    <draw:gradient draw:name="Gradient_20_101" draw:display-name="Gradient 101" draw:style="linear" draw:start-color="#000000" draw:end-color="#ffffff" draw:start-intensity="100%" draw:end-intensity="100%" draw:angle="0" draw:border="0%"/>
    <draw:gradient draw:name="Gradient_20_102" draw:display-name="Gradient 102" draw:style="linear" draw:start-color="#000000" draw:end-color="#ffffff" draw:start-intensity="100%" draw:end-intensity="100%" draw:angle="0" draw:border="0%"/>
    <draw:gradient draw:name="Gradient_20_103" draw:display-name="Gradient 103" draw:style="linear" draw:start-color="#000000" draw:end-color="#ffffff" draw:start-intensity="100%" draw:end-intensity="100%" draw:angle="0" draw:border="0%"/>
    <draw:gradient draw:name="Gradient_20_104" draw:display-name="Gradient 104" draw:style="linear" draw:start-color="#000000" draw:end-color="#ffffff" draw:start-intensity="100%" draw:end-intensity="100%" draw:angle="0" draw:border="0%"/>
    <draw:gradient draw:name="Gradient_20_105" draw:display-name="Gradient 105" draw:style="linear" draw:start-color="#000000" draw:end-color="#ffffff" draw:start-intensity="100%" draw:end-intensity="100%" draw:angle="0" draw:border="0%"/>
    <draw:gradient draw:name="Gradient_20_106" draw:display-name="Gradient 106" draw:style="linear" draw:start-color="#000000" draw:end-color="#ffffff" draw:start-intensity="100%" draw:end-intensity="100%" draw:angle="0" draw:border="0%"/>
    <draw:gradient draw:name="Gradient_20_107" draw:display-name="Gradient 107" draw:style="linear" draw:start-color="#000000" draw:end-color="#ffffff" draw:start-intensity="100%" draw:end-intensity="100%" draw:angle="0" draw:border="0%"/>
    <draw:gradient draw:name="Gradient_20_108" draw:display-name="Gradient 108" draw:style="linear" draw:start-color="#000000" draw:end-color="#ffffff" draw:start-intensity="100%" draw:end-intensity="100%" draw:angle="0" draw:border="0%"/>
    <draw:gradient draw:name="Gradient_20_109" draw:display-name="Gradient 109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10" draw:display-name="Gradient 110" draw:style="linear" draw:start-color="#000000" draw:end-color="#ffffff" draw:start-intensity="100%" draw:end-intensity="100%" draw:angle="0" draw:border="0%"/>
    <draw:gradient draw:name="Gradient_20_111" draw:display-name="Gradient 111" draw:style="linear" draw:start-color="#000000" draw:end-color="#ffffff" draw:start-intensity="100%" draw:end-intensity="100%" draw:angle="0" draw:border="0%"/>
    <draw:gradient draw:name="Gradient_20_112" draw:display-name="Gradient 112" draw:style="linear" draw:start-color="#000000" draw:end-color="#ffffff" draw:start-intensity="100%" draw:end-intensity="100%" draw:angle="0" draw:border="0%"/>
    <draw:gradient draw:name="Gradient_20_113" draw:display-name="Gradient 113" draw:style="linear" draw:start-color="#000000" draw:end-color="#ffffff" draw:start-intensity="100%" draw:end-intensity="100%" draw:angle="0" draw:border="0%"/>
    <draw:gradient draw:name="Gradient_20_114" draw:display-name="Gradient 114" draw:style="linear" draw:start-color="#000000" draw:end-color="#ffffff" draw:start-intensity="100%" draw:end-intensity="100%" draw:angle="0" draw:border="0%"/>
    <draw:gradient draw:name="Gradient_20_115" draw:display-name="Gradient 115" draw:style="linear" draw:start-color="#000000" draw:end-color="#ffffff" draw:start-intensity="100%" draw:end-intensity="100%" draw:angle="0" draw:border="0%"/>
    <draw:gradient draw:name="Gradient_20_116" draw:display-name="Gradient 116" draw:style="linear" draw:start-color="#000000" draw:end-color="#ffffff" draw:start-intensity="100%" draw:end-intensity="100%" draw:angle="0" draw:border="0%"/>
    <draw:gradient draw:name="Gradient_20_117" draw:display-name="Gradient 117" draw:style="linear" draw:start-color="#000000" draw:end-color="#ffffff" draw:start-intensity="100%" draw:end-intensity="100%" draw:angle="0" draw:border="0%"/>
    <draw:gradient draw:name="Gradient_20_118" draw:display-name="Gradient 118" draw:style="linear" draw:start-color="#000000" draw:end-color="#ffffff" draw:start-intensity="100%" draw:end-intensity="100%" draw:angle="0" draw:border="0%"/>
    <draw:gradient draw:name="Gradient_20_119" draw:display-name="Gradient 119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20" draw:display-name="Gradient 120" draw:style="linear" draw:start-color="#000000" draw:end-color="#ffffff" draw:start-intensity="100%" draw:end-intensity="100%" draw:angle="0" draw:border="0%"/>
    <draw:gradient draw:name="Gradient_20_121" draw:display-name="Gradient 121" draw:style="linear" draw:start-color="#000000" draw:end-color="#ffffff" draw:start-intensity="100%" draw:end-intensity="100%" draw:angle="0" draw:border="0%"/>
    <draw:gradient draw:name="Gradient_20_122" draw:display-name="Gradient 122" draw:style="linear" draw:start-color="#000000" draw:end-color="#ffffff" draw:start-intensity="100%" draw:end-intensity="100%" draw:angle="0" draw:border="0%"/>
    <draw:gradient draw:name="Gradient_20_123" draw:display-name="Gradient 123" draw:style="linear" draw:start-color="#000000" draw:end-color="#ffffff" draw:start-intensity="100%" draw:end-intensity="100%" draw:angle="0" draw:border="0%"/>
    <draw:gradient draw:name="Gradient_20_124" draw:display-name="Gradient 124" draw:style="linear" draw:start-color="#000000" draw:end-color="#ffffff" draw:start-intensity="100%" draw:end-intensity="100%" draw:angle="0" draw:border="0%"/>
    <draw:gradient draw:name="Gradient_20_125" draw:display-name="Gradient 125" draw:style="linear" draw:start-color="#000000" draw:end-color="#ffffff" draw:start-intensity="100%" draw:end-intensity="100%" draw:angle="0" draw:border="0%"/>
    <draw:gradient draw:name="Gradient_20_126" draw:display-name="Gradient 126" draw:style="linear" draw:start-color="#000000" draw:end-color="#ffffff" draw:start-intensity="100%" draw:end-intensity="100%" draw:angle="0" draw:border="0%"/>
    <draw:gradient draw:name="Gradient_20_127" draw:display-name="Gradient 127" draw:style="linear" draw:start-color="#000000" draw:end-color="#ffffff" draw:start-intensity="100%" draw:end-intensity="100%" draw:angle="0" draw:border="0%"/>
    <draw:gradient draw:name="Gradient_20_128" draw:display-name="Gradient 128" draw:style="linear" draw:start-color="#000000" draw:end-color="#ffffff" draw:start-intensity="100%" draw:end-intensity="100%" draw:angle="0" draw:border="0%"/>
    <draw:gradient draw:name="Gradient_20_129" draw:display-name="Gradient 129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30" draw:display-name="Gradient 130" draw:style="linear" draw:start-color="#000000" draw:end-color="#ffffff" draw:start-intensity="100%" draw:end-intensity="100%" draw:angle="0" draw:border="0%"/>
    <draw:gradient draw:name="Gradient_20_131" draw:display-name="Gradient 131" draw:style="linear" draw:start-color="#000000" draw:end-color="#ffffff" draw:start-intensity="100%" draw:end-intensity="100%" draw:angle="0" draw:border="0%"/>
    <draw:gradient draw:name="Gradient_20_132" draw:display-name="Gradient 132" draw:style="linear" draw:start-color="#000000" draw:end-color="#ffffff" draw:start-intensity="100%" draw:end-intensity="100%" draw:angle="0" draw:border="0%"/>
    <draw:gradient draw:name="Gradient_20_133" draw:display-name="Gradient 13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17" draw:display-name="Gradient 17" draw:style="linear" draw:start-color="#000000" draw:end-color="#ffffff" draw:start-intensity="100%" draw:end-intensity="100%" draw:angle="0" draw:border="0%"/>
    <draw:gradient draw:name="Gradient_20_18" draw:display-name="Gradient 18" draw:style="linear" draw:start-color="#000000" draw:end-color="#ffffff" draw:start-intensity="100%" draw:end-intensity="100%" draw:angle="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0" draw:display-name="Gradient 20" draw:style="linear" draw:start-color="#000000" draw:end-color="#ffffff" draw:start-intensity="100%" draw:end-intensity="100%" draw:angle="0" draw:border="0%"/>
    <draw:gradient draw:name="Gradient_20_21" draw:display-name="Gradient 21" draw:style="linear" draw:start-color="#000000" draw:end-color="#ffffff" draw:start-intensity="100%" draw:end-intensity="100%" draw:angle="0" draw:border="0%"/>
    <draw:gradient draw:name="Gradient_20_22" draw:display-name="Gradient 22" draw:style="linear" draw:start-color="#000000" draw:end-color="#ffffff" draw:start-intensity="100%" draw:end-intensity="100%" draw:angle="0" draw:border="0%"/>
    <draw:gradient draw:name="Gradient_20_23" draw:display-name="Gradient 23" draw:style="linear" draw:start-color="#000000" draw:end-color="#ffffff" draw:start-intensity="100%" draw:end-intensity="100%" draw:angle="0" draw:border="0%"/>
    <draw:gradient draw:name="Gradient_20_24" draw:display-name="Gradient 24" draw:style="linear" draw:start-color="#000000" draw:end-color="#ffffff" draw:start-intensity="100%" draw:end-intensity="100%" draw:angle="0" draw:border="0%"/>
    <draw:gradient draw:name="Gradient_20_25" draw:display-name="Gradient 25" draw:style="linear" draw:start-color="#000000" draw:end-color="#ffffff" draw:start-intensity="100%" draw:end-intensity="100%" draw:angle="0" draw:border="0%"/>
    <draw:gradient draw:name="Gradient_20_26" draw:display-name="Gradient 26" draw:style="linear" draw:start-color="#000000" draw:end-color="#ffffff" draw:start-intensity="100%" draw:end-intensity="100%" draw:angle="0" draw:border="0%"/>
    <draw:gradient draw:name="Gradient_20_27" draw:display-name="Gradient 27" draw:style="linear" draw:start-color="#000000" draw:end-color="#ffffff" draw:start-intensity="100%" draw:end-intensity="100%" draw:angle="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Gradient_20_29" draw:display-name="Gradient 29" draw:style="linear" draw:start-color="#000000" draw:end-color="#ffffff" draw:start-intensity="100%" draw:end-intensity="100%" draw:angle="0" draw:border="0%"/>
    <draw:gradient draw:name="Gradient_20_30" draw:display-name="Gradient 30" draw:style="linear" draw:start-color="#000000" draw:end-color="#ffffff" draw:start-intensity="100%" draw:end-intensity="100%" draw:angle="0" draw:border="0%"/>
    <draw:gradient draw:name="Gradient_20_31" draw:display-name="Gradient 31" draw:style="linear" draw:start-color="#000000" draw:end-color="#ffffff" draw:start-intensity="100%" draw:end-intensity="100%" draw:angle="0" draw:border="0%"/>
    <draw:gradient draw:name="Gradient_20_32" draw:display-name="Gradient 32" draw:style="linear" draw:start-color="#000000" draw:end-color="#ffffff" draw:start-intensity="100%" draw:end-intensity="100%" draw:angle="0" draw:border="0%"/>
    <draw:gradient draw:name="Gradient_20_33" draw:display-name="Gradient 33" draw:style="linear" draw:start-color="#000000" draw:end-color="#ffffff" draw:start-intensity="100%" draw:end-intensity="100%" draw:angle="0" draw:border="0%"/>
    <draw:gradient draw:name="Gradient_20_34" draw:display-name="Gradient 34" draw:style="linear" draw:start-color="#000000" draw:end-color="#ffffff" draw:start-intensity="100%" draw:end-intensity="100%" draw:angle="0" draw:border="0%"/>
    <draw:gradient draw:name="Gradient_20_35" draw:display-name="Gradient 35" draw:style="linear" draw:start-color="#000000" draw:end-color="#ffffff" draw:start-intensity="100%" draw:end-intensity="100%" draw:angle="0" draw:border="0%"/>
    <draw:gradient draw:name="Gradient_20_36" draw:display-name="Gradient 36" draw:style="linear" draw:start-color="#000000" draw:end-color="#ffffff" draw:start-intensity="100%" draw:end-intensity="100%" draw:angle="0" draw:border="0%"/>
    <draw:gradient draw:name="Gradient_20_37" draw:display-name="Gradient 37" draw:style="linear" draw:start-color="#000000" draw:end-color="#ffffff" draw:start-intensity="100%" draw:end-intensity="100%" draw:angle="0" draw:border="0%"/>
    <draw:gradient draw:name="Gradient_20_38" draw:display-name="Gradient 38" draw:style="linear" draw:start-color="#000000" draw:end-color="#ffffff" draw:start-intensity="100%" draw:end-intensity="100%" draw:angle="0" draw:border="0%"/>
    <draw:gradient draw:name="Gradient_20_39" draw:display-name="Gradient 39" draw:style="linear" draw:start-color="#000000" draw:end-color="#ffffff" draw:start-intensity="100%" draw:end-intensity="100%" draw:angle="0" draw:border="0%"/>
    <draw:gradient draw:name="Gradient_20_40" draw:display-name="Gradient 40" draw:style="linear" draw:start-color="#000000" draw:end-color="#ffffff" draw:start-intensity="100%" draw:end-intensity="100%" draw:angle="0" draw:border="0%"/>
    <draw:gradient draw:name="Gradient_20_41" draw:display-name="Gradient 41" draw:style="linear" draw:start-color="#000000" draw:end-color="#ffffff" draw:start-intensity="100%" draw:end-intensity="100%" draw:angle="0" draw:border="0%"/>
    <draw:gradient draw:name="Gradient_20_42" draw:display-name="Gradient 42" draw:style="linear" draw:start-color="#000000" draw:end-color="#ffffff" draw:start-intensity="100%" draw:end-intensity="100%" draw:angle="0" draw:border="0%"/>
    <draw:gradient draw:name="Gradient_20_43" draw:display-name="Gradient 43" draw:style="linear" draw:start-color="#000000" draw:end-color="#ffffff" draw:start-intensity="100%" draw:end-intensity="100%" draw:angle="0" draw:border="0%"/>
    <draw:gradient draw:name="Gradient_20_44" draw:display-name="Gradient 44" draw:style="linear" draw:start-color="#000000" draw:end-color="#ffffff" draw:start-intensity="100%" draw:end-intensity="100%" draw:angle="0" draw:border="0%"/>
    <draw:gradient draw:name="Gradient_20_45" draw:display-name="Gradient 45" draw:style="linear" draw:start-color="#000000" draw:end-color="#ffffff" draw:start-intensity="100%" draw:end-intensity="100%" draw:angle="0" draw:border="0%"/>
    <draw:gradient draw:name="Gradient_20_46" draw:display-name="Gradient 46" draw:style="linear" draw:start-color="#000000" draw:end-color="#ffffff" draw:start-intensity="100%" draw:end-intensity="100%" draw:angle="0" draw:border="0%"/>
    <draw:gradient draw:name="Gradient_20_47" draw:display-name="Gradient 47" draw:style="linear" draw:start-color="#000000" draw:end-color="#ffffff" draw:start-intensity="100%" draw:end-intensity="100%" draw:angle="0" draw:border="0%"/>
    <draw:gradient draw:name="Gradient_20_48" draw:display-name="Gradient 48" draw:style="linear" draw:start-color="#000000" draw:end-color="#ffffff" draw:start-intensity="100%" draw:end-intensity="100%" draw:angle="0" draw:border="0%"/>
    <draw:gradient draw:name="Gradient_20_49" draw:display-name="Gradient 49" draw:style="linear" draw:start-color="#000000" draw:end-color="#ffffff" draw:start-intensity="100%" draw:end-intensity="100%" draw:angle="0" draw:border="0%"/>
    <draw:gradient draw:name="Gradient_20_50" draw:display-name="Gradient 50" draw:style="linear" draw:start-color="#000000" draw:end-color="#ffffff" draw:start-intensity="100%" draw:end-intensity="100%" draw:angle="0" draw:border="0%"/>
    <draw:gradient draw:name="Gradient_20_51" draw:display-name="Gradient 51" draw:style="linear" draw:start-color="#000000" draw:end-color="#ffffff" draw:start-intensity="100%" draw:end-intensity="100%" draw:angle="0" draw:border="0%"/>
    <draw:gradient draw:name="Gradient_20_52" draw:display-name="Gradient 52" draw:style="linear" draw:start-color="#000000" draw:end-color="#ffffff" draw:start-intensity="100%" draw:end-intensity="100%" draw:angle="0" draw:border="0%"/>
    <draw:gradient draw:name="Gradient_20_53" draw:display-name="Gradient 53" draw:style="linear" draw:start-color="#000000" draw:end-color="#ffffff" draw:start-intensity="100%" draw:end-intensity="100%" draw:angle="0" draw:border="0%"/>
    <draw:gradient draw:name="Gradient_20_54" draw:display-name="Gradient 54" draw:style="linear" draw:start-color="#000000" draw:end-color="#ffffff" draw:start-intensity="100%" draw:end-intensity="100%" draw:angle="0" draw:border="0%"/>
    <draw:gradient draw:name="Gradient_20_55" draw:display-name="Gradient 55" draw:style="linear" draw:start-color="#000000" draw:end-color="#ffffff" draw:start-intensity="100%" draw:end-intensity="100%" draw:angle="0" draw:border="0%"/>
    <draw:gradient draw:name="Gradient_20_56" draw:display-name="Gradient 56" draw:style="linear" draw:start-color="#000000" draw:end-color="#ffffff" draw:start-intensity="100%" draw:end-intensity="100%" draw:angle="0" draw:border="0%"/>
    <draw:gradient draw:name="Gradient_20_57" draw:display-name="Gradient 57" draw:style="linear" draw:start-color="#000000" draw:end-color="#ffffff" draw:start-intensity="100%" draw:end-intensity="100%" draw:angle="0" draw:border="0%"/>
    <draw:gradient draw:name="Gradient_20_58" draw:display-name="Gradient 58" draw:style="linear" draw:start-color="#000000" draw:end-color="#ffffff" draw:start-intensity="100%" draw:end-intensity="100%" draw:angle="0" draw:border="0%"/>
    <draw:gradient draw:name="Gradient_20_59" draw:display-name="Gradient 59" draw:style="linear" draw:start-color="#000000" draw:end-color="#ffffff" draw:start-intensity="100%" draw:end-intensity="100%" draw:angle="0" draw:border="0%"/>
    <draw:gradient draw:name="Gradient_20_60" draw:display-name="Gradient 60" draw:style="linear" draw:start-color="#000000" draw:end-color="#ffffff" draw:start-intensity="100%" draw:end-intensity="100%" draw:angle="0" draw:border="0%"/>
    <draw:gradient draw:name="Gradient_20_61" draw:display-name="Gradient 61" draw:style="linear" draw:start-color="#000000" draw:end-color="#ffffff" draw:start-intensity="100%" draw:end-intensity="100%" draw:angle="0" draw:border="0%"/>
    <draw:gradient draw:name="Gradient_20_62" draw:display-name="Gradient 62" draw:style="linear" draw:start-color="#000000" draw:end-color="#ffffff" draw:start-intensity="100%" draw:end-intensity="100%" draw:angle="0" draw:border="0%"/>
    <draw:gradient draw:name="Gradient_20_63" draw:display-name="Gradient 63" draw:style="linear" draw:start-color="#000000" draw:end-color="#ffffff" draw:start-intensity="100%" draw:end-intensity="100%" draw:angle="0" draw:border="0%"/>
    <draw:gradient draw:name="Gradient_20_64" draw:display-name="Gradient 64" draw:style="linear" draw:start-color="#000000" draw:end-color="#ffffff" draw:start-intensity="100%" draw:end-intensity="100%" draw:angle="0" draw:border="0%"/>
    <draw:gradient draw:name="Gradient_20_65" draw:display-name="Gradient 65" draw:style="linear" draw:start-color="#000000" draw:end-color="#ffffff" draw:start-intensity="100%" draw:end-intensity="100%" draw:angle="0" draw:border="0%"/>
    <draw:gradient draw:name="Gradient_20_66" draw:display-name="Gradient 66" draw:style="linear" draw:start-color="#000000" draw:end-color="#ffffff" draw:start-intensity="100%" draw:end-intensity="100%" draw:angle="0" draw:border="0%"/>
    <draw:gradient draw:name="Gradient_20_67" draw:display-name="Gradient 67" draw:style="linear" draw:start-color="#000000" draw:end-color="#ffffff" draw:start-intensity="100%" draw:end-intensity="100%" draw:angle="0" draw:border="0%"/>
    <draw:gradient draw:name="Gradient_20_68" draw:display-name="Gradient 68" draw:style="linear" draw:start-color="#000000" draw:end-color="#ffffff" draw:start-intensity="100%" draw:end-intensity="100%" draw:angle="0" draw:border="0%"/>
    <draw:gradient draw:name="Gradient_20_69" draw:display-name="Gradient 69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70" draw:display-name="Gradient 70" draw:style="linear" draw:start-color="#000000" draw:end-color="#ffffff" draw:start-intensity="100%" draw:end-intensity="100%" draw:angle="0" draw:border="0%"/>
    <draw:gradient draw:name="Gradient_20_71" draw:display-name="Gradient 71" draw:style="linear" draw:start-color="#000000" draw:end-color="#ffffff" draw:start-intensity="100%" draw:end-intensity="100%" draw:angle="0" draw:border="0%"/>
    <draw:gradient draw:name="Gradient_20_72" draw:display-name="Gradient 72" draw:style="linear" draw:start-color="#000000" draw:end-color="#ffffff" draw:start-intensity="100%" draw:end-intensity="100%" draw:angle="0" draw:border="0%"/>
    <draw:gradient draw:name="Gradient_20_73" draw:display-name="Gradient 73" draw:style="linear" draw:start-color="#000000" draw:end-color="#ffffff" draw:start-intensity="100%" draw:end-intensity="100%" draw:angle="0" draw:border="0%"/>
    <draw:gradient draw:name="Gradient_20_74" draw:display-name="Gradient 74" draw:style="linear" draw:start-color="#000000" draw:end-color="#ffffff" draw:start-intensity="100%" draw:end-intensity="100%" draw:angle="0" draw:border="0%"/>
    <draw:gradient draw:name="Gradient_20_75" draw:display-name="Gradient 75" draw:style="linear" draw:start-color="#000000" draw:end-color="#ffffff" draw:start-intensity="100%" draw:end-intensity="100%" draw:angle="0" draw:border="0%"/>
    <draw:gradient draw:name="Gradient_20_76" draw:display-name="Gradient 76" draw:style="linear" draw:start-color="#000000" draw:end-color="#ffffff" draw:start-intensity="100%" draw:end-intensity="100%" draw:angle="0" draw:border="0%"/>
    <draw:gradient draw:name="Gradient_20_77" draw:display-name="Gradient 77" draw:style="linear" draw:start-color="#000000" draw:end-color="#ffffff" draw:start-intensity="100%" draw:end-intensity="100%" draw:angle="0" draw:border="0%"/>
    <draw:gradient draw:name="Gradient_20_78" draw:display-name="Gradient 78" draw:style="linear" draw:start-color="#000000" draw:end-color="#ffffff" draw:start-intensity="100%" draw:end-intensity="100%" draw:angle="0" draw:border="0%"/>
    <draw:gradient draw:name="Gradient_20_79" draw:display-name="Gradient 79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80" draw:display-name="Gradient 80" draw:style="linear" draw:start-color="#000000" draw:end-color="#ffffff" draw:start-intensity="100%" draw:end-intensity="100%" draw:angle="0" draw:border="0%"/>
    <draw:gradient draw:name="Gradient_20_81" draw:display-name="Gradient 81" draw:style="linear" draw:start-color="#000000" draw:end-color="#ffffff" draw:start-intensity="100%" draw:end-intensity="100%" draw:angle="0" draw:border="0%"/>
    <draw:gradient draw:name="Gradient_20_82" draw:display-name="Gradient 82" draw:style="linear" draw:start-color="#000000" draw:end-color="#ffffff" draw:start-intensity="100%" draw:end-intensity="100%" draw:angle="0" draw:border="0%"/>
    <draw:gradient draw:name="Gradient_20_83" draw:display-name="Gradient 83" draw:style="linear" draw:start-color="#000000" draw:end-color="#ffffff" draw:start-intensity="100%" draw:end-intensity="100%" draw:angle="0" draw:border="0%"/>
    <draw:gradient draw:name="Gradient_20_84" draw:display-name="Gradient 84" draw:style="linear" draw:start-color="#000000" draw:end-color="#ffffff" draw:start-intensity="100%" draw:end-intensity="100%" draw:angle="0" draw:border="0%"/>
    <draw:gradient draw:name="Gradient_20_85" draw:display-name="Gradient 85" draw:style="linear" draw:start-color="#000000" draw:end-color="#ffffff" draw:start-intensity="100%" draw:end-intensity="100%" draw:angle="0" draw:border="0%"/>
    <draw:gradient draw:name="Gradient_20_86" draw:display-name="Gradient 86" draw:style="linear" draw:start-color="#000000" draw:end-color="#ffffff" draw:start-intensity="100%" draw:end-intensity="100%" draw:angle="0" draw:border="0%"/>
    <draw:gradient draw:name="Gradient_20_87" draw:display-name="Gradient 87" draw:style="linear" draw:start-color="#000000" draw:end-color="#ffffff" draw:start-intensity="100%" draw:end-intensity="100%" draw:angle="0" draw:border="0%"/>
    <draw:gradient draw:name="Gradient_20_88" draw:display-name="Gradient 88" draw:style="linear" draw:start-color="#000000" draw:end-color="#ffffff" draw:start-intensity="100%" draw:end-intensity="100%" draw:angle="0" draw:border="0%"/>
    <draw:gradient draw:name="Gradient_20_89" draw:display-name="Gradient 89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Gradient_20_90" draw:display-name="Gradient 90" draw:style="linear" draw:start-color="#000000" draw:end-color="#ffffff" draw:start-intensity="100%" draw:end-intensity="100%" draw:angle="0" draw:border="0%"/>
    <draw:gradient draw:name="Gradient_20_91" draw:display-name="Gradient 91" draw:style="linear" draw:start-color="#000000" draw:end-color="#ffffff" draw:start-intensity="100%" draw:end-intensity="100%" draw:angle="0" draw:border="0%"/>
    <draw:gradient draw:name="Gradient_20_92" draw:display-name="Gradient 92" draw:style="linear" draw:start-color="#000000" draw:end-color="#ffffff" draw:start-intensity="100%" draw:end-intensity="100%" draw:angle="0" draw:border="0%"/>
    <draw:gradient draw:name="Gradient_20_93" draw:display-name="Gradient 93" draw:style="linear" draw:start-color="#000000" draw:end-color="#ffffff" draw:start-intensity="100%" draw:end-intensity="100%" draw:angle="0" draw:border="0%"/>
    <draw:gradient draw:name="Gradient_20_94" draw:display-name="Gradient 94" draw:style="linear" draw:start-color="#000000" draw:end-color="#ffffff" draw:start-intensity="100%" draw:end-intensity="100%" draw:angle="0" draw:border="0%"/>
    <draw:gradient draw:name="Gradient_20_95" draw:display-name="Gradient 95" draw:style="linear" draw:start-color="#000000" draw:end-color="#ffffff" draw:start-intensity="100%" draw:end-intensity="100%" draw:angle="0" draw:border="0%"/>
    <draw:gradient draw:name="Gradient_20_96" draw:display-name="Gradient 96" draw:style="linear" draw:start-color="#000000" draw:end-color="#ffffff" draw:start-intensity="100%" draw:end-intensity="100%" draw:angle="0" draw:border="0%"/>
    <draw:gradient draw:name="Gradient_20_97" draw:display-name="Gradient 97" draw:style="linear" draw:start-color="#000000" draw:end-color="#ffffff" draw:start-intensity="100%" draw:end-intensity="100%" draw:angle="0" draw:border="0%"/>
    <draw:gradient draw:name="Gradient_20_98" draw:display-name="Gradient 98" draw:style="linear" draw:start-color="#000000" draw:end-color="#ffffff" draw:start-intensity="100%" draw:end-intensity="100%" draw:angle="0" draw:border="0%"/>
    <draw:gradient draw:name="Gradient_20_99" draw:display-name="Gradient 9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'Times New Roman'" style:font-family-generic="roman" style:font-pitch="variable" fo:font-size="24pt" fo:font-style="normal" fo:text-shadow="none" fo:font-weight="normal" style:font-family-asian="SimSun-18030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fo:font-family="'Times New Roman'" style:font-family-generic="roman" style:font-pitch="variable" fo:font-size="44pt" fo:font-style="normal" fo:text-shadow="none" fo:font-weight="normal" style:font-family-asian="SimSun-18030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-18030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SimSun-18030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-18030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none" presentation:display-footer="true" presentation:display-page-number="false" presentation:display-date-time="true"/>
    </style:style>
    <style:style style:name="pr1" style:family="presentation" style:parent-style-name="backgroundobjects">
      <style:graphic-properties draw:stroke="none" draw:fill="none" draw:fill-color="#ffffff" fo:min-height="0.952cm"/>
    </style:style>
    <style:style style:name="pr2" style:family="presentation" style:parent-style-name="Default-backgroundobjects">
      <style:graphic-properties draw:stroke="none" draw:fill="none" draw:fill-color="#ffffff" fo:min-height="1.0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1" draw:text-style-name="P2" draw:layer="backgroundobjects" svg:width="10.794cm" svg:height="0.953cm" svg:x="2cm" svg:y="0.64cm" presentation:class="header">
        <draw:text-box>
          <text:p text:style-name="P1"><presentation:header/></text:p>
        </draw:text-box>
      </draw:frame>
      <draw:frame presentation:style-name="pr1" draw:text-style-name="P2" draw:layer="backgroundobjects" svg:width="10.794cm" svg:height="0.953cm" svg:x="16.906cm" svg:y="0.64cm" presentation:class="date-time">
        <draw:text-box>
          <text:p text:style-name="P1"><presentation:date-time/></text:p>
        </draw:text-box>
      </draw:frame>
      <draw:frame presentation:style-name="pr1" draw:text-style-name="P2" draw:layer="backgroundobjects" svg:width="10.794cm" svg:height="0.953cm" svg:x="2cm" svg:y="19.391cm" presentation:class="footer">
        <draw:text-box>
          <text:p text:style-name="P1"><presentation:footer/></text:p>
        </draw:text-box>
      </draw:frame>
      <draw:frame presentation:style-name="pr1" draw:text-style-name="P2" draw:layer="backgroundobjects" svg:width="10.794cm" svg:height="0.953cm" svg:x="16.906cm" svg:y="19.391cm" presentation:class="page-number">
        <draw:text-box>
          <text:p text:style-name="P1"><text:page-number>Number Field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Default" style:page-layout-name="PM1" draw:style-name="dp1">
      <draw:frame presentation:style-name="pr2" draw:text-style-name="P2" draw:layer="backgroundobjects" svg:width="8.4cm" svg:height="1.009cm" svg:x="2.058cm" svg:y="19.551cm" presentation:class="date-time">
        <draw:text-box>
          <text:p text:style-name="P1"><presentation:date-time/></text:p>
        </draw:text-box>
      </draw:frame>
      <draw:frame presentation:style-name="pr2" draw:text-style-name="P2" draw:layer="backgroundobjects" svg:width="6.72cm" svg:height="1.009cm" svg:x="10.654cm" svg:y="19.551cm" presentation:class="page-number">
        <draw:text-box>
          <text:p text:style-name="P1"><text:page-number>Number Field</text:page-number></text:p>
        </draw:text-box>
      </draw:frame>
      <draw:frame presentation:style-name="pr2" draw:text-style-name="P2" draw:layer="backgroundobjects" svg:width="8.4cm" svg:height="1.009cm" svg:x="17.57cm" svg:y="19.551cm" presentation:class="footer">
        <draw:text-box>
          <text:p text:style-name="P1"><presentation:footer/></text:p>
        </draw:text-box>
      </draw:frame>
      <draw:frame presentation:style-name="Default-title" draw:layer="backgroundobjects" svg:width="23.912cm" svg:height="3.507cm" svg:x="2.058cm" svg:y="1.743cm" presentation:class="title" presentation:placeholder="true">
        <draw:text-box/>
      </draw:frame>
      <draw:frame presentation:style-name="Default-outline1" draw:layer="backgroundobjects" svg:width="23.912cm" svg:height="13.23cm" svg:x="2.058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6cm" svg:height="10.28cm" svg:x="3.647cm" svg:y="2.853cm" presentation:class="page"/>
        <draw:frame presentation:style-name="Default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meta>
    <meta:generator>productivity tools   (Win32)</meta:generator>
    <!--645(Build:8693)-->
    <meta:initial-creator>wangz</meta:initial-creator>
    <meta:creation-date>2006-01-13T16:53:04</meta:creation-date>
    <dc:creator>hongyf</dc:creator>
    <dc:date>2009-04-01T17:18:32</dc:date>
    <dc:language>en-US</dc:language>
    <meta:editing-cycles>2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object-count="5318"/>
  </office:meta>
</office:document-meta>
</file>